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791in"/>
    </style:style>
    <style:style style:name="co3" style:family="table-column">
      <style:table-column-properties fo:break-before="auto" style:column-width="1.2701in"/>
    </style:style>
    <style:style style:name="co4" style:family="table-column">
      <style:table-column-properties fo:break-before="auto" style:column-width="0.7756in"/>
    </style:style>
    <style:style style:name="co5" style:family="table-column">
      <style:table-column-properties fo:break-before="auto" style:column-width="1.8709in"/>
    </style:style>
    <style:style style:name="co6" style:family="table-column">
      <style:table-column-properties fo:break-before="auto" style:column-width="0.8618in"/>
    </style:style>
    <style:style style:name="co7" style:family="table-column">
      <style:table-column-properties fo:break-before="auto" style:column-width="1.2591in"/>
    </style:style>
    <style:style style:name="co8" style:family="table-column">
      <style:table-column-properties fo:break-before="auto" style:column-width="0.9693in"/>
    </style:style>
    <style:style style:name="co9" style:family="table-column">
      <style:table-column-properties fo:break-before="auto" style:column-width="1.1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vám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Substantiv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mething/thing</text:p>
          </table:table-cell>
          <table:table-cell office:value-type="string" calcext:value-type="string">
            <text:p>bod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á-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string" calcext:value-type="string">
            <text:p>अ॒हम्</text:p>
          </table:table-cell>
          <table:table-cell office:value-type="string" calcext:value-type="string">
            <text:p>त्वम्</text:p>
          </table:table-cell>
          <table:table-cell office:value-type="string" calcext:value-type="string">
            <text:p>कश्चि॑त्</text:p>
          </table:table-cell>
          <table:table-cell office:value-type="string" calcext:value-type="string">
            <text:p>नरः॑</text:p>
          </table:table-cell>
          <table:table-cell office:value-type="string" calcext:value-type="string">
            <text:p>किञ्चि॑त्</text:p>
          </table:table-cell>
          <table:table-cell office:value-type="string" calcext:value-type="string">
            <text:p>त॒नूः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ám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Relational substantives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p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á- ~ tá-</text:p>
          </table:table-cell>
          <table:table-cell office:value-type="float" office:value="590" calcext:value-type="float">
            <text:p>5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Determiner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other~else~anot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índra-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string" calcext:value-type="string">
            <text:p>इ॒दम्</text:p>
          </table:table-cell>
          <table:table-cell office:value-type="string" calcext:value-type="string">
            <text:p>स॒मम्। तदित्।</text:p>
          </table:table-cell>
          <table:table-cell office:value-type="string" calcext:value-type="string">
            <text:p>अ॒न्यत्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á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Quantifier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ch/many</text:p>
          </table:table-cell>
          <table:table-cell office:value-type="string" calcext:value-type="string">
            <text:p>little/f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ám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एक॑म्</text:p>
          </table:table-cell>
          <table:table-cell office:value-type="string" calcext:value-type="string">
            <text:p>द्वे</text:p>
          </table:table-cell>
          <table:table-cell office:value-type="string" calcext:value-type="string">
            <text:p>किञ्च॒न। किञ्चि॑त्।</text:p>
          </table:table-cell>
          <table:table-cell office:value-type="string" calcext:value-type="string">
            <text:p>विश्वा॑नि</text:p>
          </table:table-cell>
          <table:table-cell office:value-type="string" calcext:value-type="string">
            <text:p>पु॒र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ní-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Evaluator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vá-</text:p>
          </table:table-cell>
          <table:table-cell office:value-type="float" office:value="261" calcext:value-type="float">
            <text:p>2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s- 1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1" office:value-type="string" calcext:value-type="string">
            <text:p>Descriptors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á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1"/>
          <table:table-cell office:value-type="string" calcext:value-type="string">
            <text:p>म॒हान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íśva-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1" office:value-type="string" calcext:value-type="string">
            <text:p>Mental predicates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don't want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h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í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1"/>
          <table:table-cell table:number-columns-repeated="5"/>
          <table:table-cell office:value-type="string" calcext:value-type="string">
            <text:p>पश्य॑ति</text:p>
          </table:table-cell>
          <table:table-cell office:value-type="string" calcext:value-type="string">
            <text:p>शृ॒णोति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1" office:value-type="string" calcext:value-type="string">
            <text:p>Speech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words</text:p>
          </table:table-cell>
          <table:table-cell table:style-name="ce2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स॒त्यम्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√kr̥-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1" office:value-type="string" calcext:value-type="string">
            <text:p>Actions, events, movemen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happen</text:p>
          </table:table-cell>
          <table:table-cell office:value-type="string" calcext:value-type="string">
            <text:p>mo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a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1"/>
          <table:table-cell office:value-type="string" calcext:value-type="string">
            <text:p>कृ॒णोति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√dhā- 1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1" office:value-type="string" calcext:value-type="string">
            <text:p>Existence, possession</text:p>
          </table:table-cell>
          <table:table-cell office:value-type="string" calcext:value-type="string">
            <text:p>Be (somewhere)</text:p>
          </table:table-cell>
          <table:table-cell office:value-type="string" calcext:value-type="string">
            <text:p>there is</text:p>
          </table:table-cell>
          <table:table-cell office:value-type="string" calcext:value-type="string">
            <text:p>be (someone/something)</text:p>
          </table:table-cell>
          <table:table-cell office:value-type="string" calcext:value-type="string">
            <text:p>(is) m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ú- ~ div-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1"/>
          <table:table-cell/>
          <table:table-cell office:value-type="string" calcext:value-type="string">
            <text:p>अस्ति॑</text:p>
          </table:table-cell>
          <table:table-cell/>
          <table:table-cell office:value-type="string" calcext:value-type="string">
            <text:p>मम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ít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Life and death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í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√bhū-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1" office:value-type="string" calcext:value-type="string">
            <text:p>Time</text:p>
          </table:table-cell>
          <table:table-cell office:value-type="string" calcext:value-type="string">
            <text:p>When/tim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a long time</text:p>
          </table:table-cell>
          <table:table-cell office:value-type="string" calcext:value-type="string">
            <text:p>a short time</text:p>
          </table:table-cell>
          <table:table-cell office:value-type="string" calcext:value-type="string">
            <text:p>for some time</text:p>
          </table:table-cell>
          <table:table-cell office:value-type="string" calcext:value-type="string">
            <text:p>moment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1"/>
          <table:table-cell office:value-type="string" calcext:value-type="string">
            <text:p>क॒दा</text:p>
          </table:table-cell>
          <table:table-cell office:value-type="string" calcext:value-type="string">
            <text:p>नु</text:p>
          </table:table-cell>
          <table:table-cell table:number-columns-repeated="2"/>
          <table:table-cell office:value-type="string" calcext:value-type="string">
            <text:p>दी॒र्घम्</text:p>
          </table:table-cell>
          <table:table-cell table:number-columns-repeated="2"/>
          <table:table-cell office:value-type="string" calcext:value-type="string">
            <text:p>मु॒हू॒र्तम्</text:p>
          </table:table-cell>
          <table:table-cell/>
        </table:table-row>
        <table:table-row table:style-name="ro1">
          <table:table-cell office:value-type="string" calcext:value-type="string">
            <text:p>utá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1" office:value-type="string" calcext:value-type="string">
            <text:p>Space</text:p>
          </table:table-cell>
          <table:table-cell office:value-type="string" calcext:value-type="string">
            <text:p>Where/place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touch (contact)</text:p>
          </table:table-cell>
        </table:table-row>
        <table:table-row table:style-name="ro1">
          <table:table-cell office:value-type="string" calcext:value-type="string">
            <text:p>abhí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1"/>
          <table:table-cell office:value-type="string" calcext:value-type="string">
            <text:p>क्व॑</text:p>
          </table:table-cell>
          <table:table-cell office:value-type="string" calcext:value-type="string">
            <text:p>इ॒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ár-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1" office:value-type="string" calcext:value-type="string">
            <text:p>Logical concept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óma-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1"/>
          <table:table-cell office:value-type="string" calcext:value-type="string">
            <text:p>न</text:p>
          </table:table-cell>
          <table:table-cell table:number-columns-repeated="2"/>
          <table:table-cell office:value-type="string" calcext:value-type="string">
            <text:p>हि</text:p>
          </table:table-cell>
          <table:table-cell office:value-type="string" calcext:value-type="string">
            <text:p>यत्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áh-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1" office:value-type="string" calcext:value-type="string">
            <text:p>Intensifier, augmentor</text:p>
          </table:table-cell>
          <table:table-cell office:value-type="string" calcext:value-type="string">
            <text:p>Very, m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yí- ~ rāy-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√su-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1" office:value-type="string" calcext:value-type="string">
            <text:p>Similarity</text:p>
          </table:table-cell>
          <table:table-cell office:value-type="string" calcext:value-type="string">
            <text:p>Like/as/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√bhr̥-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jñá-</text:p>
          </table:table-cell>
          <table:table-cell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am-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न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ásu-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किम्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√i- 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चि॒केत॑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átha-</text:p>
          </table:table-cell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ā- 1</text:p>
          </table:table-cell>
          <table:table-cell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ír- ~ gīr-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út-</text:p>
          </table:table-cell>
          <table:table-cell office:value-type="float" office:value="99" calcext:value-type="float">
            <text:p>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v- ~ gó-</text:p>
          </table:table-cell>
          <table:table-cell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-</text:p>
          </table:table-cell>
          <table:table-cell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ū-</text:p>
          </table:table-cell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a</text:p>
          </table:table-cell>
          <table:table-cell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u-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á-</text:p>
          </table:table-cell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-</text:p>
          </table:table-cell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as-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u-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ú</text:p>
          </table:table-cell>
          <table:table-cell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ín-</text:p>
          </table:table-cell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ṣ-</text:p>
          </table:table-cell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ā- 1</text:p>
          </table:table-cell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dh-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tí-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a-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n-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m</text:p>
          </table:table-cell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á- ~ tyá-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ā- 2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hávan-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i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uṇa-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r̥̄- 1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h-</text:p>
          </table:table-cell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-</text:p>
          </table:table-cell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anⁱ-</text:p>
          </table:table-cell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d- 2</text:p>
          </table:table-cell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u</text:p>
          </table:table-cell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ī́-</text:p>
          </table:table-cell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na-</text:p>
          </table:table-cell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a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am-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</text:p>
          </table:table-cell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hā-</text:p>
          </table:table-cell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nⁱ-</text:p>
          </table:table-cell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ótar-</text:p>
          </table:table-cell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ś- 1</text:p>
          </table:table-cell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ti-</text:p>
          </table:table-cell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aj-</text:p>
          </table:table-cell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hánt-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ū́ra-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ri-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ndu-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vas-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rtya-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ra-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d-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c-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ś-</text:p>
          </table:table-cell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an-</text:p>
          </table:table-cell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ū-</text:p>
          </table:table-cell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rí-</text:p>
          </table:table-cell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́rya-</text:p>
          </table:table-cell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</text:p>
          </table:table-cell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vⁱ-</text:p>
          </table:table-cell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thā</text:p>
          </table:table-cell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khi-</text:p>
          </table:table-cell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dasī-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á-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óma-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i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va-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yá-</text:p>
          </table:table-cell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i</text:p>
          </table:table-cell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u-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-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ā- 1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ā- 2</text:p>
          </table:table-cell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ú-</text:p>
          </table:table-cell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rta-</text:p>
          </table:table-cell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yá</text:p>
          </table:table-cell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hvará-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áhman-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cha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d-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uj-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ti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dhas-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as-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ávas-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ṣá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tár-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jan-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grá-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jra-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a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rá-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átu-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śváṁs-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yú-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it-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ná-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á-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dityá-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c- 1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mas-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á-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á-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yaman-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d- 1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ā́nt-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as-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ūnám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tár-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m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yá-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nú-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ú-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ka-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jas-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t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á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ví-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ín-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uṣ-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ī-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c-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t-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ŕ̥ta-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-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ṣás-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ahán-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r̥̄- 1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- ~ vr̥̄-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hís-</text:p>
          </table:table-cell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ri-</text:p>
          </table:table-cell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ká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tár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ivī́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nthā- ~ path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drá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hyá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ā́nu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ṁhas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n- 1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- 1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í-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ga-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á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nuṣa-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ū́-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nd-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-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-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cā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ī- 1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īś-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ritár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imán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r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á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abhá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dhas- 2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man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uh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u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aṁs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enú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hūtá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bhá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jrín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ī́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dh- 1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̥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nⁱ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r̥j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īḍ- ~ √īḷ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rivant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á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thā́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í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ā́váruṇa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satya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yá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cas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krá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́rj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r̥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r̥h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i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ára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távedas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pat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ītí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jóṣas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á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ī́ra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tpati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mán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ṇu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ṣi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ī- 1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á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íṣ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kṣa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ā́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vata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ṣán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tí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yas- 2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rū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ā(y)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u- ~ nū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ā- 1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h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ś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tár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mant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yas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itár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atí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índhu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dhás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rya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jñíya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úvan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iti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i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vant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ṅgiras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yú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viṣṭha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ci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ī- 1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íṣṭi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ṣaṇí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ī́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ám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áya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man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vaká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udrá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rátu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tí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á- 1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jána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na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rtya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ithi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t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śvant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arⁱ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ṣṇú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ūtá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ṣú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t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àr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í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di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tāvan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ocís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āś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tā́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syu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u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ruta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́rva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jas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r̥ktí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stí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nuṣák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t- 1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akṣ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ūr(v)- ~ tur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itár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á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ītí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ánt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a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aṇyáya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rivant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ú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ṣvá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ajá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ni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ra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kratu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bh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dhvá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r̥ś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ā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i- 1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kṣ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an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dh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u- 2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́man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a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á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kiḥ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á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rthiva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yás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rā́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ī́rya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dh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van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ri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ya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ud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ic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ak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rúh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drá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yá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itá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̥há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írvaṇas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st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́m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man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us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ṁhiṣṭh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yút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ry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úṁsy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ná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śasti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ás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ī́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śmí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ás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eṣá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mas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eṇy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c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sāti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t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tí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tra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ti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śu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ṣṇ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r̥ṣ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r̥- ~ dr̥̄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- 2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nⁱ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pary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rádvāja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rbha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íṣmant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īrádānu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hí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āvát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ṇí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ā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ká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naya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dhá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a- 1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jatra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ar ~ áhan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i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ya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ñj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śasy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r̥j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uc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ā- 1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̥̄- 1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kṣ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vā́ñc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ū́man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āhú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́rā- 1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éṣas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vy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yéṣṭh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r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īṣā́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d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tú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ham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hág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dhvar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dan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dā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́r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t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ts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at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ṭí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hni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ṇvasu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thā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ev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ur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ú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s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iv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ṣm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akṣ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ru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r̥ḍ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t- 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uc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āj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udh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ehá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uryà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új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ū́ri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kr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ardí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ā́ru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rśat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m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kṣiṇa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rí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yóti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tsa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rú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tr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yú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īḍhváṁ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dī́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ya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ya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ñca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tanā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śā́da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áṣṭar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jrivant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veda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m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man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i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ṣadhī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yu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kr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en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dha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tru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ūṣ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ṣ- 1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kṣⁱ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iṣ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s- 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j- 1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u- 1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uc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tú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tí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úvana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ná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tár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tú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yatá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hvā́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ṣṭí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dhvī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mṇá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s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cetas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tár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ṣṭí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ijman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yú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át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irá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itá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vana- 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mapīti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ī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n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átha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páti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pus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tu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ínīvasu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thā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abdha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rigu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jí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cī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id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yut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i- 2 ~ jinv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īv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amⁱ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i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m- 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athⁱ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ej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rā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ruṣy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ndⁱ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ś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at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īr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ā- ~ śī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pás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uṣ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mayú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r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mū́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r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ívy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ṣṭár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m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s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yā́marut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ṇ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bhasti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vy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ir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mí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tú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man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h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itv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yā́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kt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éṣṭh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spŕ̥h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ūvásu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raṁdhi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jóṣ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ān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ŕ̥dh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ṭutí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itar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dhit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nu- ~ snú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nŕ̥t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vás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gm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ātár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m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ríy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ā́yu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ktábarhis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jrahast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ra- 1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dā́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jat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údh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új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a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ṇas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v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́ḍy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dhas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ṁs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mí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aj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ādhⁱ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ar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ā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uṣ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ndh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uh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ā- ~ si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nathⁱ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hvaryú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ítr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tárikṣ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hitár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á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mán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sá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pā́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ā́van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yádāti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ís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ā́rdi ~ hr̥d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ā́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ṭí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óś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́my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ití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y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īyaṁs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vítr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ú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d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tr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ṇvá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pú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tn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úśant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bhú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ásth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rā́j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ád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ráthas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yá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á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ṣití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iprá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víd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it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carṣaṇi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ahántam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aháty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naspáti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carṣaṇi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śas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cyut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r̥ṣṭ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ābhy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n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taś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jiṣṭh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uṣṭí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́dhar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āv- 1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iś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r̥bhⁱ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anⁱ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yakṣ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ś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inv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aś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r̥̄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var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dⁱ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ardh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uṇ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r̥k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nú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ū́mi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atrā́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iyā́vasu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ṣṇuyā́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m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ívodās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ívā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ūr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úhā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āgní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núṣ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hū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nma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ṣṇ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ṁhán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umant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yas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tú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vánt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a- 2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ás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ṣṭut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nar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ry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ú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kṣás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km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ṇ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bhukṣā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r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í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ídh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ídh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jāt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dhā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àrṇar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das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dma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asvant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tva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ma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dhā́tu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dh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tís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ā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yú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ṇī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k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jiṣṭh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vas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m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ūth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bhut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īk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ha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k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ar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sá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dhak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vasān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avā́yy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ṣmí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ṁsy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ūṣ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h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rh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rṣ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s- 2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yu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v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ñ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hy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and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ī- 1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c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nⁱ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uṣⁱ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uj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ī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j- 1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ādh- ~ sidh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r̥ṣ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uj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dhⁱ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ṣ- 1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ājay- 2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ās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īṣ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i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ubh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í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rivát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rí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dy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syú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yáy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ṅgá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ŕ̥gu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úr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ayú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tāt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ur ~ dhánva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va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ún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úh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matí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ā́r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kṣ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ā́vāpr̥thivī́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úv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svant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̥hápat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tam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óṣ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dā́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hā́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vít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ŕ̥tvy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á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ámah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umattam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hin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ú- ~ nā́v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yútvant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hu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agv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édiṣṭh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d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bh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ŕ̥tam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kv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yajyu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ṣṭh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tnī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kṣ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śn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can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ét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ūp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ā́vr̥dh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yáñc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ā́tar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ītí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háv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ā́j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yá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àrvant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yaś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asvant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pt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ṣṭut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ká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nasí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sahí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bháy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ūyú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ā́va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yút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tas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atū́ry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hiṣṭh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ūth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yaṁ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cet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vrat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yà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śá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g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atí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viṣṭh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am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ūrvy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va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ajva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n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t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ṣ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ndrāváruṇ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ḷā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k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ts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hut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ry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c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him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ṣṭh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u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j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ā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ū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ṁh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uṣⁱ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̥c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ic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pr̥dh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r̥- 1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ambhⁱ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ū- 1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ap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r̥d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h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s- 1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e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h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ī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ī́k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rvá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aú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mā́k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as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śij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án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ñjí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ṁhú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háṇ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g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́s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dhnyà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áṭ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dí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vīt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iṣáṇ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uv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rma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úr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ī́r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mpat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ṁsas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aśrúttam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arm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tuvíttam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yavā́h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van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gat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n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và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́vy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ŕ̥p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oṇí- ~ kṣoṇī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ódas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íntam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iṣ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ūrdhá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tár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dív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jā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ṇetár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́ñc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priy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īṇas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r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́rvy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eṣṭhā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vánt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dasī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ékṇas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íṣ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īṣí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āvŕ̥dh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ṣṭí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āva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jātyà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jū́s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ā́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ārh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úc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dhā́vant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sar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dhī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andr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da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bhar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nr̥mṇ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ót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dá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yà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r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víd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ún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panyú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ásvant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dev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vār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jin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ùṣṭ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dhar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dhan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pas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ṣiṣṭh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ś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hiṣṭh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śī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hvī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viṣṭhy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bhv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vant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ar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āt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harva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ma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pí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ré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yas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ír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ṅgūṣ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cīvant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ṁtam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v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́rmy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rāj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udh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ī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ī- 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r̥ṣ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ṣaṇ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ā- 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idh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ū- 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rivasy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ṣ- 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ādh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āp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amⁱ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vasⁱ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ídyu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ir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t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yā́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ṁśú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eṣaj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oj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ójan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ī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áhmavāh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ṣaṇiprā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ṣaṇīsá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án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ṁsán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távrat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sí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́y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ū́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ṣā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ps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óṇ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ayú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bárh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ís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áttam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ṁsiṣṭ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n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sī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́dhi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nā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ntar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viṣṭ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d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yavā́han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tápray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t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vartan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iy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ás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ntú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ítr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nima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étar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nā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ív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hi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tv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ha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rúdhāy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áp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yam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ir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itvan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asān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rátam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í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uṣvát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h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urhit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r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hir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yí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rṇíj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ṣkr̥t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yàñc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śi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nā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ū́tan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r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ví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bhr̥t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jā́van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navát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yámed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yasvan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ṇī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sá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kṣ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anāṣá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aṁdar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kṣú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praśast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tám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vakáśoci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j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b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kṣ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p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s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th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hit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táhav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ví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bardúg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bā́dh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amád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dhār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anā́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it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utár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írāsu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apā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īrtí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ṣatr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nīt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ā́dh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ásom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astí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umn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ā́ma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yà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bhānu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tav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manyu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em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g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v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mak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ṣv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dhú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dhan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ryā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várūt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ís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váś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ṣváṇ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ác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ā́van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viṣī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ū́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ṣá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vár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śán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í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avyà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paścí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thur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atúr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ṇ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avān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ṁsag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vāc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ghá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ínīvan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tā́p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r- 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stu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ávan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ṇ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du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v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új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chidr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r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ma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ūr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pacyut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ānat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uṣī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tar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ām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di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astu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díś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vís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á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yud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bhva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cīṣam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kva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raṇ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rád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avasyú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ótar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āv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cīpá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ras- ~ śīrṣá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and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uj- 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ī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rahmaṇy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b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anv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uvasy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ā- 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huṣ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u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dh- 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r̥̄- ~ jūr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īḍ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̄- 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ud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ī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d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m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p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i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kand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ru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aṁ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p- 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y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āś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ā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ū- 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pitv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ímā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íśas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h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nijihv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ury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ā́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ávra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kṣá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ṇ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kásā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vācīn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vāvá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áṇi- ~ aráṇī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ādhá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śasān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ṇav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ithigv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y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úṣ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bhr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iyá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ujy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ū́rṇ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hmá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ā́d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kŕ̥t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ráśoci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yautn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yávān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ákṣ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ákṣu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átuṣpad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dhyáñc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kṣasā́dhan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gop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rtár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íṣṇ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dy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chún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dh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oṇ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í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ru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tar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u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o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á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ṇ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óṣ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t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̥tsamad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írvaṇasta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írvāh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pa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́th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anaśrú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ṁs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t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vár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nu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ótrā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e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ṭhá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ṣṇ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én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úṣṭ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kuh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kṣī́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láś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ṇ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mí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vy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́ṣṭh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īr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é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acyú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yáṁdin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ín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ojū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oyúj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út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sa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hásā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hán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g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ḷīk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t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úhur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ny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taríśva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s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ŕ̥d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asví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at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m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víd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bh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é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kā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huṣ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k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cā́t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srávaṇ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vaṇ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vá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vát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uṣitápsu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ma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tūr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bhuj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bhū́ta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kúts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óhi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ūtá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tma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p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ī́v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ácit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tádakṣ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h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jastúr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kṣasví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ā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ī́ta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ivá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drí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bhukṣá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gmí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sáp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víj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ádhī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ájā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āy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ṣ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anī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odā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ṣáṇ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ary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udrávās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at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aṇy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vátā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ám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úbhag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dŕ̥ś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yá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apā́ta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vā́n (?)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ū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t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hū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ákṣ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úg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opā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r̥ḷīk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át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rāt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ā́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yúj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év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bhiṣṭ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dhāpa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àrmīḷ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àrṣā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sa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yaśasta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śv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śv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d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yudh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yaṁ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man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mr̥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īḷ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jā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prī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īrā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kt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utár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viṣ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ṣ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váṇ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dyumn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śúṣ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ṣvá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yáj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ut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uṇ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thā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tur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éjiṣṭ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c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g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j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īrth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daprú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stut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vyáñc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viyā́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tam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śíj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ṣarbúd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ṣā́sānákt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dhū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iyaśv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ṣáṇ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g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ú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tan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u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ūthyà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ūtár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í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n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tas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mad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rapśí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rúkm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jan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ā́na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aśvavát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àśv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òma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iv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iṣṭha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hāy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pardh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sā́ta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tāp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ra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ḷ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rat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ṇ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hv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h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tásruc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yā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jyu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śas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jan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s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ṣ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chok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ra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as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ām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i ~ akṣá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i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ānuṣ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iṣaṇy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iṣṭ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jun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t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ṇ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redh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tr̥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as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r̥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ā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na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ā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ndrajyeṣṭ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riṇ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m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rkṣ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tu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kṣ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máśru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utárva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út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bh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kráśoci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rúd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ṣmínta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ás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mba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év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kí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ū́rasā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́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ṣaṣṭ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ghāy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g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evay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anⁱ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ā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ej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r̥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u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ā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r̥̄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ā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ā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ṣ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ṣay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ū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ṣ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nthⁱ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thⁱ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r̥ś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ś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ād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iś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uthⁱ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ṁ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ib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d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tāy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p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pr̥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pr̥ś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ub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vap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yand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vāy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ū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kṣ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ṣ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śc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ṣāy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āc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avasy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ī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rí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hā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rog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veṣá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ām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háśaṁs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á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itrah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itrí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r̥tat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vad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āgāst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āś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ra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sují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á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á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ṁgam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hak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í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th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ár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madrú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matrā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asā́y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m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ip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iṣ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ra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yú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án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ṁha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ṅgirasvá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hul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hupā́y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kṣ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ndán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iṣáj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ātr̥t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ā́jadr̥ṣṭ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ā́t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̥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rah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s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́ra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́s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ū́y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dh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hmadvíṣ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hmakŕ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b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ándh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āhvòj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mas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rā́g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am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kr̥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kí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di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étiṣṭ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bhī́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dhŕ̥k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kṣā́y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mávarc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yuhát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ayajy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ay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h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t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āv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rm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rúṇ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enumá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únim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nyà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n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́rā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ūm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dyú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vitn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áviṇ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úh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ā́ghīy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g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gá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mán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voy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ḥśáṁs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ján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pá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īp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áh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ínt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tádyā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óta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ú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ā́vā-kṣā́m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dhyāśi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kṣapit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kṣ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kṣiṇā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rv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ag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ata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oṇ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śvàdhva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nu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ūtyà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ūḷh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ūṇā́ś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ṣ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mbhī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a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ā́ñ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ŕ̥ṇ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ŕ̥ṣ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ŕ̥ṣv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p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dh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r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vāśi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ag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mag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áśra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n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m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í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iṣkŕ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aṇ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vār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yás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ri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ryaś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ótrā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o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m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ni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rayasā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yā́y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gm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sur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vīy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́gr̥v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́māt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ūrṇ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nī́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ād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yedh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ṣṇā́dh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mārak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t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śā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tra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ya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kú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nī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r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īs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ŕ̥t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ŕ̥ṣṇ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trí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úd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ā́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ūy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rík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hát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ādha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āma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jm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īṣ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yatrā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ḍi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h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yobh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ha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hu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hás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yéd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dhrávā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ṣṭih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hivra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oja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n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na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ndār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kis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na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s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īḷ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īḷhúṣm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d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mádhi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m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rek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ṣṣá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ṣṣíd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há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máṇ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pā́y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ṣáda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mas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muc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mī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a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avāst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iṣṭ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ṁś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dhruv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miśl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rr̥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t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kyà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ṇ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kt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nasy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ś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ján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jányāvā́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uṣ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āk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tyā̀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atr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hikŕ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urukuts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u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ñcāśá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cā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uṣ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alig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é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pit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náth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yáñ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īv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uśrá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śan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oyā́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oḷā́ś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dáṁs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kŕ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mā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mīḷ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trā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vā́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vī́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ścand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śā́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vaṇī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ástā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āj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īṣ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ny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āñ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ípr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ítr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m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rīṣ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ṣka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kyā̀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t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īy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ṣ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áh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áp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dhracóda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hudr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huṣyá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j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kṣoh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apr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úd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drávartan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thaspá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thav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hiṇī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ú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j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ītyàp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ī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íś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yúj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víyā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é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īṣá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ṣṭívidyu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cathyà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m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asā́t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muṣ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ā́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hitva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aha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īcī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t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í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vadhā́t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át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s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uśravas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á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ā́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úvaśv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sth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ṁ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̥hayā́y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áś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ávi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ā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ū́ṇ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ár- ~ 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ómavāh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ú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cetú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e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áṁs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ā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ā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ŕ̥ś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ŕ̥t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ah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edhá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ā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arṇ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ayá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áṇ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átnī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éś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át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ú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ap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ú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ra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cand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rávast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ár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á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ṭúb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bhīś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gn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j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pat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ā́j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ṣ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éduhav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bh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o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askr̥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ur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y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ā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ṁdr̥ṣṭ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é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én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bharī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makā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mapa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gm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kr̥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n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p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dhiṣṭ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dhāraṇ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rath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ná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yat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ūp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asv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áṇ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gmáśr̥ṅg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d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sádasy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vandhu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vŕ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ṁśá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íkadru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āsadasya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kṣ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grī́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kūrm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íṣṭ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íṣīm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ā́dā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purjamb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pu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u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uṣ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tra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ṣṭ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j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āy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ūtum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ū́rvayāṇ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cát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grábāh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aśaṁs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lok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bd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hva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séca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ári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cákr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cákṣ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gā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tānáhas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ṣ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ca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casy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coyúj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dm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ṣát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asy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ivoví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ā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ā́h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a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útā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vr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odh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ś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dy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n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vāsá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ā́vas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m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ádvas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úṣṭa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tantasā́y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bhoj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dha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gūr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man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ps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vār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ṁśa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ddhámah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ddháśa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kṣ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ṭídyav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ácas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úṣ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jrabāh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kṣ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nd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iṣṭha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t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ṣaṭkr̥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bh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dhar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rūp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vañ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raṇ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ápatnī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táhav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tápr̥ṣṭ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krat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maṇ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ps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y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śást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d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tas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vāśi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éṣṭ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ṣaṇ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mahū́t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tayájja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t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bhīr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bhutain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bhutakrat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vay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hn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imā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uṣṭ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a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r̥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t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r̥dh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r̥k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uṣṭu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ādhr̥ṣṭ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āg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rāji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cet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tiṣku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tī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̥ṇ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ā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iṣy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ā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ṇasā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kr̥dhoy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tu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u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a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idv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ñjas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as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i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rādh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ṁś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ṣāḷ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y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dañ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amā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tta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ṣṭ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bh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dad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pit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pt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rā́ttā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tithig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táp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vamed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váśv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deva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p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rmā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śānakŕ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bh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m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ipr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ló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ociṣṭ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ocíṣkeś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avasy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utárat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ṣṭhavarc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ndhy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e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ī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évr̥d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k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mī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pr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óṇ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́rad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īrá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īráśoci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ṣáṣ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viṣ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śā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r̥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han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i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i- 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mb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mⁱ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vanⁱ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āv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av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rad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raj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ṣudh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p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t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̄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ī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ha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i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r̥d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mas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ij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r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̥̄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iṣaṇ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ād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ghā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m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n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pūrd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anⁱ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va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vanⁱ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ū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anⁱ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uraṇ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s- 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ñ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p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ṣ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ā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īj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amⁱ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ū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andh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bhū́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drú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kh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kṣad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mātiṣ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pram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sv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yúg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y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śr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ṣe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ṣá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ṣṭip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rātr̥v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yardhayáj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yóhas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yā́ra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ít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ī́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rahmát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ak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et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i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ít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akṣi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bhu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harā́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hrí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masád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risā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ruh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viṣeṇ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y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á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h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nitáp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ri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ás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ampūr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an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ard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as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aṁs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a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i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ihá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iśuṣ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īś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iráś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uryamuḥ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ar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t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dhryà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útr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ṣipá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ṣá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ṣṇayādrú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ant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ar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atri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atīv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b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b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itr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á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āj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ā́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bhīś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n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rv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va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ś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e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en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im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ind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ind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takadrú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ubh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ud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udé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ulba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umā́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uṣvadh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a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ákr̥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áth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átr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ŕ̥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ūdh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ar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arā́y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asph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id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ikar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iprā́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narā́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nas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navāna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ramr̥ṣ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raśas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s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á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āc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āk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ā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p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tn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ṁk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ṭ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anā́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atr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i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át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háṇ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igūr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iṣṭabha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kaśo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k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uṇay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uṇáp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yay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ám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áma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ú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ṇov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acadvi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am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madryà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matrā́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tamīké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th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ura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urat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harva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ūrtadak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ū́r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rvabhr̥gu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r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st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tar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yu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yā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yā́(s)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iharyatakra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iṣ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r̥k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á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óde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ātá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ātá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yā́s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ñjas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asti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atr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d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dā́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ha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sā́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t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ṣṭ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bhr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hulā́bhim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h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bū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dhve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dhút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híṣ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ḷ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kanā́ṭ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drajā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k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ndád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radvāja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ra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et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oj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ā́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ā́jajjan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̥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uj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uraṇ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urv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rg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r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v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í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nu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sā́ke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́radvā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īm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ī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īmásaṁdr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ŕ̥gavā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ūm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dhínma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hmak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hmay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áhmavāh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haddi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háddi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hádr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hádray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háduk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dh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ándhu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ā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āhút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āḷhasŕ̥t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ī́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ŕ̥haspá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kr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kṣ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rám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rár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iṣṇúdhū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á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tú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andast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and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án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ā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kitván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kitvínma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rádhraj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r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ráśrav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rā́yu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dayánm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dápravr̥dd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yávat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án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é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ét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ét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í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ó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ód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úmu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ā́r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ā́ru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bhrácet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dhanv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dhr̥ṣv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kṣiṇí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r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rt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m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yu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yuhá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viṣṭ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ívodā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ív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śa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ast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i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h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juṣṭ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j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kr̥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kṣ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patn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psar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psar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pu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tā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vyac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vāt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ā́c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ṣ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naṁja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nvac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nvacy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nvās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rmak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rṇas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rṇ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utár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iy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iyaṁd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iyaṁjin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iṣ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mā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mā́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uvákṣe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á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ṣadv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ṣ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ṣṇvò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ṣṇúṣe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van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vasmanv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kṣ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u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var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v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únivr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únīcúmu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rayátkṣ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ūm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ūr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ūrṣ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dhiṣā́y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ts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isp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o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án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vi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viṇas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v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ṇyà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uhaṁt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uh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uṣ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uṣád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vàn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óṇ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āp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̥śa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̥ṣ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dhár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dhárī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dh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háṇ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háṇ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mi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niyán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oṇ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yo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é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ó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ādhár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ādh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vas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vo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v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ḥśī́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ṣk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ṣváp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eṣoy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bá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tī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vartan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íś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kṣ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kṣávac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ávat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í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ās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b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gdh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kṣ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m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mū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r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rī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rś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sm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syuj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tr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ad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am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ayan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ṁsuj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é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ív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ívā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í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í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ó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úd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úrh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úr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naúk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nā́p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rbh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dhr̥v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man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man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nuci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nu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tar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tiv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ajihv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ayā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aśr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áprasad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áyaś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áśr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ā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ā́ps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ā́yuśoci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ŕ̥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ūred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kady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yā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áth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bhī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irikṣi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vy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vyá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v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v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véṣ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ví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yasā́dh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ṇaśr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aprú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asn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ákeś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ápratī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áyo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ā́hav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ā́n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óṣ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ri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ri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d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d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mat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payá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páv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pī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trabhí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ṣ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t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ábhaṇ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āb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īv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̥bhītát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ádava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ṅg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rg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vy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ba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jā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rabha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r̥jī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śr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ṣ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ú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tuví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tuvít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ya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ṅg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ŕ̥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ŕ̥dh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ŕ̥t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áma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ávac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ávac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ā́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iyój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iśr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i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i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st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ná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aṇyapiṇḍ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aṇyav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iśip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īmaśá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t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r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r̥disp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raścí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vā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n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n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nt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n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rayā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rṣ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stay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vī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é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éḷ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éṣas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m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cak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kar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nirṇi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peś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pā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rū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saṁdr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var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ābhī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iśmaś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ī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óman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āriyoj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ī́ḍ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ŕ̥d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ŕ̥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ŕ̥ṣī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dhā́g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h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hmábhr̥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a-v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anāsa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apā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apā́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av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āparv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aj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th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thā́dh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á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ast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aṇ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itatvát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k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udh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udh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á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í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ṭá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ṭáraś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ṭā́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ghá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mádag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raṇ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ri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r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ráṇ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r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gat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gīṣ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hū́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yéṣṭh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yók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lāṣabheṣa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m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ni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nitr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r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s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ñjat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ḷ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ív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óṣ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miv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r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ī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īrā́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īvaśaṁ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ī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ūrṇ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ū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ū́r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ū́r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k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kṣ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nyā̀- ~ kanī́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ramb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rañja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r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rṇagŕ̥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a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h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i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vivr̥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viśas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víkra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tasáp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ś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id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idv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ál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éd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ād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ā́doar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lā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r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óś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tuvít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ánd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átu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átvāmag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úm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pánīḷ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p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trí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tábrah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tád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ṣṇávarta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ṣṇávyat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ṣṇáyo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bhan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ayākr̥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ay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liś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lāy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mār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tsapu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tsavat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vít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dar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d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k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v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ś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ṇvaho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ṇvasak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ṇv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é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étaved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éś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óśay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bh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t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yavā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kambī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rpā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́rādhun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īricód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īr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ī́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ū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ū́ci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traśr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t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yádvī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ít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í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etrasā́d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etravít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ud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u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é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ī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kṣmaṇ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up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upé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upā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uśc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y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y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ryadrík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ryà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ín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em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enad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iṣv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í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āpad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ā́y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ī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has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ṣuṁga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ṣū́jav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ṣū́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mát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rájih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ádvī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maśá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āná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ā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ā́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útsak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sarí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yobh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śarśā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ṁhane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ṇigrī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át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g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mik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has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ay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ádh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é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í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ád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akṣakŕ̥t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ktáv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k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t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tyúba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ḷayát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acy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erag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ujih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uvar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var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hikṣ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himag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hiṣ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u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rtyakr̥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í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ú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ú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dayit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dayiṣṇ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rutā́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tŕ̥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ya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gho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kī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na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ŕ̥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ŕ̥g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ū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bhan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bhoj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da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dī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dīv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g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kṣaddāb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as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as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ayiṣṇ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ovr̥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cer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ce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ci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d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dhān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d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dā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mrú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mí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nits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ra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tóś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yúdr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ṣkágrī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ṣ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ṣṣap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cák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méd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pá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pā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vā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ṣá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ṣā́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yáñc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bhas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hu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huṣṭ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kṣ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kṣatraś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y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édiṣṭh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éd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é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d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tikti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r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rṣad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vyā̀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bhānéd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r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yám?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īcī́nab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ī́l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ī́th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ū́t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d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aś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a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dajñ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ri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kth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k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kṣ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ni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pr̥kṣéṇ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p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sp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śu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bā́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cákṣ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hr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p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varg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vŕ̥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ṁś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ṣád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jányakran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ogavyū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vate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ye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ómā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ācaí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āvŕ̥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ṇayagh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ṇ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tyas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ayiṣṇ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he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hyā̀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vítr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yasp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yovŕ̥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u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urákṣ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uvárdh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ví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bd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tubh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śáṅg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śáṅgarū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ṣy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bhaṅg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bhaṅg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bú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dakṣiṇí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dhan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dhá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dí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he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khād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pathí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rā́d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sakṣ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sto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s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sárg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ar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hamabh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hama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i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ád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vā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vā́c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yí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y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śáṁs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śā́s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ṇen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yakṣ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yár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y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bha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bhar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dr̥p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ma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s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sth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tiṣṭu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tyard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tī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yakṣ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y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yuk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śr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ṣṭi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cāman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taryā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vi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śav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́tarda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kṣáyā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an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anā́j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ubudh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ug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ujrá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upák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uyā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su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s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ar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ae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asthā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orú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bhó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cét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dh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gūr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han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mā́y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prajā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praí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pu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pánth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rū́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sambhr̥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vā́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ój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āṇa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ā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āṣ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ūr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akr̥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a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n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p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pu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i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itakm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ṣ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t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tnī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t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vīra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śva: 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ḍgr̥b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ípiṣ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íṅg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íṭhī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ó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óṣ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r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katr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pat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rth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th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tár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n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rāv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t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vīrav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ñcaja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ṣ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ī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dākusā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thav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th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ṣada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apé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yástu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áth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āyú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tába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tádak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tákra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́r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ṣ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bh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bhod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dh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human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hupátmaja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ja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kṣast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kṣohá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bh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psú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a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ay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a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eś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oḷ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ās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i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ipá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iṣá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iṣ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íṁ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ś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ṇvásaṁdr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hí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maś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kmávak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k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vaṇ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śadūr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bh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jeṣ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j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n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thakṣ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th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ṁ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dh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d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úśadgav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úśatpa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dhas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ja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j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spi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tiṣá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t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my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sa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ṇḍ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ṣṭr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dhád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dhádv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ip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uhás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uvá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j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p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p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s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sp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e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up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uth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ápeś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áyuk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ā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ñj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ṇák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ṇāv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ṣvaú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ṣṭi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bardh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bh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c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can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cán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cā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anās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amā́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amā́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avī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ryà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rīcī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ástu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ástu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yóar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ív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n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adā́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apoṣ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apoṣ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as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í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o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jānu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bh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bhar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bhr̥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pa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yā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ā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hit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r̥ts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ŕ̥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ṣ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ṣí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ar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ddh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ŕ̥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i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iṣ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o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ráth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s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a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ápa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áraś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á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ávadh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ā́s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ā́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vara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ájanta- (?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á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svá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rā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rā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rājí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rāk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rā́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v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ay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aśru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ádha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ágirv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árād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ása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áś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ómahā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umana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cár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dad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tan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ván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vár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vād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yádvī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śíś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dh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r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ṣṇ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ádabhī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ádd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ádi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ádrātiṣā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bharī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adhā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apé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as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avá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u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u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ák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̥prábho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̥prádā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̥právandhu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nābh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r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l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ā́raś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ūrayūpa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kāv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á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íy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óm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īrṇábarh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arhí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hāg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hā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á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cak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h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ravi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yót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y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árśa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í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ī́d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andhí(n)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evŕ̥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h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ábhas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áv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há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hó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jyót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jám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hād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r̥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á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á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ŕ̥t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ṣá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ṣé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i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n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án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án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át ~ sma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éd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é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īḷ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itr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a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áke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átī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āvarg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āv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āyaṇ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sár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ā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āṇ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ab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abhíṣṭ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ék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ét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āś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sani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sara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apā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y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as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áh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áj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é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ā́s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yajñ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yá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ravas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ró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r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rú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ám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úk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ak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i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ó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ā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ā́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ṭh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bhiṣṭísum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nī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stig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sti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yúg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y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í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idh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àr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dh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dhitī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gūr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je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kṣ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p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r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se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vidyu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vr̥k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yuk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ś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é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ó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d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durā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́d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́d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́d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́h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án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ūmagŕ̥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ūman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ū́magabhas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ba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bhr̥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ca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cet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a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kra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kthi- ~ sákth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m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mmiśl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aśr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ā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aś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vase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vavī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s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s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v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vī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é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índhuv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mapr̥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bhr̥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grath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h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m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pūr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saṁś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t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vidv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yuk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ś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ṣ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kamúk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lāvr̥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mrāj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nuṣák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rñja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mrāj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p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ya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ŕ̥ṇ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rm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́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́dado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́ryāmā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kvavī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k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m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ūrú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an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ugr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vas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viṣī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gmájam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gmámūrdh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aśc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kás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ś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yayā́y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edh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etín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barhí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kak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pr̥ṣṭ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sap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śīrṣ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ṣadhas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ṣadhás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ṣṭ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yàru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p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ptā́ṁ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p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tī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ṇaskand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ṣucyá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sār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gryāvŕ̥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aṇ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vī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ī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rv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grāb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jā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kra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kūrmi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kūrmí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mag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śag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íbrah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íśrav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īrá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ī́mag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eṣápratī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eṣár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eṣ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eṣásaṁdr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ák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í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ó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āní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ā́d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dba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kav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kṣ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n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p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uk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u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ū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sk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t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tsi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viṣī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v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v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é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gr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g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j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m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viṣ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ā́n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ā́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īvrasú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īv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ūtuj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ū́r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ū́tuj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bhayāhastí(n)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cath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ccā́cak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dārat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grapu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áv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áśuṣ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ār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ṣaṇ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ṣaṇyā́y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lokakr̥t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bárhaṇ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d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kṣí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mātivá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sp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ví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áribudh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árimar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ás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ā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āna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jr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kra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vra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vyác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vyác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ṣ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varā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varās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vyū̀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váś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úyug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āmát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sad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tarā́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ṣ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dhas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dhū́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itara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iśvān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jrabh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jrav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marā́jasa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ṣaṇest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ṣ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ṣ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mra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m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akrak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arṣ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dane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di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dā́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e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erā́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eṣ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ádh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ivas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m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ar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dé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d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tv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t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vít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vā́h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ā́v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ūj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v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odhé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ovŕ̥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í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ún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ídadaśv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írade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ś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ṅk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ṇí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dhá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dát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ś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ak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ukrá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ā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cakṣa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cāri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ath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h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hā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yún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ā́y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g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han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hút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móc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pan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prav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sárj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ákṣ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ás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iśip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agūr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ajin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amin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apú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asā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a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bhā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darś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do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ka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kr̥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ma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manu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peś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ps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rū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tr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ścand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ā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ās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ā́c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ṣpi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ṣudrú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ṣṭamb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ṣṭá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ṣṭā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ṣṭā́n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aj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atap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ā́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ddháse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ddháś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dh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k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k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kṣákeś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hāṣ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a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adañj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aka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atv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aṇaś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ṭiháv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ác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á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ód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ānaś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dh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h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jradakṣi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km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k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k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kṣ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ps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a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i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uṇaśe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ī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ūtr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ṣiṣṭhakṣ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ṣ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udh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u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u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ut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uśr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ya: 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ṣaṭ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as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as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i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p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p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ṣ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bhrā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bhūtar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dve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jo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ma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m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ar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at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at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raman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ravac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ā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rud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sr̥ṣṭar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vav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yu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itastu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urū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u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óḷh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camīṅkha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ba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d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kŕ̥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mbh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prama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ine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í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pu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rkār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sovā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vr̥dhé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ś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ś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bha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dravi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gand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jaṭh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pas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rat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śr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r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s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tacod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taj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tara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tasv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śī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ṇīc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ákar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ápas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á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táv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tího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ḍvàṅg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ḷupav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j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nāb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patn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pray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raś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ṇy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jñav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jñáva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jñávr̥dd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jñās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k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m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mún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n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n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īyú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ṣáṇ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ktā́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ádh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ā́dat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ā́k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ā́n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j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j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kṣ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kṣ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m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ṣṭ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dh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k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ú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úyud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tum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t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vayatsak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mah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maśr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ūth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ū́yuv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bhak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bh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bibhy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brah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abdhadh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ev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eva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ibhoj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iruk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ivas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risaṁh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rogha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roghavā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r̥ptakra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va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vayāvi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ā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hn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irauk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o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op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orud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r̥bhītaś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eḷam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ibhā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iṁs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iṁs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rayā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rutap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aghanv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ūp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ito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r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tra- adj.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bi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r̥t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īv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mas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pasphu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pasphu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rvi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rśar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dhas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e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ibhr̥ṣṭataviṣ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imi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ir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itabh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iṣkr̥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asp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ide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it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up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uvr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āp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ū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ūr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duṣpa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r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ścāddagh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nas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h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h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yuch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yut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śas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oṣiv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āmisa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ā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āyu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āvr̥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ā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ūruṣagh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ath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aṇ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iṣṭane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ug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utaha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ak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amātyo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aśc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aṁdi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mr̥tadh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pr̥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tat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un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uṣv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āmiś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and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av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im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yav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ūr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ihr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ir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aj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ajñasa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aḥśīrṣ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oag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odaṁṣṭ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opā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uk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ā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astav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i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r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bud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m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par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pr̥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yog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ścand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eṣ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ṁ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ṁs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ṅgir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ṅgiras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ṣa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kapa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nas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tag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ndragop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ndrah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ndratvo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ri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dat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jīy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mātr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ṣad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dyan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bā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cakr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dha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dityáj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ghr̥ṇī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kṣā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m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mú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ne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nūk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pŕ̥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pŕ̥c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rjīkī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réava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rā́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say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su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s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sā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tú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yaj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yā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uy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vagh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vàśv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deva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ghr̥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kṣ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m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miśl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na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pas- (?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pat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r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rtan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sk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yava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ś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ṅgira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ṅgūṣ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ṇ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ṇḍ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d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yacak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bh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j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ṣiṣṭ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cī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g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m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p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rya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ryaṇ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rád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s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rutū́r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rūṣ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cak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du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ó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ā́t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ā́v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ā́yu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ā́ś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uradev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vas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yá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cand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ipríṇī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iśnáde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maśā́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náthi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ocíṣ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add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avae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avas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o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uṣṭīv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ád ( √dhā-, √kr̥-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ád-√dh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ṇid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ṣṭh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ṣṭhaś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óm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ótur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āvayát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āvayátsak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ā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bhaṁyā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bhrakhād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bhray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c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kradúg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krapūtap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náho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śukvá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aitre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etan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etayā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ít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ān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ā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ā́tr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e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āvyā̀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āvā́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āvā́śvast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ā́v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c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kap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k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m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dhas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var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y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s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ś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ṁt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é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é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ph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pr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cid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cijan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civr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neṣ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mb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́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́su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ṇḍ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ŕ̥ṅg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ū́rapatn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ūṣ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dhv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dhvákr̥ś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dhváth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dhváś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jasa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jav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m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́rṇ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́rṇ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ṣaḷak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dhvar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dhvar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mitr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pas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śvā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ṅk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aṁ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añ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iṣaj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u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uraṇ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i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man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amⁱ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v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īṣ- (?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rā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urgr̥bh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ā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ā- 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ra(n)t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r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r̥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āt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ūrdh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e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i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r̥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r̥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vr̥- ~ h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ajj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e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mā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ār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ūrv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am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av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aṇūk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hanⁱ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paṇ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ā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ūḷ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ip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u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ṇ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h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khas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i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r̥̄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r̥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ī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i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r̥maṇas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īḷ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nas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haṇ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i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̥tanā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ā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ī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thar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thirā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i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u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udh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u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ā- 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nā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kambhⁱ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pa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phr̥̄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r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r̥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r̥p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r̥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umn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vapas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aruṣ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r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r̥p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u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u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varⁱ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ví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dan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kṣaṇ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cas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nuṣ(y)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a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ya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ya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yat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ā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ā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ājay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īḍ- ~ √vīḷ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ajñā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up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ā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īṅkh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a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cam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athⁱ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udh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̥̄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ūrj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table table:name="swadesh" table:style-name="ta1">
        <table:table-column table:style-name="co1" table:number-columns-repeated="4" table:default-cell-style-name="ce6"/>
        <table:table-column table:style-name="co1" table:default-cell-style-name="ce8"/>
        <table:table-row table:style-name="ro3">
          <table:table-cell table:style-name="ce5" office:value-type="string" calcext:value-type="string">
            <text:p>№</text:p>
          </table:table-cell>
          <table:table-cell table:style-name="ce7" office:value-type="string" calcext:value-type="string">
            <text:p>English</text:p>
          </table:table-cell>
          <table:table-cell table:style-name="ce7" office:value-type="string" calcext:value-type="string">
            <text:p>Proto-Indo-European</text:p>
            <text:p><text:a xlink:href="https://en.wiktionary.org/wiki/Module:Swadesh/data/ine-pro" xlink:type="simple">edit (207)</text:a></text:p>
          </table:table-cell>
          <table:table-cell table:style-name="ce7" office:value-type="string" calcext:value-type="string">
            <text:p>Proto-Indo-Iranian</text:p>
            <text:p><text:a xlink:href="https://en.wiktionary.org/wiki/Module:Swadesh/data/iir-pro" xlink:type="simple">edit (148)</text:a></text:p>
          </table:table-cell>
          <table:table-cell table:style-name="ce7" office:value-type="string" calcext:value-type="string">
            <text:p>IPA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tionary.org/wiki/I" xlink:type="simple">I</text:a> (1sg)</text:p>
          </table:table-cell>
          <table:table-cell office:value-type="string" calcext:value-type="string">
            <text:p><text:a xlink:href="https://en.wiktionary.org/wiki/Reconstruction:Proto-Indo-European/éǵh₂" xlink:type="simple">*éǵh₂(om)</text:a></text:p>
          </table:table-cell>
          <table:table-cell office:value-type="string" calcext:value-type="string">
            <text:p><text:a xlink:href="https://en.wiktionary.org/wiki/Reconstruction:Proto-Indo-Iranian/aȷ́ʰám" xlink:type="simple">*aȷ́ʰám</text:a>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n.wiktionary.org/wiki/you" xlink:type="simple">you</text:a> (2sg)</text:p>
          </table:table-cell>
          <table:table-cell office:value-type="string" calcext:value-type="string">
            <text:p><text:a xlink:href="https://en.wiktionary.org/wiki/Reconstruction:Proto-Indo-European/túh₂" xlink:type="simple">*túh₂</text:a></text:p>
          </table:table-cell>
          <table:table-cell office:value-type="string" calcext:value-type="string">
            <text:p><text:a xlink:href="https://en.wiktionary.org/wiki/Reconstruction:Proto-Indo-Iranian/túH" xlink:type="simple">*túH</text:a>, <text:a xlink:href="https://en.wiktionary.org/w/index.php?title=Reconstruction:Proto-Indo-Iranian/tuHám&amp;action=edit&amp;redlink=1" xlink:type="simple">*tuHám</text:a>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n.wiktionary.org/wiki/he" xlink:type="simple">he</text:a>, <text:a xlink:href="https://en.wiktionary.org/wiki/she" xlink:type="simple">she</text:a>, <text:a xlink:href="https://en.wiktionary.org/wiki/it" xlink:type="simple">it</text:a> (3sg)</text:p>
          </table:table-cell>
          <table:table-cell office:value-type="string" calcext:value-type="string">
            <text:p><text:a xlink:href="https://en.wiktionary.org/wiki/Reconstruction:Proto-Indo-European/éy" xlink:type="simple">*éy</text:a></text:p>
          </table:table-cell>
          <table:table-cell office:value-type="string" calcext:value-type="string">
            <text:p><text:a xlink:href="https://en.wiktionary.org/wiki/Reconstruction:Proto-Indo-Iranian/sá" xlink:type="simple">*sá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n.wiktionary.org/wiki/we" xlink:type="simple">we</text:a> (1pl)</text:p>
          </table:table-cell>
          <table:table-cell office:value-type="string" calcext:value-type="string">
            <text:p><text:a xlink:href="https://en.wiktionary.org/wiki/Reconstruction:Proto-Indo-European/éǵh₂" xlink:type="simple">*wéy</text:a></text:p>
          </table:table-cell>
          <table:table-cell office:value-type="string" calcext:value-type="string">
            <text:p><text:a xlink:href="https://en.wiktionary.org/wiki/Reconstruction:Proto-Indo-Iranian/wayám" xlink:type="simple">*wayám</text:a>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n.wiktionary.org/wiki/you" xlink:type="simple">you</text:a> (2pl)</text:p>
          </table:table-cell>
          <table:table-cell office:value-type="string" calcext:value-type="string">
            <text:p><text:a xlink:href="https://en.wiktionary.org/wiki/Reconstruction:Proto-Indo-European/túh₂" xlink:type="simple">*yū</text:a></text:p>
          </table:table-cell>
          <table:table-cell office:value-type="string" calcext:value-type="string">
            <text:p><text:a xlink:href="https://en.wiktionary.org/wiki/Reconstruction:Proto-Indo-Iranian/yúH" xlink:type="simple">*yúH</text:a>, <text:a xlink:href="https://en.wiktionary.org/w/index.php?title=Reconstruction:Proto-Indo-Iranian/yuHyám&amp;action=edit&amp;redlink=1" xlink:type="simple">*yuHyám</text:a>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n.wiktionary.org/wiki/they" xlink:type="simple">they</text:a> (3pl)</text:p>
          </table:table-cell>
          <table:table-cell office:value-type="string" calcext:value-type="string">
            <text:p><text:a xlink:href="https://en.wiktionary.org/wiki/Reconstruction:Proto-Indo-European/éy" xlink:type="simple">*éyes</text:a></text:p>
          </table:table-cell>
          <table:table-cell office:value-type="string" calcext:value-type="string">
            <text:p><text:a xlink:href="https://en.wiktionary.org/w/index.php?title=Reconstruction:Proto-Indo-Iranian/tā́s&amp;action=edit&amp;redlink=1" xlink:type="simple">*tā́s</text:a>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n.wiktionary.org/wiki/this" xlink:type="simple">this</text:a></text:p>
          </table:table-cell>
          <table:table-cell office:value-type="string" calcext:value-type="string">
            <text:p><text:a xlink:href="https://en.wiktionary.org/wiki/Reconstruction:Proto-Indo-European/só" xlink:type="simple">*só, *séh₂, *tód</text:a></text:p>
          </table:table-cell>
          <table:table-cell office:value-type="string" calcext:value-type="string">
            <text:p><text:a xlink:href="https://en.wiktionary.org/wiki/Reconstruction:Proto-Indo-Iranian/ayám" xlink:type="simple">*ayám</text:a>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n.wiktionary.org/wiki/that" xlink:type="simple">that</text:a></text:p>
          </table:table-cell>
          <table:table-cell office:value-type="string" calcext:value-type="string">
            <text:p><text:a xlink:href="https://en.wiktionary.org/wiki/Reconstruction:Proto-Indo-European/yós" xlink:type="simple">*yós, *yéh₂, *yód</text:a></text:p>
          </table:table-cell>
          <table:table-cell office:value-type="string" calcext:value-type="string">
            <text:p><text:a xlink:href="https://en.wiktionary.org/wiki/Reconstruction:Proto-Indo-Iranian/sá" xlink:type="simple">*tád</text:a>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n.wiktionary.org/wiki/here" xlink:type="simple">here</text:a></text:p>
          </table:table-cell>
          <table:table-cell office:value-type="string" calcext:value-type="string">
            <text:p><text:a xlink:href="https://en.wiktionary.org/wiki/Reconstruction:Proto-Indo-European/ḱi" xlink:type="simple">*ḱi</text:a></text:p>
          </table:table-cell>
          <table:table-cell office:value-type="string" calcext:value-type="string">
            <text:p><text:a xlink:href="https://en.wiktionary.org/wiki/Reconstruction:Proto-Indo-Iranian/Hidʰá" xlink:type="simple">*Hidʰá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n.wiktionary.org/wiki/there" xlink:type="simple">there</text:a></text:p>
          </table:table-cell>
          <table:table-cell office:value-type="string" calcext:value-type="string">
            <text:p><text:a xlink:href="https://en.wiktionary.org/w/index.php?title=Reconstruction:Proto-Indo-European/h₂en&amp;action=edit&amp;redlink=1" xlink:type="simple">*h₂en</text:a></text:p>
          </table:table-cell>
          <table:table-cell office:value-type="string" calcext:value-type="string">
            <text:p><text:a xlink:href="https://en.wiktionary.org/w/index.php?title=Reconstruction:Proto-Indo-Iranian/tátra&amp;action=edit&amp;redlink=1" xlink:type="simple">*tátra</text:a>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n.wiktionary.org/wiki/who" xlink:type="simple">who</text:a></text:p>
          </table:table-cell>
          <table:table-cell office:value-type="string" calcext:value-type="string">
            <text:p><text:a xlink:href="https://en.wiktionary.org/wiki/Reconstruction:Proto-Indo-European/kʷis" xlink:type="simple">*kʷis (pron.), *kʷod (adj.)</text:a></text:p>
          </table:table-cell>
          <table:table-cell office:value-type="string" calcext:value-type="string">
            <text:p><text:a xlink:href="https://en.wiktionary.org/wiki/Reconstruction:Proto-Indo-Iranian/kás" xlink:type="simple">*kás, káH, kád</text:a>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n.wiktionary.org/wiki/what" xlink:type="simple">what</text:a></text:p>
          </table:table-cell>
          <table:table-cell office:value-type="string" calcext:value-type="string">
            <text:p><text:a xlink:href="https://en.wiktionary.org/wiki/Reconstruction:Proto-Indo-European/kʷis" xlink:type="simple">*kʷis</text:a></text:p>
          </table:table-cell>
          <table:table-cell office:value-type="string" calcext:value-type="string">
            <text:p><text:a xlink:href="https://en.wiktionary.org/w/index.php?title=Reconstruction:Proto-Indo-Iranian/kím&amp;action=edit&amp;redlink=1" xlink:type="simple">*kím</text:a>, <text:a xlink:href="https://en.wiktionary.org/w/index.php?title=Reconstruction:Proto-Indo-Iranian/čím&amp;action=edit&amp;redlink=1" xlink:type="simple">*čím</text:a>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n.wiktionary.org/wiki/where" xlink:type="simple">where</text:a></text:p>
          </table:table-cell>
          <table:table-cell office:value-type="string" calcext:value-type="string">
            <text:p><text:a xlink:href="https://en.wiktionary.org/wiki/Reconstruction:Proto-Indo-European/kʷis" xlink:type="simple">*kʷesmi</text:a></text:p>
          </table:table-cell>
          <table:table-cell office:value-type="string" calcext:value-type="string">
            <text:p><text:a xlink:href="https://en.wiktionary.org/w/index.php?title=Reconstruction:Proto-Indo-Iranian/kúH&amp;action=edit&amp;redlink=1" xlink:type="simple">*kúH</text:a></text:p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n.wiktionary.org/wiki/when" xlink:type="simple">when</text:a></text:p>
          </table:table-cell>
          <table:table-cell table:style-name="ce8"/>
          <table:table-cell office:value-type="string" calcext:value-type="string">
            <text:p><text:a xlink:href="https://en.wiktionary.org/w/index.php?title=Reconstruction:Proto-Indo-Iranian/kadáH&amp;action=edit&amp;redlink=1" xlink:type="simple">*kadáH</text:a></text:p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en.wiktionary.org/wiki/how" xlink:type="simple">how</text:a></text:p>
          </table:table-cell>
          <table:table-cell table:style-name="ce8"/>
          <table:table-cell office:value-type="string" calcext:value-type="string">
            <text:p><text:a xlink:href="https://en.wiktionary.org/w/index.php?title=Reconstruction:Proto-Indo-Iranian/káyna&amp;action=edit&amp;redlink=1" xlink:type="simple">*káyna</text:a>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en.wiktionary.org/wiki/not" xlink:type="simple">not</text:a></text:p>
          </table:table-cell>
          <table:table-cell office:value-type="string" calcext:value-type="string">
            <text:p><text:a xlink:href="https://en.wiktionary.org/wiki/Reconstruction:Proto-Indo-European/n̥-" xlink:type="simple">*n̥-</text:a>, <text:a xlink:href="https://en.wiktionary.org/wiki/Reconstruction:Proto-Indo-European/ne" xlink:type="simple">*ne</text:a></text:p>
          </table:table-cell>
          <table:table-cell office:value-type="string" calcext:value-type="string">
            <text:p><text:a xlink:href="https://en.wiktionary.org/w/index.php?title=Reconstruction:Proto-Indo-Iranian/na&amp;action=edit&amp;redlink=1" xlink:type="simple">*na</text:a>, <text:a xlink:href="https://en.wiktionary.org/wiki/Reconstruction:Proto-Indo-Iranian/a-" xlink:type="simple">*a-</text:a>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n.wiktionary.org/wiki/all" xlink:type="simple">all</text:a></text:p>
          </table:table-cell>
          <table:table-cell table:style-name="ce8"/>
          <table:table-cell office:value-type="string" calcext:value-type="string">
            <text:p><text:a xlink:href="https://en.wiktionary.org/wiki/Reconstruction:Proto-Indo-Iranian/sárwas" xlink:type="simple">*sárwas</text:a>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n.wiktionary.org/wiki/many" xlink:type="simple">many</text:a></text:p>
          </table:table-cell>
          <table:table-cell office:value-type="string" calcext:value-type="string">
            <text:p><text:a xlink:href="https://en.wiktionary.org/w/index.php?title=Reconstruction:Proto-Indo-European/monogʰo-&amp;action=edit&amp;redlink=1" xlink:type="simple">*monogʰo-</text:a></text:p>
          </table:table-cell>
          <table:table-cell office:value-type="string" calcext:value-type="string">
            <text:p><text:a xlink:href="https://en.wiktionary.org/wiki/Reconstruction:Proto-Indo-Iranian/pr̥Húš" xlink:type="simple">*pr̥Húš</text:a>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n.wiktionary.org/wiki/some" xlink:type="simple">some</text:a></text:p>
          </table:table-cell>
          <table:table-cell office:value-type="string" calcext:value-type="string">
            <text:p><text:a xlink:href="https://en.wiktionary.org/w/index.php?title=Reconstruction:Proto-Indo-European/kaylo-&amp;action=edit&amp;redlink=1" xlink:type="simple">*kaylo-</text:a>, <text:a xlink:href="https://en.wiktionary.org/w/index.php?title=Reconstruction:Proto-Indo-European/solwo-&amp;action=edit&amp;redlink=1" xlink:type="simple">*solwo-</text:a></text:p>
          </table:table-cell>
          <table:table-cell office:value-type="string" calcext:value-type="string">
            <text:p><text:a xlink:href="https://en.wiktionary.org/w/index.php?title=Reconstruction:Proto-Indo-Iranian/kínčid&amp;action=edit&amp;redlink=1" xlink:type="simple">*kínčid</text:a>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en.wiktionary.org/wiki/few" xlink:type="simple">few</text:a></text:p>
          </table:table-cell>
          <table:table-cell office:value-type="string" calcext:value-type="string">
            <text:p><text:a xlink:href="https://en.wiktionary.org/wiki/Reconstruction:Proto-Indo-European/peh₂w-" xlink:type="simple">*peh₂w-</text:a></text:p>
          </table:table-cell>
          <table:table-cell office:value-type="string" calcext:value-type="string">
            <text:p><text:a xlink:href="https://en.wiktionary.org/w/index.php?title=Reconstruction:Proto-Indo-Iranian/īšát&amp;action=edit&amp;redlink=1" xlink:type="simple">*īšát</text:a>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n.wiktionary.org/wiki/other" xlink:type="simple">other</text:a></text:p>
          </table:table-cell>
          <table:table-cell office:value-type="string" calcext:value-type="string">
            <text:p><text:a xlink:href="https://en.wiktionary.org/wiki/Reconstruction:Proto-Indo-European/h₂élyos" xlink:type="simple">*h₂élyos</text:a>, <text:a xlink:href="https://en.wiktionary.org/w/index.php?title=Reconstruction:Proto-Indo-European/h₂el-nó-&amp;action=edit&amp;redlink=1" xlink:type="simple">*h₂el-nó-</text:a></text:p>
          </table:table-cell>
          <table:table-cell office:value-type="string" calcext:value-type="string">
            <text:p><text:a xlink:href="https://en.wiktionary.org/wiki/Reconstruction:Proto-Indo-Iranian/Hanyás" xlink:type="simple">*Hanyás</text:a>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n.wiktionary.org/wiki/one" xlink:type="simple">one</text:a></text:p>
          </table:table-cell>
          <table:table-cell office:value-type="string" calcext:value-type="string">
            <text:p><text:a xlink:href="https://en.wiktionary.org/wiki/Reconstruction:Proto-Indo-European/óynos" xlink:type="simple">*(H)óynos, *(H)óykos, *(H)óywos</text:a>, <text:a xlink:href="https://en.wiktionary.org/wiki/Reconstruction:Proto-Indo-European/sḗm" xlink:type="simple">*sḗm</text:a></text:p>
          </table:table-cell>
          <table:table-cell office:value-type="string" calcext:value-type="string">
            <text:p><text:a xlink:href="https://en.wiktionary.org/wiki/Reconstruction:Proto-Indo-Iranian/Háywas" xlink:type="simple">*Háywas</text:a>, <text:a xlink:href="https://en.wiktionary.org/wiki/Reconstruction:Proto-Indo-Iranian/Háykas" xlink:type="simple">*Háykas</text:a>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en.wiktionary.org/wiki/two" xlink:type="simple">two</text:a></text:p>
          </table:table-cell>
          <table:table-cell office:value-type="string" calcext:value-type="string">
            <text:p><text:a xlink:href="https://en.wiktionary.org/wiki/Reconstruction:Proto-Indo-European/dwóh₁" xlink:type="simple">*dwóh₁; *dwó</text:a></text:p>
          </table:table-cell>
          <table:table-cell office:value-type="string" calcext:value-type="string">
            <text:p><text:a xlink:href="https://en.wiktionary.org/wiki/Reconstruction:Proto-Indo-Iranian/dwáH" xlink:type="simple">*dwáH</text:a></text:p>
          </table:table-cell>
          <table:table-cell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n.wiktionary.org/wiki/three" xlink:type="simple">three</text:a></text:p>
          </table:table-cell>
          <table:table-cell office:value-type="string" calcext:value-type="string">
            <text:p><text:a xlink:href="https://en.wiktionary.org/wiki/Reconstruction:Proto-Indo-European/tréyes" xlink:type="simple">*tréyes</text:a></text:p>
          </table:table-cell>
          <table:table-cell office:value-type="string" calcext:value-type="string">
            <text:p><text:a xlink:href="https://en.wiktionary.org/wiki/Reconstruction:Proto-Indo-Iranian/tráyas" xlink:type="simple">*tráyas</text:a></text:p>
          </table:table-cell>
          <table:table-cell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n.wiktionary.org/wiki/four" xlink:type="simple">four</text:a></text:p>
          </table:table-cell>
          <table:table-cell office:value-type="string" calcext:value-type="string">
            <text:p><text:a xlink:href="https://en.wiktionary.org/wiki/Reconstruction:Proto-Indo-European/kʷetwóres" xlink:type="simple">*kʷetwóres</text:a></text:p>
          </table:table-cell>
          <table:table-cell office:value-type="string" calcext:value-type="string">
            <text:p><text:a xlink:href="https://en.wiktionary.org/wiki/Reconstruction:Proto-Indo-Iranian/čatwā́ras" xlink:type="simple">*čatwā́ras</text:a></text:p>
          </table:table-cell>
          <table:table-cell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n.wiktionary.org/wiki/five" xlink:type="simple">five</text:a></text:p>
          </table:table-cell>
          <table:table-cell office:value-type="string" calcext:value-type="string">
            <text:p><text:a xlink:href="https://en.wiktionary.org/wiki/Reconstruction:Proto-Indo-European/pénkʷe" xlink:type="simple">*pénkʷe</text:a></text:p>
          </table:table-cell>
          <table:table-cell office:value-type="string" calcext:value-type="string">
            <text:p><text:a xlink:href="https://en.wiktionary.org/wiki/Reconstruction:Proto-Indo-Iranian/pánča" xlink:type="simple">*pánča</text:a></text:p>
          </table:table-cell>
          <table:table-cell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tionary.org/wiki/big" xlink:type="simple">big</text:a></text:p>
          </table:table-cell>
          <table:table-cell office:value-type="string" calcext:value-type="string">
            <text:p><text:a xlink:href="https://en.wiktionary.org/wiki/Reconstruction:Proto-Indo-European/méǵh₂s" xlink:type="simple">*méǵh₂s</text:a></text:p>
          </table:table-cell>
          <table:table-cell office:value-type="string" calcext:value-type="string">
            <text:p><text:a xlink:href="https://en.wiktionary.org/w/index.php?title=Reconstruction:Proto-Indo-Iranian/maȷ́ʰás&amp;action=edit&amp;redlink=1" xlink:type="simple">*maȷ́ʰás</text:a></text:p>
          </table:table-cell>
          <table:table-cell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en.wiktionary.org/wiki/long" xlink:type="simple">long</text:a></text:p>
          </table:table-cell>
          <table:table-cell office:value-type="string" calcext:value-type="string">
            <text:p><text:a xlink:href="https://en.wiktionary.org/wiki/Reconstruction:Proto-Indo-European/dl̥h₁gʰós" xlink:type="simple">*dl̥h₁gʰós</text:a></text:p>
          </table:table-cell>
          <table:table-cell office:value-type="string" calcext:value-type="string">
            <text:p><text:a xlink:href="https://en.wiktionary.org/wiki/Reconstruction:Proto-Indo-Iranian/dr̥Hgʰás" xlink:type="simple">*dr̥Hgʰás</text:a>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n.wiktionary.org/wiki/wide" xlink:type="simple">wide</text:a></text:p>
          </table:table-cell>
          <table:table-cell office:value-type="string" calcext:value-type="string">
            <text:p><text:a xlink:href="https://en.wiktionary.org/w/index.php?title=Reconstruction:Proto-Indo-European/stelh₃ós&amp;action=edit&amp;redlink=1" xlink:type="simple">*stelh₃ós</text:a></text:p>
          </table:table-cell>
          <table:table-cell office:value-type="string" calcext:value-type="string">
            <text:p><text:a xlink:href="https://en.wiktionary.org/wiki/Reconstruction:Proto-Indo-Iranian/pr̥tʰúš" xlink:type="simple">*pr̥tʰúš</text:a>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n.wiktionary.org/wiki/thick" xlink:type="simple">thick</text:a></text:p>
          </table:table-cell>
          <table:table-cell office:value-type="string" calcext:value-type="string">
            <text:p><text:a xlink:href="https://en.wiktionary.org/w/index.php?title=Reconstruction:Proto-Indo-European/bʰenǵʰ&amp;action=edit&amp;redlink=1" xlink:type="simple">*bʰenǵʰ</text:a>, <text:a xlink:href="https://en.wiktionary.org/wiki/Reconstruction:Proto-Indo-European/tégus" xlink:type="simple">*tégus</text:a></text:p>
          </table:table-cell>
          <table:table-cell office:value-type="string" calcext:value-type="string">
            <text:p><text:a xlink:href="https://en.wiktionary.org/wiki/Reconstruction:Proto-Indo-Iranian/stʰuHrás" xlink:type="simple">*stʰuHrás</text:a></text:p>
          </table:table-cell>
          <table:table-cell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n.wiktionary.org/wiki/heavy" xlink:type="simple">heavy</text:a></text:p>
          </table:table-cell>
          <table:table-cell office:value-type="string" calcext:value-type="string">
            <text:p><text:a xlink:href="https://en.wiktionary.org/wiki/Reconstruction:Proto-Indo-European/gʷréh₂us" xlink:type="simple">*gʷréh₂us</text:a></text:p>
          </table:table-cell>
          <table:table-cell office:value-type="string" calcext:value-type="string">
            <text:p><text:a xlink:href="https://en.wiktionary.org/wiki/Reconstruction:Proto-Indo-Iranian/gr̥Húš" xlink:type="simple">*gr̥Húš</text:a></text:p>
          </table:table-cell>
          <table:table-cell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n.wiktionary.org/wiki/small" xlink:type="simple">small</text:a></text:p>
          </table:table-cell>
          <table:table-cell office:value-type="string" calcext:value-type="string">
            <text:p><text:a xlink:href="https://en.wiktionary.org/wiki/Reconstruction:Proto-Indo-European/mey-" xlink:type="simple">*mey-</text:a></text:p>
          </table:table-cell>
          <table:table-cell office:value-type="string" calcext:value-type="string">
            <text:p><text:a xlink:href="https://en.wiktionary.org/w/index.php?title=Reconstruction:Proto-Indo-Iranian/tusćás&amp;action=edit&amp;redlink=1" xlink:type="simple">*tusćás</text:a>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en.wiktionary.org/wiki/short" xlink:type="simple">short</text:a></text:p>
          </table:table-cell>
          <table:table-cell office:value-type="string" calcext:value-type="string">
            <text:p><text:a xlink:href="https://en.wiktionary.org/wiki/Reconstruction:Proto-Indo-European/mréǵʰus" xlink:type="simple">*mréǵʰus</text:a>, <text:a xlink:href="https://en.wiktionary.org/wiki/Reconstruction:Proto-Indo-European/(s)ker-" xlink:type="simple">*(s)ker-</text:a></text:p>
          </table:table-cell>
          <table:table-cell office:value-type="string" calcext:value-type="string">
            <text:p><text:a xlink:href="https://en.wiktionary.org/w/index.php?title=Reconstruction:Proto-Indo-Iranian/kr̥dʰúš&amp;action=edit&amp;redlink=1" xlink:type="simple">*kr̥dʰúš</text:a></text:p>
          </table:table-cell>
          <table:table-cell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en.wiktionary.org/wiki/narrow" xlink:type="simple">narrow</text:a></text:p>
          </table:table-cell>
          <table:table-cell office:value-type="string" calcext:value-type="string">
            <text:p><text:a xlink:href="https://en.wiktionary.org/wiki/Reconstruction:Proto-Indo-European/h₂enǵʰ-" xlink:type="simple">*h₂enǵʰ-</text:a></text:p>
          </table:table-cell>
          <table:table-cell office:value-type="string" calcext:value-type="string">
            <text:p><text:a xlink:href="https://en.wiktionary.org/w/index.php?title=Reconstruction:Proto-Indo-Iranian/Hánȷ́ʰuš&amp;action=edit&amp;redlink=1" xlink:type="simple">*Hánȷ́ʰuš</text:a>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en.wiktionary.org/wiki/thin" xlink:type="simple">thin</text:a></text:p>
          </table:table-cell>
          <table:table-cell office:value-type="string" calcext:value-type="string">
            <text:p><text:a xlink:href="https://en.wiktionary.org/wiki/Reconstruction:Proto-Indo-European/ténh₂us" xlink:type="simple">*ténh₂us</text:a></text:p>
          </table:table-cell>
          <table:table-cell office:value-type="string" calcext:value-type="string">
            <text:p><text:a xlink:href="https://en.wiktionary.org/wiki/Reconstruction:Proto-Indo-Iranian/kr̥ćás" xlink:type="simple">*kr̥ćás</text:a>, <text:a xlink:href="https://en.wiktionary.org/w/index.php?title=Reconstruction:Proto-Indo-Iranian/tánuš&amp;action=edit&amp;redlink=1" xlink:type="simple">*tánuš</text:a>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en.wiktionary.org/wiki/woman" xlink:type="simple">woman</text:a></text:p>
          </table:table-cell>
          <table:table-cell office:value-type="string" calcext:value-type="string">
            <text:p><text:a xlink:href="https://en.wiktionary.org/wiki/Reconstruction:Proto-Indo-European/gʷḗn" xlink:type="simple">*gʷḗn</text:a>, <text:a xlink:href="https://en.wiktionary.org/w/index.php?title=Reconstruction:Proto-Indo-European/h₁esor-&amp;action=edit&amp;redlink=1" xlink:type="simple">*h₁esor-</text:a></text:p>
          </table:table-cell>
          <table:table-cell office:value-type="string" calcext:value-type="string">
            <text:p><text:a xlink:href="https://en.wiktionary.org/wiki/Reconstruction:Proto-Indo-Iranian/ǰánHs" xlink:type="simple">*ǰánHs</text:a>, <text:a xlink:href="https://en.wiktionary.org/wiki/Reconstruction:Proto-Indo-Iranian/gnáHs" xlink:type="simple">*gnáHs</text:a>, <text:a xlink:href="https://en.wiktionary.org/wiki/Reconstruction:Proto-Indo-Iranian/stríH" xlink:type="simple">*stríH</text:a>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en.wiktionary.org/wiki/man" xlink:type="simple">man</text:a> (adult male)</text:p>
          </table:table-cell>
          <table:table-cell office:value-type="string" calcext:value-type="string">
            <text:p><text:a xlink:href="https://en.wiktionary.org/wiki/Reconstruction:Proto-Indo-European/h₂nḗr" xlink:type="simple">*h₂nḗr</text:a>, <text:a xlink:href="https://en.wiktionary.org/wiki/Reconstruction:Proto-Indo-European/wiHrós" xlink:type="simple">*wiHrós</text:a></text:p>
          </table:table-cell>
          <table:table-cell office:value-type="string" calcext:value-type="string">
            <text:p><text:a xlink:href="https://en.wiktionary.org/wiki/Reconstruction:Proto-Indo-Iranian/wiHrás" xlink:type="simple">*wiHrás</text:a>, <text:a xlink:href="https://en.wiktionary.org/w/index.php?title=Reconstruction:Proto-Indo-Iranian/Hnáras&amp;action=edit&amp;redlink=1" xlink:type="simple">*Hnáras</text:a></text:p>
          </table:table-cell>
          <table:table-cell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en.wiktionary.org/wiki/man" xlink:type="simple">man</text:a> (human being)</text:p>
          </table:table-cell>
          <table:table-cell office:value-type="string" calcext:value-type="string">
            <text:p><text:a xlink:href="https://en.wiktionary.org/wiki/Reconstruction:Proto-Indo-European/mon-" xlink:type="simple">*mon-</text:a>, <text:a xlink:href="https://en.wiktionary.org/wiki/Reconstruction:Proto-Indo-European/ǵʰmṓ" xlink:type="simple">*ǵʰmṓ</text:a></text:p>
          </table:table-cell>
          <table:table-cell office:value-type="string" calcext:value-type="string">
            <text:p><text:a xlink:href="https://en.wiktionary.org/w/index.php?title=Reconstruction:Proto-Indo-Iranian/manušyás&amp;action=edit&amp;redlink=1" xlink:type="simple">*manušyás</text:a>, <text:a xlink:href="https://en.wiktionary.org/wiki/Reconstruction:Proto-Indo-Iranian/mártyas" xlink:type="simple">*mártyas</text:a></text:p>
          </table:table-cell>
          <table:table-cell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en.wiktionary.org/wiki/child" xlink:type="simple">child</text:a></text:p>
          </table:table-cell>
          <table:table-cell table:style-name="ce8"/>
          <table:table-cell office:value-type="string" calcext:value-type="string">
            <text:p><text:a xlink:href="https://en.wiktionary.org/wiki/Reconstruction:Proto-Indo-Iranian/ȷ́aHtás" xlink:type="simple">*ȷ́aHtás</text:a>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en.wiktionary.org/wiki/wife" xlink:type="simple">wife</text:a></text:p>
          </table:table-cell>
          <table:table-cell office:value-type="string" calcext:value-type="string">
            <text:p><text:a xlink:href="https://en.wiktionary.org/w/index.php?title=Reconstruction:Proto-Indo-European/pótnih₂&amp;action=edit&amp;redlink=1" xlink:type="simple">*pótnih₂</text:a></text:p>
          </table:table-cell>
          <table:table-cell office:value-type="string" calcext:value-type="string">
            <text:p><text:a xlink:href="https://en.wiktionary.org/w/index.php?title=Reconstruction:Proto-Indo-Iranian/pátniH&amp;action=edit&amp;redlink=1" xlink:type="simple">*pátniH</text:a></text:p>
          </table:table-cell>
          <table:table-cell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en.wiktionary.org/wiki/husband" xlink:type="simple">husband</text:a></text:p>
          </table:table-cell>
          <table:table-cell office:value-type="string" calcext:value-type="string">
            <text:p><text:a xlink:href="https://en.wiktionary.org/wiki/Reconstruction:Proto-Indo-European/wiHrós" xlink:type="simple">*wiHrós</text:a>, <text:a xlink:href="https://en.wiktionary.org/wiki/Reconstruction:Proto-Indo-European/pótis" xlink:type="simple">*pótis</text:a></text:p>
          </table:table-cell>
          <table:table-cell office:value-type="string" calcext:value-type="string">
            <text:p><text:a xlink:href="https://en.wiktionary.org/wiki/Reconstruction:Proto-Indo-Iranian/pátiš" xlink:type="simple">*pátiš</text:a></text:p>
          </table:table-cell>
          <table:table-cell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en.wiktionary.org/wiki/mother" xlink:type="simple">mother</text:a></text:p>
          </table:table-cell>
          <table:table-cell office:value-type="string" calcext:value-type="string">
            <text:p><text:a xlink:href="https://en.wiktionary.org/wiki/Reconstruction:Proto-Indo-European/méh₂tēr" xlink:type="simple">*méh₂tēr</text:a></text:p>
          </table:table-cell>
          <table:table-cell office:value-type="string" calcext:value-type="string">
            <text:p><text:a xlink:href="https://en.wiktionary.org/wiki/Reconstruction:Proto-Indo-Iranian/máHtā" xlink:type="simple">*máHtā</text:a></text:p>
          </table:table-cell>
          <table:table-cell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en.wiktionary.org/wiki/father" xlink:type="simple">father</text:a></text:p>
          </table:table-cell>
          <table:table-cell office:value-type="string" calcext:value-type="string">
            <text:p><text:a xlink:href="https://en.wiktionary.org/wiki/Reconstruction:Proto-Indo-European/átta" xlink:type="simple">*átta</text:a>, <text:a xlink:href="https://en.wiktionary.org/wiki/Reconstruction:Proto-Indo-European/ph₂tḗr" xlink:type="simple">*ph₂tḗr</text:a></text:p>
          </table:table-cell>
          <table:table-cell office:value-type="string" calcext:value-type="string">
            <text:p><text:a xlink:href="https://en.wiktionary.org/wiki/Reconstruction:Proto-Indo-Iranian/pHtā́" xlink:type="simple">*pHtā́</text:a></text:p>
          </table:table-cell>
          <table:table-cell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en.wiktionary.org/wiki/animal" xlink:type="simple">animal</text:a></text:p>
          </table:table-cell>
          <table:table-cell office:value-type="string" calcext:value-type="string">
            <text:p><text:a xlink:href="https://en.wiktionary.org/w/index.php?title=Reconstruction:Proto-Indo-European/dʰewsóm&amp;action=edit&amp;redlink=1" xlink:type="simple">*dʰewsóm</text:a>, <text:a xlink:href="https://en.wiktionary.org/wiki/Reconstruction:Proto-Indo-European/ǵʰwer-" xlink:type="simple">*ǵʰwer-</text:a></text:p>
          </table:table-cell>
          <table:table-cell office:value-type="string" calcext:value-type="string">
            <text:p><text:a xlink:href="https://en.wiktionary.org/wiki/Reconstruction:Proto-Indo-Iranian/páću" xlink:type="simple">*páću</text:a></text:p>
          </table:table-cell>
          <table:table-cell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en.wiktionary.org/wiki/fish" xlink:type="simple">fish</text:a></text:p>
          </table:table-cell>
          <table:table-cell office:value-type="string" calcext:value-type="string">
            <text:p><text:a xlink:href="https://en.wiktionary.org/wiki/Reconstruction:Proto-Indo-European/dʰǵʰu-" xlink:type="simple">*dʰǵʰu-</text:a>, <text:a xlink:href="https://en.wiktionary.org/wiki/Reconstruction:Proto-Indo-European/peysḱ-" xlink:type="simple">*peysḱ-</text:a></text:p>
          </table:table-cell>
          <table:table-cell office:value-type="string" calcext:value-type="string">
            <text:p><text:a xlink:href="https://en.wiktionary.org/wiki/Reconstruction:Proto-Indo-Iranian/mátsyas" xlink:type="simple">*mátsyas</text:a></text:p>
          </table:table-cell>
          <table:table-cell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en.wiktionary.org/wiki/bird" xlink:type="simple">bird</text:a></text:p>
          </table:table-cell>
          <table:table-cell office:value-type="string" calcext:value-type="string">
            <text:p><text:a xlink:href="https://en.wiktionary.org/wiki/Reconstruction:Proto-Indo-European/h₂éwis" xlink:type="simple">*h₂éwis</text:a></text:p>
          </table:table-cell>
          <table:table-cell office:value-type="string" calcext:value-type="string">
            <text:p><text:a xlink:href="https://en.wiktionary.org/wiki/Reconstruction:Proto-Indo-Iranian/Háwiš" xlink:type="simple">*Háwiš</text:a></text:p>
          </table:table-cell>
          <table:table-cell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en.wiktionary.org/wiki/dog" xlink:type="simple">dog</text:a></text:p>
          </table:table-cell>
          <table:table-cell office:value-type="string" calcext:value-type="string">
            <text:p><text:a xlink:href="https://en.wiktionary.org/wiki/Reconstruction:Proto-Indo-European/ḱwṓ" xlink:type="simple">*ḱwṓ</text:a></text:p>
          </table:table-cell>
          <table:table-cell office:value-type="string" calcext:value-type="string">
            <text:p><text:a xlink:href="https://en.wiktionary.org/wiki/Reconstruction:Proto-Indo-Iranian/ćwā́" xlink:type="simple">*ćwā́</text:a></text:p>
          </table:table-cell>
          <table:table-cell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en.wiktionary.org/wiki/louse" xlink:type="simple">louse</text:a></text:p>
          </table:table-cell>
          <table:table-cell office:value-type="string" calcext:value-type="string">
            <text:p><text:a xlink:href="https://en.wiktionary.org/wiki/Reconstruction:Proto-Indo-European/ḱ(o)nid-" xlink:type="simple">*ḱ(o)nid-</text:a>, <text:a xlink:href="https://en.wiktionary.org/wiki/Reconstruction:Proto-Indo-European/lewH-" xlink:type="simple">*lewH-</text:a></text:p>
          </table:table-cell>
          <table:table-cell office:value-type="string" calcext:value-type="string">
            <text:p><text:a xlink:href="https://en.wiktionary.org/w/index.php?title=Reconstruction:Proto-Indo-Iranian/ćwíšas&amp;action=edit&amp;redlink=1" xlink:type="simple">*ćwíšas</text:a></text:p>
          </table:table-cell>
          <table:table-cell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en.wiktionary.org/wiki/snake" xlink:type="simple">snake</text:a></text:p>
          </table:table-cell>
          <table:table-cell office:value-type="string" calcext:value-type="string">
            <text:p><text:a xlink:href="https://en.wiktionary.org/wiki/Reconstruction:Proto-Indo-European/h₂éngʷʰis" xlink:type="simple">*h₂éngʷʰis</text:a>, <text:a xlink:href="https://en.wiktionary.org/w/index.php?title=Reconstruction:Proto-Indo-European/(s)neh₁tr-&amp;action=edit&amp;redlink=1" xlink:type="simple">*(s)neh₁tr-</text:a></text:p>
          </table:table-cell>
          <table:table-cell office:value-type="string" calcext:value-type="string">
            <text:p><text:a xlink:href="https://en.wiktionary.org/wiki/Reconstruction:Proto-Indo-Iranian/sarpás" xlink:type="simple">*sarpás</text:a>, <text:a xlink:href="https://en.wiktionary.org/w/index.php?title=Reconstruction:Proto-Indo-Iranian/nāgás&amp;action=edit&amp;redlink=1" xlink:type="simple">*nāgás</text:a>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en.wiktionary.org/wiki/worm" xlink:type="simple">worm</text:a></text:p>
          </table:table-cell>
          <table:table-cell office:value-type="string" calcext:value-type="string">
            <text:p><text:a xlink:href="https://en.wiktionary.org/wiki/Reconstruction:Proto-Indo-European/wr̥mis" xlink:type="simple">*wr̥mis</text:a></text:p>
          </table:table-cell>
          <table:table-cell office:value-type="string" calcext:value-type="string">
            <text:p><text:a xlink:href="https://en.wiktionary.org/wiki/Reconstruction:Proto-Indo-Iranian/kŕ̥miš" xlink:type="simple">*kŕ̥miš</text:a>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en.wiktionary.org/wiki/tree" xlink:type="simple">tree</text:a></text:p>
          </table:table-cell>
          <table:table-cell office:value-type="string" calcext:value-type="string">
            <text:p><text:a xlink:href="https://en.wiktionary.org/wiki/Reconstruction:Proto-Indo-European/dóru" xlink:type="simple">*dóru</text:a> (genitive *dréws)</text:p>
          </table:table-cell>
          <table:table-cell office:value-type="string" calcext:value-type="string">
            <text:p><text:a xlink:href="https://en.wiktionary.org/wiki/Reconstruction:Proto-Indo-Iranian/dā́ru" xlink:type="simple">*dā́ru</text:a></text:p>
          </table:table-cell>
          <table:table-cell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en.wiktionary.org/wiki/forest" xlink:type="simple">forest</text:a>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en.wiktionary.org/wiki/stick" xlink:type="simple">stick</text:a></text:p>
          </table:table-cell>
          <table:table-cell office:value-type="string" calcext:value-type="string">
            <text:p><text:a xlink:href="https://en.wiktionary.org/w/index.php?title=Reconstruction:Proto-Indo-European/ǵʰasto-&amp;action=edit&amp;redlink=1" xlink:type="simple">*ǵʰasto-</text:a></text:p>
          </table:table-cell>
          <table:table-cell office:value-type="string" calcext:value-type="string">
            <text:p><text:a xlink:href="https://en.wiktionary.org/w/index.php?title=Reconstruction:Proto-Indo-Iranian/waytasás&amp;action=edit&amp;redlink=1" xlink:type="simple">*waytasás</text:a></text:p>
          </table:table-cell>
          <table:table-cell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en.wiktionary.org/wiki/fruit" xlink:type="simple">fruit</text:a>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en.wiktionary.org/wiki/seed" xlink:type="simple">seed</text:a></text:p>
          </table:table-cell>
          <table:table-cell office:value-type="string" calcext:value-type="string">
            <text:p><text:a xlink:href="https://en.wiktionary.org/wiki/Reconstruction:Proto-Indo-European/séh₁mn̥" xlink:type="simple">*séh₁mn̥</text:a></text:p>
          </table:table-cell>
          <table:table-cell office:value-type="string" calcext:value-type="string">
            <text:p><text:a xlink:href="https://en.wiktionary.org/wiki/Reconstruction:Proto-Indo-Iranian/bíHȷ́am" xlink:type="simple">*bíHȷ́am</text:a></text:p>
          </table:table-cell>
          <table:table-cell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en.wiktionary.org/wiki/leaf" xlink:type="simple">leaf</text:a></text:p>
          </table:table-cell>
          <table:table-cell office:value-type="string" calcext:value-type="string">
            <text:p><text:a xlink:href="https://en.wiktionary.org/wiki/Reconstruction:Proto-Indo-European/lewbʰ-" xlink:type="simple">*lewbʰ-</text:a>, <text:a xlink:href="https://en.wiktionary.org/wiki/Reconstruction:Proto-Indo-European/bʰleh₃-" xlink:type="simple">*bʰolh₃yom</text:a></text:p>
          </table:table-cell>
          <table:table-cell office:value-type="string" calcext:value-type="string">
            <text:p><text:a xlink:href="https://en.wiktionary.org/wiki/Reconstruction:Proto-Indo-Iranian/parnám" xlink:type="simple">*parnám</text:a></text:p>
          </table:table-cell>
          <table:table-cell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en.wiktionary.org/wiki/root" xlink:type="simple">root</text:a></text:p>
          </table:table-cell>
          <table:table-cell office:value-type="string" calcext:value-type="string">
            <text:p><text:a xlink:href="https://en.wiktionary.org/wiki/Reconstruction:Proto-Indo-European/wréh₂ds" xlink:type="simple">*wréh₂ds</text:a></text:p>
          </table:table-cell>
          <table:table-cell table:style-name="ce8"/>
          <table:table-cell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en.wiktionary.org/wiki/bark" xlink:type="simple">bark</text:a> (of a tree)</text:p>
          </table:table-cell>
          <table:table-cell office:value-type="string" calcext:value-type="string">
            <text:p><text:a xlink:href="https://en.wiktionary.org/w/index.php?title=Reconstruction:Proto-Indo-European/bʰérHǵos&amp;action=edit&amp;redlink=1" xlink:type="simple">*bʰérHǵos</text:a></text:p>
          </table:table-cell>
          <table:table-cell office:value-type="string" calcext:value-type="string">
            <text:p><text:a xlink:href="https://en.wiktionary.org/w/index.php?title=Reconstruction:Proto-Indo-Iranian/twákš&amp;action=edit&amp;redlink=1" xlink:type="simple">*twákš</text:a>, <text:a xlink:href="https://en.wiktionary.org/w/index.php?title=Reconstruction:Proto-Indo-Iranian/varkás&amp;action=edit&amp;redlink=1" xlink:type="simple">*varkás ~ valkás</text:a></text:p>
          </table:table-cell>
          <table:table-cell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en.wiktionary.org/wiki/flower" xlink:type="simple">flower</text:a></text:p>
          </table:table-cell>
          <table:table-cell office:value-type="string" calcext:value-type="string">
            <text:p><text:a xlink:href="https://en.wiktionary.org/wiki/Reconstruction:Proto-Indo-European/bʰleh₃-" xlink:type="simple">*bʰleh₃-</text:a></text:p>
          </table:table-cell>
          <table:table-cell table:style-name="ce8"/>
          <table:table-cell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en.wiktionary.org/wiki/grass" xlink:type="simple">grass</text:a></text:p>
          </table:table-cell>
          <table:table-cell office:value-type="string" calcext:value-type="string">
            <text:p><text:a xlink:href="https://en.wiktionary.org/w/index.php?title=Reconstruction:Proto-Indo-European/koyno-&amp;action=edit&amp;redlink=1" xlink:type="simple">*koyno-</text:a></text:p>
          </table:table-cell>
          <table:table-cell office:value-type="string" calcext:value-type="string">
            <text:p><text:a xlink:href="https://en.wiktionary.org/wiki/Reconstruction:Proto-Indo-Iranian/tŕ̥nam" xlink:type="simple">*tŕ̥nam</text:a></text:p>
          </table:table-cell>
          <table:table-cell/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en.wiktionary.org/wiki/rope" xlink:type="simple">rope</text:a></text:p>
          </table:table-cell>
          <table:table-cell office:value-type="string" calcext:value-type="string">
            <text:p><text:a xlink:href="https://en.wiktionary.org/w/index.php?title=Reconstruction:Proto-Indo-European/roypnós&amp;action=edit&amp;redlink=1" xlink:type="simple">*roypnós</text:a></text:p>
          </table:table-cell>
          <table:table-cell office:value-type="string" calcext:value-type="string">
            <text:p><text:a xlink:href="https://en.wiktionary.org/w/index.php?title=Reconstruction:Proto-Indo-Iranian/rázǰuš&amp;action=edit&amp;redlink=1" xlink:type="simple">*rázǰuš</text:a>, <text:a xlink:href="https://en.wiktionary.org/wiki/Reconstruction:Proto-Indo-Iranian/rać-" xlink:type="simple">*rać-</text:a> (root of many nouns meaning "rope")</text:p>
          </table:table-cell>
          <table:table-cell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en.wiktionary.org/wiki/skin" xlink:type="simple">skin</text:a></text:p>
          </table:table-cell>
          <table:table-cell office:value-type="string" calcext:value-type="string">
            <text:p><text:a xlink:href="https://en.wiktionary.org/wiki/Reconstruction:Proto-Indo-European/pel-" xlink:type="simple">*pel-</text:a>, <text:a xlink:href="https://en.wiktionary.org/w/index.php?title=Reconstruction:Proto-Indo-European/twékos&amp;action=edit&amp;redlink=1" xlink:type="simple">*twékos</text:a></text:p>
          </table:table-cell>
          <table:table-cell office:value-type="string" calcext:value-type="string">
            <text:p><text:a xlink:href="https://en.wiktionary.org/wiki/Reconstruction:Proto-Indo-Iranian/čárma" xlink:type="simple">*čárma</text:a></text:p>
          </table:table-cell>
          <table:table-cell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en.wiktionary.org/wiki/meat" xlink:type="simple">meat</text:a></text:p>
          </table:table-cell>
          <table:table-cell office:value-type="string" calcext:value-type="string">
            <text:p><text:a xlink:href="https://en.wiktionary.org/wiki/Reconstruction:Proto-Indo-European/mḗms" xlink:type="simple">*mḗms</text:a>, <text:a xlink:href="https://en.wiktionary.org/wiki/Reconstruction:Proto-Indo-European/krewh₂-" xlink:type="simple">*krewh₂-</text:a></text:p>
          </table:table-cell>
          <table:table-cell office:value-type="string" calcext:value-type="string">
            <text:p><text:a xlink:href="https://en.wiktionary.org/w/index.php?title=Reconstruction:Proto-Indo-Iranian/māmsás&amp;action=edit&amp;redlink=1" xlink:type="simple">*māmsás</text:a></text:p>
          </table:table-cell>
          <table:table-cell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en.wiktionary.org/wiki/blood" xlink:type="simple">blood</text:a></text:p>
          </table:table-cell>
          <table:table-cell office:value-type="string" calcext:value-type="string">
            <text:p><text:a xlink:href="https://en.wiktionary.org/wiki/Reconstruction:Proto-Indo-European/krewh₂-" xlink:type="simple">*krewh₂-</text:a>, <text:a xlink:href="https://en.wiktionary.org/wiki/Reconstruction:Proto-Indo-European/h₁ésh₂r̥" xlink:type="simple">*h₁ésh₂r̥</text:a></text:p>
          </table:table-cell>
          <table:table-cell office:value-type="string" calcext:value-type="string">
            <text:p><text:a xlink:href="https://en.wiktionary.org/wiki/Reconstruction:Proto-Indo-Iranian/HásHr̥" xlink:type="simple">*HásHr̥</text:a></text:p>
          </table:table-cell>
          <table:table-cell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en.wiktionary.org/wiki/bone" xlink:type="simple">bone</text:a></text:p>
          </table:table-cell>
          <table:table-cell office:value-type="string" calcext:value-type="string">
            <text:p><text:a xlink:href="https://en.wiktionary.org/wiki/Reconstruction:Proto-Indo-European/h₂óst" xlink:type="simple">*h₂óst</text:a>, <text:a xlink:href="https://en.wiktionary.org/w/index.php?title=Reconstruction:Proto-Indo-European/kost-&amp;action=edit&amp;redlink=1" xlink:type="simple">*kost-</text:a></text:p>
          </table:table-cell>
          <table:table-cell office:value-type="string" calcext:value-type="string">
            <text:p><text:a xlink:href="https://en.wiktionary.org/w/index.php?title=Reconstruction:Proto-Indo-Iranian/Hástʰi&amp;action=edit&amp;redlink=1" xlink:type="simple">*Hástʰi</text:a></text:p>
          </table:table-cell>
          <table:table-cell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en.wiktionary.org/wiki/fat" xlink:type="simple">fat</text:a> (noun)</text:p>
          </table:table-cell>
          <table:table-cell office:value-type="string" calcext:value-type="string">
            <text:p><text:a xlink:href="https://en.wiktionary.org/wiki/Reconstruction:Proto-Indo-European/smérus" xlink:type="simple">*smérus</text:a></text:p>
          </table:table-cell>
          <table:table-cell office:value-type="string" calcext:value-type="string">
            <text:p><text:a xlink:href="https://en.wiktionary.org/w/index.php?title=Reconstruction:Proto-Indo-Iranian/píHwas&amp;action=edit&amp;redlink=1" xlink:type="simple">*píHwas</text:a></text:p>
          </table:table-cell>
          <table:table-cell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en.wiktionary.org/wiki/egg" xlink:type="simple">egg</text:a></text:p>
          </table:table-cell>
          <table:table-cell office:value-type="string" calcext:value-type="string">
            <text:p><text:a xlink:href="https://en.wiktionary.org/wiki/Reconstruction:Proto-Indo-European/h₂ōwyóm" xlink:type="simple">*h₂ōwyóm</text:a></text:p>
          </table:table-cell>
          <table:table-cell office:value-type="string" calcext:value-type="string">
            <text:p><text:a xlink:href="https://en.wiktionary.org/w/index.php?title=Reconstruction:Proto-Indo-Iranian/Hāwyám&amp;action=edit&amp;redlink=1" xlink:type="simple">*Hāwyám</text:a></text:p>
          </table:table-cell>
          <table:table-cell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en.wiktionary.org/wiki/horn" xlink:type="simple">horn</text:a></text:p>
          </table:table-cell>
          <table:table-cell office:value-type="string" calcext:value-type="string">
            <text:p><text:a xlink:href="https://en.wiktionary.org/wiki/Reconstruction:Proto-Indo-European/ḱerh₂-" xlink:type="simple">*ḱr̥nom, *ḱerh₂(s), *ḱerh₂sr̥, *koru</text:a></text:p>
          </table:table-cell>
          <table:table-cell office:value-type="string" calcext:value-type="string">
            <text:p><text:a xlink:href="https://en.wiktionary.org/w/index.php?title=Reconstruction:Proto-Indo-Iranian/ćáypas&amp;action=edit&amp;redlink=1" xlink:type="simple">*ćáypas</text:a></text:p>
          </table:table-cell>
          <table:table-cell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en.wiktionary.org/wiki/tail" xlink:type="simple">tail</text:a></text:p>
          </table:table-cell>
          <table:table-cell table:style-name="ce8"/>
          <table:table-cell office:value-type="string" calcext:value-type="string">
            <text:p><text:a xlink:href="https://en.wiktionary.org/wiki/Reconstruction:Proto-Indo-Iranian/púšćas" xlink:type="simple">*púšćas</text:a>, <text:a xlink:href="https://en.wiktionary.org/w/index.php?title=Reconstruction:Proto-Indo-Iranian/wā́ras&amp;action=edit&amp;redlink=1" xlink:type="simple">*wā́ras</text:a></text:p>
          </table:table-cell>
          <table:table-cell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en.wiktionary.org/wiki/feather" xlink:type="simple">feather</text:a></text:p>
          </table:table-cell>
          <table:table-cell office:value-type="string" calcext:value-type="string">
            <text:p><text:a xlink:href="https://en.wiktionary.org/wiki/Reconstruction:Proto-Indo-European/péth₂r̥" xlink:type="simple">*péth₂r̥</text:a></text:p>
          </table:table-cell>
          <table:table-cell office:value-type="string" calcext:value-type="string">
            <text:p><text:a xlink:href="https://en.wiktionary.org/wiki/Reconstruction:Proto-Indo-Iranian/parnám" xlink:type="simple">*parnám</text:a></text:p>
          </table:table-cell>
          <table:table-cell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en.wiktionary.org/wiki/hair" xlink:type="simple">hair</text:a></text:p>
          </table:table-cell>
          <table:table-cell office:value-type="string" calcext:value-type="string">
            <text:p><text:a xlink:href="https://en.wiktionary.org/w/index.php?title=Reconstruction:Proto-Indo-European/pulh₂-&amp;action=edit&amp;redlink=1" xlink:type="simple">*pulh₂-</text:a></text:p>
          </table:table-cell>
          <table:table-cell office:value-type="string" calcext:value-type="string">
            <text:p><text:a xlink:href="https://en.wiktionary.org/wiki/Reconstruction:Proto-Indo-Iranian/Hráwma" xlink:type="simple">*Hráwma</text:a> (body hair?), <text:a xlink:href="https://en.wiktionary.org/w/index.php?title=Reconstruction:Proto-Indo-Iranian/káyćas&amp;action=edit&amp;redlink=1" xlink:type="simple">*káyćas</text:a> (hair on the head)</text:p>
          </table:table-cell>
          <table:table-cell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en.wiktionary.org/wiki/head" xlink:type="simple">head</text:a></text:p>
          </table:table-cell>
          <table:table-cell office:value-type="string" calcext:value-type="string">
            <text:p><text:a xlink:href="https://en.wiktionary.org/wiki/Reconstruction:Proto-Indo-European/káput-" xlink:type="simple">*káput-</text:a>, <text:a xlink:href="https://en.wiktionary.org/w/index.php?title=Reconstruction:Proto-Indo-European/gʰebʰelo-&amp;action=edit&amp;redlink=1" xlink:type="simple">*gʰebʰelo-</text:a></text:p>
          </table:table-cell>
          <table:table-cell office:value-type="string" calcext:value-type="string">
            <text:p><text:a xlink:href="https://en.wiktionary.org/wiki/Reconstruction:Proto-Indo-Iranian/ćŕ̥Has" xlink:type="simple">*ćŕ̥Has</text:a>, <text:a xlink:href="https://en.wiktionary.org/w/index.php?title=Reconstruction:Proto-Indo-Iranian/ćr̥Hšá&amp;action=edit&amp;redlink=1" xlink:type="simple">*ćr̥Hšá</text:a></text:p>
          </table:table-cell>
          <table:table-cell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en.wiktionary.org/wiki/ear" xlink:type="simple">ear</text:a></text:p>
          </table:table-cell>
          <table:table-cell office:value-type="string" calcext:value-type="string">
            <text:p><text:a xlink:href="https://en.wiktionary.org/wiki/Reconstruction:Proto-Indo-European/h₂ṓws" xlink:type="simple">*h₂ṓws</text:a></text:p>
          </table:table-cell>
          <table:table-cell office:value-type="string" calcext:value-type="string">
            <text:p><text:a xlink:href="https://en.wiktionary.org/w/index.php?title=Reconstruction:Proto-Indo-Iranian/kárnas&amp;action=edit&amp;redlink=1" xlink:type="simple">*kárnas</text:a></text:p>
          </table:table-cell>
          <table:table-cell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en.wiktionary.org/wiki/eye" xlink:type="simple">eye</text:a></text:p>
          </table:table-cell>
          <table:table-cell office:value-type="string" calcext:value-type="string">
            <text:p><text:a xlink:href="https://en.wiktionary.org/wiki/Reconstruction:Proto-Indo-European/h₃ókʷs" xlink:type="simple">*h₃ókʷs</text:a></text:p>
          </table:table-cell>
          <table:table-cell office:value-type="string" calcext:value-type="string">
            <text:p><text:a xlink:href="https://en.wiktionary.org/wiki/Reconstruction:Proto-Indo-Iranian/čákšuš" xlink:type="simple">*čákšuš</text:a>, <text:a xlink:href="https://en.wiktionary.org/wiki/Reconstruction:Proto-Indo-Iranian/čáćšma" xlink:type="simple">*čáćšma</text:a></text:p>
          </table:table-cell>
          <table:table-cell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en.wiktionary.org/wiki/nose" xlink:type="simple">nose</text:a></text:p>
          </table:table-cell>
          <table:table-cell office:value-type="string" calcext:value-type="string">
            <text:p><text:a xlink:href="https://en.wiktionary.org/wiki/Reconstruction:Proto-Indo-European/néh₂s" xlink:type="simple">*Hnéh₂s</text:a></text:p>
          </table:table-cell>
          <table:table-cell office:value-type="string" calcext:value-type="string">
            <text:p><text:a xlink:href="https://en.wiktionary.org/wiki/Reconstruction:Proto-Indo-Iranian/náHsaH" xlink:type="simple">*náHsaH</text:a></text:p>
          </table:table-cell>
          <table:table-cell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en.wiktionary.org/wiki/mouth" xlink:type="simple">mouth</text:a></text:p>
          </table:table-cell>
          <table:table-cell office:value-type="string" calcext:value-type="string">
            <text:p><text:a xlink:href="https://en.wiktionary.org/wiki/Reconstruction:Proto-Indo-European/h₃éh₁os" xlink:type="simple">*h₃éh₁os</text:a></text:p>
          </table:table-cell>
          <table:table-cell office:value-type="string" calcext:value-type="string">
            <text:p><text:a xlink:href="https://en.wiktionary.org/w/index.php?title=Reconstruction:Proto-Indo-Iranian/Hā́s&amp;action=edit&amp;redlink=1" xlink:type="simple">*Hā́s</text:a>, <text:a xlink:href="https://en.wiktionary.org/wiki/Reconstruction:Proto-Indo-Iranian/wáktram" xlink:type="simple">*wáktram</text:a></text:p>
          </table:table-cell>
          <table:table-cell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en.wiktionary.org/wiki/tooth" xlink:type="simple">tooth</text:a></text:p>
          </table:table-cell>
          <table:table-cell office:value-type="string" calcext:value-type="string">
            <text:p><text:a xlink:href="https://en.wiktionary.org/wiki/Reconstruction:Proto-Indo-European/h₃dónts" xlink:type="simple">*h₃dónts</text:a>, <text:a xlink:href="https://en.wiktionary.org/wiki/Reconstruction:Proto-Indo-European/ǵómbʰos" xlink:type="simple">*ǵómbʰos</text:a></text:p>
          </table:table-cell>
          <table:table-cell office:value-type="string" calcext:value-type="string">
            <text:p><text:a xlink:href="https://en.wiktionary.org/wiki/Reconstruction:Proto-Indo-Iranian/Hdánts" xlink:type="simple">*Hdánts</text:a>, <text:a xlink:href="https://en.wiktionary.org/wiki/Reconstruction:Proto-Indo-Iranian/ȷ́ámbʰas" xlink:type="simple">*ȷ́ámbʰas</text:a></text:p>
          </table:table-cell>
          <table:table-cell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en.wiktionary.org/wiki/tongue" xlink:type="simple">tongue</text:a> (organ)</text:p>
          </table:table-cell>
          <table:table-cell office:value-type="string" calcext:value-type="string">
            <text:p><text:a xlink:href="https://en.wiktionary.org/wiki/Reconstruction:Proto-Indo-European/dn̥ǵʰwéh₂s" xlink:type="simple">*dn̥ǵʰwéh₂s</text:a></text:p>
          </table:table-cell>
          <table:table-cell office:value-type="string" calcext:value-type="string">
            <text:p><text:a xlink:href="https://en.wiktionary.org/wiki/Reconstruction:Proto-Indo-Iranian/ȷ́iȷ́ʰwáH" xlink:type="simple">*ȷ́iȷ́ʰwáH</text:a></text:p>
          </table:table-cell>
          <table:table-cell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en.wiktionary.org/wiki/fingernail" xlink:type="simple">fingernail</text:a></text:p>
          </table:table-cell>
          <table:table-cell office:value-type="string" calcext:value-type="string">
            <text:p><text:a xlink:href="https://en.wiktionary.org/wiki/Reconstruction:Proto-Indo-European/h₃negʰ-" xlink:type="simple">*h₃negʰ-</text:a></text:p>
          </table:table-cell>
          <table:table-cell office:value-type="string" calcext:value-type="string">
            <text:p><text:a xlink:href="https://en.wiktionary.org/wiki/Reconstruction:Proto-Indo-Iranian/Hnā́kš" xlink:type="simple">*Hnā́kš ~ Hnakʰás</text:a></text:p>
          </table:table-cell>
          <table:table-cell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en.wiktionary.org/wiki/foot" xlink:type="simple">foot</text:a></text:p>
          </table:table-cell>
          <table:table-cell office:value-type="string" calcext:value-type="string">
            <text:p><text:a xlink:href="https://en.wiktionary.org/wiki/Reconstruction:Proto-Indo-European/pṓds" xlink:type="simple">*pṓds</text:a></text:p>
          </table:table-cell>
          <table:table-cell office:value-type="string" calcext:value-type="string">
            <text:p><text:a xlink:href="https://en.wiktionary.org/wiki/Reconstruction:Proto-Indo-Iranian/pā́ts" xlink:type="simple">*pā́ts</text:a></text:p>
          </table:table-cell>
          <table:table-cell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en.wiktionary.org/wiki/leg" xlink:type="simple">leg</text:a></text:p>
          </table:table-cell>
          <table:table-cell office:value-type="string" calcext:value-type="string">
            <text:p><text:a xlink:href="https://en.wiktionary.org/w/index.php?title=Reconstruction:Proto-Indo-European/kroksko&amp;action=edit&amp;redlink=1" xlink:type="simple">*kroksko</text:a></text:p>
          </table:table-cell>
          <table:table-cell table:style-name="ce8"/>
          <table:table-cell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en.wiktionary.org/wiki/knee" xlink:type="simple">knee</text:a></text:p>
          </table:table-cell>
          <table:table-cell office:value-type="string" calcext:value-type="string">
            <text:p><text:a xlink:href="https://en.wiktionary.org/wiki/Reconstruction:Proto-Indo-European/ǵónu" xlink:type="simple">*ǵónu</text:a></text:p>
          </table:table-cell>
          <table:table-cell office:value-type="string" calcext:value-type="string">
            <text:p><text:a xlink:href="https://en.wiktionary.org/wiki/Reconstruction:Proto-Indo-Iranian/ȷ́ā́nu" xlink:type="simple">*ȷ́ā́nu</text:a></text:p>
          </table:table-cell>
          <table:table-cell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en.wiktionary.org/wiki/hand" xlink:type="simple">hand</text:a></text:p>
          </table:table-cell>
          <table:table-cell office:value-type="string" calcext:value-type="string">
            <text:p><text:a xlink:href="https://en.wiktionary.org/wiki/Reconstruction:Proto-Indo-European/ǵʰésr̥" xlink:type="simple">*ǵʰésr̥</text:a>, <text:a xlink:href="https://en.wiktionary.org/w/index.php?title=Reconstruction:Proto-Indo-European/mar-&amp;action=edit&amp;redlink=1" xlink:type="simple">*mar-</text:a></text:p>
          </table:table-cell>
          <table:table-cell office:value-type="string" calcext:value-type="string">
            <text:p><text:a xlink:href="https://en.wiktionary.org/wiki/Reconstruction:Proto-Indo-Iranian/ȷ́ʰástas" xlink:type="simple">*ȷ́ʰástas</text:a></text:p>
          </table:table-cell>
          <table:table-cell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en.wiktionary.org/wiki/wing" xlink:type="simple">wing</text:a></text:p>
          </table:table-cell>
          <table:table-cell office:value-type="string" calcext:value-type="string">
            <text:p><text:a xlink:href="https://en.wiktionary.org/wiki/Reconstruction:Proto-Indo-European/péth₂r̥" xlink:type="simple">*péth₂r̥</text:a></text:p>
          </table:table-cell>
          <table:table-cell office:value-type="string" calcext:value-type="string">
            <text:p><text:a xlink:href="https://en.wiktionary.org/wiki/Reconstruction:Proto-Indo-Iranian/parnám" xlink:type="simple">*parnám</text:a></text:p>
          </table:table-cell>
          <table:table-cell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en.wiktionary.org/wiki/belly" xlink:type="simple">belly</text:a></text:p>
          </table:table-cell>
          <table:table-cell office:value-type="string" calcext:value-type="string">
            <text:p><text:a xlink:href="https://en.wiktionary.org/wiki/Reconstruction:Proto-Indo-European/úderos" xlink:type="simple">*úderos</text:a></text:p>
          </table:table-cell>
          <table:table-cell office:value-type="string" calcext:value-type="string">
            <text:p><text:a xlink:href="https://en.wiktionary.org/wiki/Reconstruction:Proto-Indo-Iranian/udáras" xlink:type="simple">*udáras</text:a></text:p>
          </table:table-cell>
          <table:table-cell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en.wiktionary.org/wiki/guts" xlink:type="simple">guts</text:a></text:p>
          </table:table-cell>
          <table:table-cell office:value-type="string" calcext:value-type="string">
            <text:p><text:a xlink:href="https://en.wiktionary.org/w/index.php?title=Reconstruction:Proto-Indo-European/eh₁ter-&amp;action=edit&amp;redlink=1" xlink:type="simple">*eh₁ter-</text:a></text:p>
          </table:table-cell>
          <table:table-cell office:value-type="string" calcext:value-type="string">
            <text:p><text:a xlink:href="https://en.wiktionary.org/w/index.php?title=Reconstruction:Proto-Indo-Iranian/Hántram&amp;action=edit&amp;redlink=1" xlink:type="simple">*Hántram</text:a></text:p>
          </table:table-cell>
          <table:table-cell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en.wiktionary.org/wiki/neck" xlink:type="simple">neck</text:a></text:p>
          </table:table-cell>
          <table:table-cell office:value-type="string" calcext:value-type="string">
            <text:p><text:a xlink:href="https://en.wiktionary.org/wiki/Reconstruction:Proto-Indo-European/mon-" xlink:type="simple">*mon-</text:a></text:p>
          </table:table-cell>
          <table:table-cell office:value-type="string" calcext:value-type="string">
            <text:p><text:a xlink:href="https://en.wiktionary.org/wiki/Reconstruction:Proto-Indo-Iranian/griHwáH" xlink:type="simple">*griHwáH</text:a> (neck, throat)</text:p>
          </table:table-cell>
          <table:table-cell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en.wiktionary.org/wiki/back" xlink:type="simple">back</text:a></text:p>
          </table:table-cell>
          <table:table-cell table:style-name="ce8"/>
          <table:table-cell office:value-type="string" calcext:value-type="string">
            <text:p><text:a xlink:href="https://en.wiktionary.org/wiki/Reconstruction:Proto-Indo-Iranian/pr̥štʰás" xlink:type="simple">*pr̥štʰás</text:a></text:p>
          </table:table-cell>
          <table:table-cell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en.wiktionary.org/wiki/breast" xlink:type="simple">breast</text:a></text:p>
          </table:table-cell>
          <table:table-cell office:value-type="string" calcext:value-type="string">
            <text:p><text:a xlink:href="https://en.wiktionary.org/wiki/Reconstruction:Proto-Indo-European/peg-" xlink:type="simple">*peg-</text:a>, <text:a xlink:href="https://en.wiktionary.org/wiki/Reconstruction:Proto-Indo-European/pstḗn" xlink:type="simple">*pstḗn</text:a></text:p>
          </table:table-cell>
          <table:table-cell office:value-type="string" calcext:value-type="string">
            <text:p><text:a xlink:href="https://en.wiktionary.org/wiki/Reconstruction:Proto-Indo-Iranian/pstánas" xlink:type="simple">*pstánas</text:a>, <text:a xlink:href="https://en.wiktionary.org/w/index.php?title=Reconstruction:Proto-Indo-Iranian/HúrHas&amp;action=edit&amp;redlink=1" xlink:type="simple">*HúrHas</text:a> (chest)</text:p>
          </table:table-cell>
          <table:table-cell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en.wiktionary.org/wiki/heart" xlink:type="simple">heart</text:a></text:p>
          </table:table-cell>
          <table:table-cell office:value-type="string" calcext:value-type="string">
            <text:p><text:a xlink:href="https://en.wiktionary.org/wiki/Reconstruction:Proto-Indo-European/ḱḗr" xlink:type="simple">*ḱḗr</text:a> (genitive *ḱr̥dés)</text:p>
          </table:table-cell>
          <table:table-cell office:value-type="string" calcext:value-type="string">
            <text:p><text:a xlink:href="https://en.wiktionary.org/wiki/Reconstruction:Proto-Indo-Iranian/ȷ́ʰŕ̥dayam" xlink:type="simple">*ȷ́ʰŕ̥dayam</text:a></text:p>
          </table:table-cell>
          <table:table-cell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en.wiktionary.org/wiki/liver" xlink:type="simple">liver</text:a></text:p>
          </table:table-cell>
          <table:table-cell office:value-type="string" calcext:value-type="string">
            <text:p><text:a xlink:href="https://en.wiktionary.org/wiki/Reconstruction:Proto-Indo-European/Hyékʷr̥" xlink:type="simple">*Hyékʷr̥</text:a></text:p>
          </table:table-cell>
          <table:table-cell office:value-type="string" calcext:value-type="string">
            <text:p><text:a xlink:href="https://en.wiktionary.org/wiki/Reconstruction:Proto-Indo-Iranian/Hyákr̥" xlink:type="simple">*Hyákr̥</text:a></text:p>
          </table:table-cell>
          <table:table-cell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to <text:a xlink:href="https://en.wiktionary.org/wiki/drink" xlink:type="simple">drink</text:a></text:p>
          </table:table-cell>
          <table:table-cell office:value-type="string" calcext:value-type="string">
            <text:p><text:a xlink:href="https://en.wiktionary.org/wiki/Reconstruction:Proto-Indo-European/píph₃eti" xlink:type="simple">*píph₃eti</text:a>, <text:a xlink:href="https://en.wiktionary.org/wiki/Reconstruction:Proto-Indo-European/h₁egʷʰ-" xlink:type="simple">*h₁egʷʰ-</text:a></text:p>
          </table:table-cell>
          <table:table-cell office:value-type="string" calcext:value-type="string">
            <text:p><text:a xlink:href="https://en.wiktionary.org/wiki/Reconstruction:Proto-Indo-Iranian/píbati" xlink:type="simple">*píbati</text:a></text:p>
          </table:table-cell>
          <table:table-cell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to <text:a xlink:href="https://en.wiktionary.org/wiki/eat" xlink:type="simple">eat</text:a></text:p>
          </table:table-cell>
          <table:table-cell office:value-type="string" calcext:value-type="string">
            <text:p><text:a xlink:href="https://en.wiktionary.org/wiki/Reconstruction:Proto-Indo-European/h₁ed-" xlink:type="simple">*h₁ed-</text:a></text:p>
          </table:table-cell>
          <table:table-cell office:value-type="string" calcext:value-type="string">
            <text:p><text:a xlink:href="https://en.wiktionary.org/wiki/Reconstruction:Proto-Indo-Iranian/Hátˢti" xlink:type="simple">*Hátˢti</text:a></text:p>
          </table:table-cell>
          <table:table-cell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to <text:a xlink:href="https://en.wiktionary.org/wiki/bite" xlink:type="simple">bite</text:a></text:p>
          </table:table-cell>
          <table:table-cell office:value-type="string" calcext:value-type="string">
            <text:p><text:a xlink:href="https://en.wiktionary.org/wiki/Reconstruction:Proto-Indo-European/denḱ-" xlink:type="simple">*denḱ-</text:a>, <text:a xlink:href="https://en.wiktionary.org/wiki/Reconstruction:Proto-Indo-European/h₁ed-" xlink:type="simple">*h₁ed-</text:a></text:p>
          </table:table-cell>
          <table:table-cell office:value-type="string" calcext:value-type="string">
            <text:p><text:a xlink:href="https://en.wiktionary.org/w/index.php?title=Reconstruction:Proto-Indo-Iranian/dáćati&amp;action=edit&amp;redlink=1" xlink:type="simple">*dáćati</text:a></text:p>
          </table:table-cell>
          <table:table-cell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to <text:a xlink:href="https://en.wiktionary.org/wiki/suck" xlink:type="simple">suck</text:a></text:p>
          </table:table-cell>
          <table:table-cell office:value-type="string" calcext:value-type="string">
            <text:p><text:a xlink:href="https://en.wiktionary.org/wiki/Reconstruction:Proto-Indo-European/dʰeh₁(y)-" xlink:type="simple">*dʰeh₁(y)-</text:a></text:p>
          </table:table-cell>
          <table:table-cell office:value-type="string" calcext:value-type="string">
            <text:p><text:a xlink:href="https://en.wiktionary.org/w/index.php?title=Reconstruction:Proto-Indo-Iranian/dʰáyati&amp;action=edit&amp;redlink=1" xlink:type="simple">*dʰáyati</text:a></text:p>
          </table:table-cell>
          <table:table-cell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to <text:a xlink:href="https://en.wiktionary.org/wiki/spit" xlink:type="simple">spit</text:a></text:p>
          </table:table-cell>
          <table:table-cell office:value-type="string" calcext:value-type="string">
            <text:p><text:a xlink:href="https://en.wiktionary.org/w/index.php?title=Reconstruction:Proto-Indo-European/sp(y)ew-&amp;action=edit&amp;redlink=1" xlink:type="simple">*sp(y)ew-</text:a></text:p>
          </table:table-cell>
          <table:table-cell table:style-name="ce8"/>
          <table:table-cell/>
        </table:table-row>
        <table:table-row table:style-name="ro5">
          <table:table-cell office:value-type="float" office:value="97" calcext:value-type="float">
            <text:p>97</text:p>
          </table:table-cell>
          <table:table-cell office:value-type="string" calcext:value-type="string">
            <text:p>to <text:a xlink:href="https://en.wiktionary.org/wiki/vomit" xlink:type="simple">vomit</text:a></text:p>
          </table:table-cell>
          <table:table-cell office:value-type="string" calcext:value-type="string">
            <text:p><text:a xlink:href="https://en.wiktionary.org/wiki/Reconstruction:Proto-Indo-European/wemh₁-" xlink:type="simple">*wemh₁-</text:a>, <text:a xlink:href="https://en.wiktionary.org/w/index.php?title=Reconstruction:Proto-Indo-European/h₁reug-&amp;action=edit&amp;redlink=1" xlink:type="simple">*h₁reug-</text:a></text:p>
          </table:table-cell>
          <table:table-cell office:value-type="string" calcext:value-type="string">
            <text:p><text:a xlink:href="https://en.wiktionary.org/w/index.php?title=Reconstruction:Proto-Indo-Iranian/wámHati&amp;action=edit&amp;redlink=1" xlink:type="simple">*wámHati</text:a></text:p>
          </table:table-cell>
          <table:table-cell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to <text:a xlink:href="https://en.wiktionary.org/wiki/blow" xlink:type="simple">blow</text:a></text:p>
          </table:table-cell>
          <table:table-cell office:value-type="string" calcext:value-type="string">
            <text:p><text:a xlink:href="https://en.wiktionary.org/wiki/Reconstruction:Proto-Indo-European/h₂weh₁-" xlink:type="simple">*h₂weh₁-</text:a></text:p>
          </table:table-cell>
          <table:table-cell office:value-type="string" calcext:value-type="string">
            <text:p><text:a xlink:href="https://en.wiktionary.org/w/index.php?title=Reconstruction:Proto-Indo-Iranian/Hwā́ti&amp;action=edit&amp;redlink=1" xlink:type="simple">*Hwā́ti</text:a> (of the wind), <text:a xlink:href="https://en.wiktionary.org/w/index.php?title=Reconstruction:Proto-Indo-Iranian/dʰámati&amp;action=edit&amp;redlink=1" xlink:type="simple">*dʰámati</text:a></text:p>
          </table:table-cell>
          <table:table-cell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to <text:a xlink:href="https://en.wiktionary.org/wiki/breathe" xlink:type="simple">breathe</text:a></text:p>
          </table:table-cell>
          <table:table-cell office:value-type="string" calcext:value-type="string">
            <text:p><text:a xlink:href="https://en.wiktionary.org/wiki/Reconstruction:Proto-Indo-European/pnew-" xlink:type="simple">*pnew-</text:a></text:p>
          </table:table-cell>
          <table:table-cell table:style-name="ce8"/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to <text:a xlink:href="https://en.wiktionary.org/wiki/laugh" xlink:type="simple">laugh</text:a></text:p>
          </table:table-cell>
          <table:table-cell office:value-type="string" calcext:value-type="string">
            <text:p><text:a xlink:href="https://en.wiktionary.org/wiki/Reconstruction:Proto-Indo-European/(s)mey-" xlink:type="simple">*(s)mey-</text:a></text:p>
          </table:table-cell>
          <table:table-cell office:value-type="string" calcext:value-type="string">
            <text:p><text:a xlink:href="https://en.wiktionary.org/w/index.php?title=Reconstruction:Proto-Indo-Iranian/smáyatay&amp;action=edit&amp;redlink=1" xlink:type="simple">*smáyatay</text:a></text:p>
          </table:table-cell>
          <table:table-cell/>
        </table:table-row>
        <table:table-row table:style-name="ro5">
          <table:table-cell office:value-type="float" office:value="101" calcext:value-type="float">
            <text:p>101</text:p>
          </table:table-cell>
          <table:table-cell office:value-type="string" calcext:value-type="string">
            <text:p>to <text:a xlink:href="https://en.wiktionary.org/wiki/see" xlink:type="simple">see</text:a></text:p>
          </table:table-cell>
          <table:table-cell office:value-type="string" calcext:value-type="string">
            <text:p><text:a xlink:href="https://en.wiktionary.org/wiki/Reconstruction:Proto-Indo-European/derḱ-" xlink:type="simple">*derḱ-</text:a>, <text:a xlink:href="https://en.wiktionary.org/wiki/Reconstruction:Proto-Indo-European/weyd-" xlink:type="simple">*weyd-</text:a></text:p>
          </table:table-cell>
          <table:table-cell office:value-type="string" calcext:value-type="string">
            <text:p><text:a xlink:href="https://en.wiktionary.org/wiki/Reconstruction:Proto-Indo-Iranian/čáštay" xlink:type="simple">*čáštay</text:a></text:p>
          </table:table-cell>
          <table:table-cell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to <text:a xlink:href="https://en.wiktionary.org/wiki/hear" xlink:type="simple">hear</text:a></text:p>
          </table:table-cell>
          <table:table-cell office:value-type="string" calcext:value-type="string">
            <text:p><text:a xlink:href="https://en.wiktionary.org/wiki/Reconstruction:Proto-Indo-European/ḱlew-" xlink:type="simple">*ḱlew-</text:a></text:p>
          </table:table-cell>
          <table:table-cell office:value-type="string" calcext:value-type="string">
            <text:p><text:a xlink:href="https://en.wiktionary.org/wiki/Reconstruction:Proto-Indo-Iranian/ćr̥náwti" xlink:type="simple">*ćr̥náwti</text:a></text:p>
          </table:table-cell>
          <table:table-cell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to <text:a xlink:href="https://en.wiktionary.org/wiki/know" xlink:type="simple">know</text:a></text:p>
          </table:table-cell>
          <table:table-cell office:value-type="string" calcext:value-type="string">
            <text:p><text:a xlink:href="https://en.wiktionary.org/wiki/Reconstruction:Proto-Indo-European/ǵneh₃-" xlink:type="simple">*ǵneh₃-</text:a>, <text:a xlink:href="https://en.wiktionary.org/w/index.php?title=Reconstruction:Proto-Indo-European/ǵnéh₃-sḱ-&amp;action=edit&amp;redlink=1" xlink:type="simple">*ǵnéh₃-sḱ-</text:a>, <text:a xlink:href="https://en.wiktionary.org/wiki/Reconstruction:Proto-Indo-European/weyd-" xlink:type="simple">*weyd-</text:a></text:p>
          </table:table-cell>
          <table:table-cell office:value-type="string" calcext:value-type="string">
            <text:p><text:a xlink:href="https://en.wiktionary.org/wiki/Reconstruction:Proto-Indo-Iranian/ȷ́ānáHti" xlink:type="simple">*ȷ́ānáHti</text:a></text:p>
          </table:table-cell>
          <table:table-cell/>
        </table:table-row>
        <table:table-row table:style-name="ro5">
          <table:table-cell office:value-type="float" office:value="104" calcext:value-type="float">
            <text:p>104</text:p>
          </table:table-cell>
          <table:table-cell office:value-type="string" calcext:value-type="string">
            <text:p>to <text:a xlink:href="https://en.wiktionary.org/wiki/think" xlink:type="simple">think</text:a></text:p>
          </table:table-cell>
          <table:table-cell office:value-type="string" calcext:value-type="string">
            <text:p><text:a xlink:href="https://en.wiktionary.org/wiki/Reconstruction:Proto-Indo-European/memóne" xlink:type="simple">*memóne</text:a>, <text:a xlink:href="https://en.wiktionary.org/wiki/Reconstruction:Proto-Indo-European/teng-" xlink:type="simple">*teng-</text:a></text:p>
          </table:table-cell>
          <table:table-cell office:value-type="string" calcext:value-type="string">
            <text:p><text:a xlink:href="https://en.wiktionary.org/wiki/Reconstruction:Proto-Indo-Iranian/mányatay" xlink:type="simple">*mányatay</text:a></text:p>
          </table:table-cell>
          <table:table-cell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to <text:a xlink:href="https://en.wiktionary.org/wiki/smell" xlink:type="simple">smell</text:a></text:p>
          </table:table-cell>
          <table:table-cell office:value-type="string" calcext:value-type="string">
            <text:p><text:a xlink:href="https://en.wiktionary.org/wiki/Reconstruction:Proto-Indo-European/h₃ed-" xlink:type="simple">*h₃ed-</text:a></text:p>
          </table:table-cell>
          <table:table-cell table:style-name="ce8"/>
          <table:table-cell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to <text:a xlink:href="https://en.wiktionary.org/wiki/fear" xlink:type="simple">fear</text:a></text:p>
          </table:table-cell>
          <table:table-cell table:style-name="ce8"/>
          <table:table-cell office:value-type="string" calcext:value-type="string">
            <text:p><text:a xlink:href="https://en.wiktionary.org/w/index.php?title=Reconstruction:Proto-Indo-Iranian/bʰáyHti&amp;action=edit&amp;redlink=1" xlink:type="simple">*bʰáyHti</text:a></text:p>
          </table:table-cell>
          <table:table-cell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to <text:a xlink:href="https://en.wiktionary.org/wiki/sleep" xlink:type="simple">sleep</text:a></text:p>
          </table:table-cell>
          <table:table-cell office:value-type="string" calcext:value-type="string">
            <text:p><text:a xlink:href="https://en.wiktionary.org/wiki/Reconstruction:Proto-Indo-European/swep-" xlink:type="simple">*swep-</text:a>, <text:a xlink:href="https://en.wiktionary.org/wiki/Reconstruction:Proto-Indo-European/drem-" xlink:type="simple">*drem-</text:a></text:p>
          </table:table-cell>
          <table:table-cell office:value-type="string" calcext:value-type="string">
            <text:p><text:a xlink:href="https://en.wiktionary.org/w/index.php?title=Reconstruction:Proto-Indo-Iranian/swápati&amp;action=edit&amp;redlink=1" xlink:type="simple">*swápati</text:a></text:p>
          </table:table-cell>
          <table:table-cell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to <text:a xlink:href="https://en.wiktionary.org/wiki/live" xlink:type="simple">live</text:a></text:p>
          </table:table-cell>
          <table:table-cell office:value-type="string" calcext:value-type="string">
            <text:p><text:a xlink:href="https://en.wiktionary.org/wiki/Reconstruction:Proto-Indo-European/gʷeyh₃-" xlink:type="simple">*gʷeyh₃-</text:a></text:p>
          </table:table-cell>
          <table:table-cell office:value-type="string" calcext:value-type="string">
            <text:p><text:a xlink:href="https://en.wiktionary.org/wiki/Reconstruction:Proto-Indo-Iranian/ǰíHwati" xlink:type="simple">*ǰíHwati</text:a></text:p>
          </table:table-cell>
          <table:table-cell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to <text:a xlink:href="https://en.wiktionary.org/wiki/die" xlink:type="simple">die</text:a></text:p>
          </table:table-cell>
          <table:table-cell office:value-type="string" calcext:value-type="string">
            <text:p><text:a xlink:href="https://en.wiktionary.org/wiki/Reconstruction:Proto-Indo-European/mer-" xlink:type="simple">*mer-</text:a>, <text:a xlink:href="https://en.wiktionary.org/wiki/Reconstruction:Proto-Indo-European/dʰew-" xlink:type="simple">*dʰew-</text:a></text:p>
          </table:table-cell>
          <table:table-cell office:value-type="string" calcext:value-type="string">
            <text:p><text:a xlink:href="https://en.wiktionary.org/wiki/Reconstruction:Proto-Indo-Iranian/mriyátay" xlink:type="simple">*mriyátay</text:a></text:p>
          </table:table-cell>
          <table:table-cell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to <text:a xlink:href="https://en.wiktionary.org/wiki/kill" xlink:type="simple">kill</text:a></text:p>
          </table:table-cell>
          <table:table-cell office:value-type="string" calcext:value-type="string">
            <text:p><text:a xlink:href="https://en.wiktionary.org/wiki/Reconstruction:Proto-Indo-European/gʷʰen-" xlink:type="simple">*gʷʰen-</text:a></text:p>
          </table:table-cell>
          <table:table-cell office:value-type="string" calcext:value-type="string">
            <text:p><text:a xlink:href="https://en.wiktionary.org/wiki/Reconstruction:Proto-Indo-Iranian/ǰʰánti" xlink:type="simple">*ǰʰánti</text:a></text:p>
          </table:table-cell>
          <table:table-cell/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to <text:a xlink:href="https://en.wiktionary.org/wiki/fight" xlink:type="simple">fight</text:a></text:p>
          </table:table-cell>
          <table:table-cell table:style-name="ce8"/>
          <table:table-cell office:value-type="string" calcext:value-type="string">
            <text:p><text:a xlink:href="https://en.wiktionary.org/w/index.php?title=Reconstruction:Proto-Indo-Iranian/Hyáwdʰati&amp;action=edit&amp;redlink=1" xlink:type="simple">*Hyáwdʰati</text:a>, <text:a xlink:href="https://en.wiktionary.org/w/index.php?title=Reconstruction:Proto-Indo-Iranian/Hyúdʰyati&amp;action=edit&amp;redlink=1" xlink:type="simple">*Hyúdʰyati</text:a></text:p>
          </table:table-cell>
          <table:table-cell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to <text:a xlink:href="https://en.wiktionary.org/wiki/hunt" xlink:type="simple">hunt</text:a></text:p>
          </table:table-cell>
          <table:table-cell office:value-type="string" calcext:value-type="string">
            <text:p><text:a xlink:href="https://en.wiktionary.org/wiki/Reconstruction:Proto-Indo-European/weyh₁-" xlink:type="simple">*weyh₁-</text:a>, <text:a xlink:href="https://en.wiktionary.org/w/index.php?title=Reconstruction:Proto-Indo-European/sekʷh₃-&amp;action=edit&amp;redlink=1" xlink:type="simple">*sekʷh₃-</text:a></text:p>
          </table:table-cell>
          <table:table-cell office:value-type="string" calcext:value-type="string">
            <text:p><text:a xlink:href="https://en.wiktionary.org/wiki/Reconstruction:Proto-Indo-Iranian/wáyHti" xlink:type="simple">*wáyHti</text:a> (to chase)</text:p>
          </table:table-cell>
          <table:table-cell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to <text:a xlink:href="https://en.wiktionary.org/wiki/hit" xlink:type="simple">hit</text:a></text:p>
          </table:table-cell>
          <table:table-cell office:value-type="string" calcext:value-type="string">
            <text:p><text:a xlink:href="https://en.wiktionary.org/w/index.php?title=Reconstruction:Proto-Indo-European/pleh₂k-&amp;action=edit&amp;redlink=1" xlink:type="simple">*pleh₂k-</text:a></text:p>
          </table:table-cell>
          <table:table-cell table:style-name="ce8"/>
          <table:table-cell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to <text:a xlink:href="https://en.wiktionary.org/wiki/cut" xlink:type="simple">cut</text:a></text:p>
          </table:table-cell>
          <table:table-cell office:value-type="string" calcext:value-type="string">
            <text:p><text:a xlink:href="https://en.wiktionary.org/w/index.php?title=Reconstruction:Proto-Indo-European/kr̥t-&amp;action=edit&amp;redlink=1" xlink:type="simple">*kr̥t-</text:a></text:p>
          </table:table-cell>
          <table:table-cell office:value-type="string" calcext:value-type="string">
            <text:p><text:a xlink:href="https://en.wiktionary.org/wiki/Reconstruction:Proto-Indo-Iranian/śćinátˢti" xlink:type="simple">*śćinátˢti</text:a></text:p>
          </table:table-cell>
          <table:table-cell/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to <text:a xlink:href="https://en.wiktionary.org/wiki/split" xlink:type="simple">split</text:a></text:p>
          </table:table-cell>
          <table:table-cell office:value-type="string" calcext:value-type="string">
            <text:p><text:a xlink:href="https://en.wiktionary.org/wiki/Reconstruction:Proto-Indo-European/skéydt" xlink:type="simple">*skéydt</text:a>, <text:a xlink:href="https://en.wiktionary.org/wiki/Reconstruction:Proto-Indo-European/skinédti" xlink:type="simple">*skinédti</text:a></text:p>
          </table:table-cell>
          <table:table-cell office:value-type="string" calcext:value-type="string">
            <text:p><text:a xlink:href="https://en.wiktionary.org/wiki/Reconstruction:Proto-Indo-Iranian/bʰinátˢti" xlink:type="simple">*bʰinátˢti</text:a></text:p>
          </table:table-cell>
          <table:table-cell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to <text:a xlink:href="https://en.wiktionary.org/wiki/stab" xlink:type="simple">stab</text:a></text:p>
          </table:table-cell>
          <table:table-cell office:value-type="string" calcext:value-type="string">
            <text:p><text:a xlink:href="https://en.wiktionary.org/wiki/Reconstruction:Proto-Indo-European/dʰeygʷ-" xlink:type="simple">*dʰeygʷ-</text:a>, <text:a xlink:href="https://en.wiktionary.org/w/index.php?title=Reconstruction:Proto-Indo-European/bʰod-&amp;action=edit&amp;redlink=1" xlink:type="simple">*bʰod-</text:a></text:p>
          </table:table-cell>
          <table:table-cell table:style-name="ce8"/>
          <table:table-cell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to <text:a xlink:href="https://en.wiktionary.org/wiki/scratch" xlink:type="simple">scratch</text:a></text:p>
          </table:table-cell>
          <table:table-cell office:value-type="string" calcext:value-type="string">
            <text:p><text:a xlink:href="https://en.wiktionary.org/wiki/Reconstruction:Proto-Indo-European/gerbʰ-" xlink:type="simple">*gerbʰ-</text:a></text:p>
          </table:table-cell>
          <table:table-cell table:style-name="ce8"/>
          <table:table-cell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to <text:a xlink:href="https://en.wiktionary.org/wiki/dig" xlink:type="simple">dig</text:a></text:p>
          </table:table-cell>
          <table:table-cell office:value-type="string" calcext:value-type="string">
            <text:p><text:a xlink:href="https://en.wiktionary.org/wiki/Reconstruction:Proto-Indo-European/dʰeygʷ-" xlink:type="simple">*dʰeygʷ-</text:a></text:p>
          </table:table-cell>
          <table:table-cell table:style-name="ce8"/>
          <table:table-cell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to <text:a xlink:href="https://en.wiktionary.org/wiki/swim" xlink:type="simple">swim</text:a></text:p>
          </table:table-cell>
          <table:table-cell office:value-type="string" calcext:value-type="string">
            <text:p><text:a xlink:href="https://en.wiktionary.org/wiki/Reconstruction:Proto-Indo-European/(s)neh₂-" xlink:type="simple">*(s)neh₂-</text:a></text:p>
          </table:table-cell>
          <table:table-cell table:style-name="ce8"/>
          <table:table-cell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to <text:a xlink:href="https://en.wiktionary.org/wiki/fly" xlink:type="simple">fly</text:a></text:p>
          </table:table-cell>
          <table:table-cell office:value-type="string" calcext:value-type="string">
            <text:p><text:a xlink:href="https://en.wiktionary.org/wiki/Reconstruction:Proto-Indo-European/peth₂-" xlink:type="simple">*peth₂-</text:a>, <text:a xlink:href="https://en.wiktionary.org/w/index.php?title=Reconstruction:Proto-Indo-European/gʷel-&amp;action=edit&amp;redlink=1" xlink:type="simple">*gʷel-</text:a></text:p>
          </table:table-cell>
          <table:table-cell table:style-name="ce8"/>
          <table:table-cell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to <text:a xlink:href="https://en.wiktionary.org/wiki/walk" xlink:type="simple">walk</text:a></text:p>
          </table:table-cell>
          <table:table-cell office:value-type="string" calcext:value-type="string">
            <text:p><text:a xlink:href="https://en.wiktionary.org/w/index.php?title=Reconstruction:Proto-Indo-European/gʰredʰ-&amp;action=edit&amp;redlink=1" xlink:type="simple">*gʰredʰ-</text:a></text:p>
          </table:table-cell>
          <table:table-cell office:value-type="string" calcext:value-type="string">
            <text:p><text:a xlink:href="https://en.wiktionary.org/wiki/Reconstruction:Proto-Indo-Iranian/pádyati" xlink:type="simple">*pádyati</text:a></text:p>
          </table:table-cell>
          <table:table-cell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to <text:a xlink:href="https://en.wiktionary.org/wiki/come" xlink:type="simple">come</text:a></text:p>
          </table:table-cell>
          <table:table-cell office:value-type="string" calcext:value-type="string">
            <text:p><text:a xlink:href="https://en.wiktionary.org/wiki/Reconstruction:Proto-Indo-European/gʷémt" xlink:type="simple">*gʷémt</text:a>, <text:a xlink:href="https://en.wiktionary.org/wiki/Reconstruction:Proto-Indo-European/gʷm̥sḱéti" xlink:type="simple">*gʷm̥sḱéti</text:a>, <text:a xlink:href="https://en.wiktionary.org/wiki/Reconstruction:Proto-Indo-European/gʷeh₂-" xlink:type="simple">*gʷeh₂-</text:a></text:p>
          </table:table-cell>
          <table:table-cell table:style-name="ce8"/>
          <table:table-cell/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string" calcext:value-type="string">
            <text:p>to <text:a xlink:href="https://en.wiktionary.org/wiki/lie" xlink:type="simple">lie</text:a> (as in a bed)</text:p>
          </table:table-cell>
          <table:table-cell office:value-type="string" calcext:value-type="string">
            <text:p><text:a xlink:href="https://en.wiktionary.org/wiki/Reconstruction:Proto-Indo-European/légʰyeti" xlink:type="simple">*légʰyeti</text:a>, <text:a xlink:href="https://en.wiktionary.org/wiki/Reconstruction:Proto-Indo-European/ḱéytor" xlink:type="simple">*ḱéytor</text:a></text:p>
          </table:table-cell>
          <table:table-cell table:style-name="ce8"/>
          <table:table-cell/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string" calcext:value-type="string">
            <text:p>to <text:a xlink:href="https://en.wiktionary.org/wiki/sit" xlink:type="simple">sit</text:a></text:p>
          </table:table-cell>
          <table:table-cell office:value-type="string" calcext:value-type="string">
            <text:p><text:a xlink:href="https://en.wiktionary.org/wiki/Reconstruction:Proto-Indo-European/sédt" xlink:type="simple">*sédt</text:a>, <text:a xlink:href="https://en.wiktionary.org/wiki/Reconstruction:Proto-Indo-European/sísdeti" xlink:type="simple">*sísdeti</text:a></text:p>
          </table:table-cell>
          <table:table-cell office:value-type="string" calcext:value-type="string">
            <text:p><text:a xlink:href="https://en.wiktionary.org/wiki/Reconstruction:Proto-Indo-Iranian/síždati" xlink:type="simple">*síždati</text:a></text:p>
          </table:table-cell>
          <table:table-cell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to <text:a xlink:href="https://en.wiktionary.org/wiki/stand" xlink:type="simple">stand</text:a></text:p>
          </table:table-cell>
          <table:table-cell office:value-type="string" calcext:value-type="string">
            <text:p><text:a xlink:href="https://en.wiktionary.org/wiki/Reconstruction:Proto-Indo-European/stéh₂t" xlink:type="simple">*stéh₂t</text:a>, <text:a xlink:href="https://en.wiktionary.org/wiki/Reconstruction:Proto-Indo-European/stestóh₂e" xlink:type="simple">*stestóh₂e</text:a>, <text:a xlink:href="https://en.wiktionary.org/wiki/Reconstruction:Proto-Indo-European/stísteh₂ti" xlink:type="simple">*stísteh₂ti</text:a></text:p>
          </table:table-cell>
          <table:table-cell office:value-type="string" calcext:value-type="string">
            <text:p><text:a xlink:href="https://en.wiktionary.org/w/index.php?title=Reconstruction:Proto-Indo-Iranian/stíštaHti&amp;action=edit&amp;redlink=1" xlink:type="simple">*stíštaHti</text:a></text:p>
          </table:table-cell>
          <table:table-cell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to <text:a xlink:href="https://en.wiktionary.org/wiki/turn" xlink:type="simple">turn</text:a> (intransitive)</text:p>
          </table:table-cell>
          <table:table-cell office:value-type="string" calcext:value-type="string">
            <text:p><text:a xlink:href="https://en.wiktionary.org/wiki/Reconstruction:Proto-Indo-European/wértti" xlink:type="simple">*wértti</text:a></text:p>
          </table:table-cell>
          <table:table-cell table:style-name="ce8"/>
          <table:table-cell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to <text:a xlink:href="https://en.wiktionary.org/wiki/fall" xlink:type="simple">fall</text:a></text:p>
          </table:table-cell>
          <table:table-cell office:value-type="string" calcext:value-type="string">
            <text:p><text:a xlink:href="https://en.wiktionary.org/wiki/Reconstruction:Proto-Indo-European/ḱh₂d-" xlink:type="simple">*ḱh₂d-</text:a></text:p>
          </table:table-cell>
          <table:table-cell table:style-name="ce8"/>
          <table:table-cell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string" calcext:value-type="string">
            <text:p>to <text:a xlink:href="https://en.wiktionary.org/wiki/give" xlink:type="simple">give</text:a></text:p>
          </table:table-cell>
          <table:table-cell office:value-type="string" calcext:value-type="string">
            <text:p><text:a xlink:href="https://en.wiktionary.org/wiki/Reconstruction:Proto-Indo-European/déh₃t" xlink:type="simple">*déh₃t</text:a>, <text:a xlink:href="https://en.wiktionary.org/wiki/Reconstruction:Proto-Indo-European/dédeh₃ti" xlink:type="simple">*dédeh₃ti</text:a></text:p>
          </table:table-cell>
          <table:table-cell office:value-type="string" calcext:value-type="string">
            <text:p><text:a xlink:href="https://en.wiktionary.org/wiki/Reconstruction:Proto-Indo-Iranian/dádaHti" xlink:type="simple">*dádaHti</text:a></text:p>
          </table:table-cell>
          <table:table-cell/>
        </table:table-row>
        <table:table-row table:style-name="ro5">
          <table:table-cell office:value-type="float" office:value="129" calcext:value-type="float">
            <text:p>129</text:p>
          </table:table-cell>
          <table:table-cell office:value-type="string" calcext:value-type="string">
            <text:p>to <text:a xlink:href="https://en.wiktionary.org/wiki/hold" xlink:type="simple">hold</text:a></text:p>
          </table:table-cell>
          <table:table-cell office:value-type="string" calcext:value-type="string">
            <text:p><text:a xlink:href="https://en.wiktionary.org/wiki/Reconstruction:Proto-Indo-European/segʰ-" xlink:type="simple">*segʰ-</text:a></text:p>
          </table:table-cell>
          <table:table-cell office:value-type="string" calcext:value-type="string">
            <text:p><text:a xlink:href="https://en.wiktionary.org/wiki/Reconstruction:Proto-Indo-Iranian/dʰárati" xlink:type="simple">*dʰárati</text:a>, <text:a xlink:href="https://en.wiktionary.org/wiki/Reconstruction:Proto-Indo-Iranian/dʰāráyati" xlink:type="simple">*dʰāráyati</text:a></text:p>
          </table:table-cell>
          <table:table-cell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to <text:a xlink:href="https://en.wiktionary.org/wiki/squeeze" xlink:type="simple">squeeze</text:a>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to <text:a xlink:href="https://en.wiktionary.org/wiki/rub" xlink:type="simple">rub</text:a></text:p>
          </table:table-cell>
          <table:table-cell office:value-type="string" calcext:value-type="string">
            <text:p><text:a xlink:href="https://en.wiktionary.org/wiki/Reconstruction:Proto-Indo-European/melh₂-" xlink:type="simple">*melh₂-</text:a></text:p>
          </table:table-cell>
          <table:table-cell table:style-name="ce8"/>
          <table:table-cell/>
        </table:table-row>
        <table:table-row table:style-name="ro5">
          <table:table-cell office:value-type="float" office:value="132" calcext:value-type="float">
            <text:p>132</text:p>
          </table:table-cell>
          <table:table-cell office:value-type="string" calcext:value-type="string">
            <text:p>to <text:a xlink:href="https://en.wiktionary.org/wiki/wash" xlink:type="simple">wash</text:a></text:p>
          </table:table-cell>
          <table:table-cell office:value-type="string" calcext:value-type="string">
            <text:p><text:a xlink:href="https://en.wiktionary.org/wiki/Reconstruction:Proto-Indo-European/lewh₃-" xlink:type="simple">*lewh₃-</text:a>, <text:a xlink:href="https://en.wiktionary.org/wiki/Reconstruction:Proto-Indo-European/neygʷ-" xlink:type="simple">*neygʷ-</text:a></text:p>
          </table:table-cell>
          <table:table-cell table:style-name="ce8"/>
          <table:table-cell/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to <text:a xlink:href="https://en.wiktionary.org/wiki/wipe" xlink:type="simple">wipe</text:a>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to <text:a xlink:href="https://en.wiktionary.org/wiki/pull" xlink:type="simple">pull</text:a></text:p>
          </table:table-cell>
          <table:table-cell office:value-type="string" calcext:value-type="string">
            <text:p><text:a xlink:href="https://en.wiktionary.org/w/index.php?title=Reconstruction:Proto-Indo-European/tragʰ-&amp;action=edit&amp;redlink=1" xlink:type="simple">*tragʰ-</text:a></text:p>
          </table:table-cell>
          <table:table-cell table:style-name="ce8"/>
          <table:table-cell/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to <text:a xlink:href="https://en.wiktionary.org/wiki/push" xlink:type="simple">push</text:a>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to <text:a xlink:href="https://en.wiktionary.org/wiki/throw" xlink:type="simple">throw</text:a></text:p>
          </table:table-cell>
          <table:table-cell office:value-type="string" calcext:value-type="string">
            <text:p><text:a xlink:href="https://en.wiktionary.org/wiki/Reconstruction:Proto-Indo-European/swep-" xlink:type="simple">*swep-</text:a></text:p>
          </table:table-cell>
          <table:table-cell table:style-name="ce8"/>
          <table:table-cell/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to <text:a xlink:href="https://en.wiktionary.org/wiki/tie" xlink:type="simple">tie</text:a>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to <text:a xlink:href="https://en.wiktionary.org/wiki/sew" xlink:type="simple">sew</text:a></text:p>
          </table:table-cell>
          <table:table-cell office:value-type="string" calcext:value-type="string">
            <text:p><text:a xlink:href="https://en.wiktionary.org/w/index.php?title=Reconstruction:Proto-Indo-European/syuh₁-&amp;action=edit&amp;redlink=1" xlink:type="simple">*syuh₁-</text:a></text:p>
          </table:table-cell>
          <table:table-cell table:style-name="ce8"/>
          <table:table-cell/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string" calcext:value-type="string">
            <text:p>to <text:a xlink:href="https://en.wiktionary.org/wiki/count" xlink:type="simple">count</text:a></text:p>
          </table:table-cell>
          <table:table-cell office:value-type="string" calcext:value-type="string">
            <text:p><text:a xlink:href="https://en.wiktionary.org/w/index.php?title=Reconstruction:Proto-Indo-European/dol-&amp;action=edit&amp;redlink=1" xlink:type="simple">*dol-</text:a>, <text:a xlink:href="https://en.wiktionary.org/w/index.php?title=Reconstruction:Proto-Indo-European/del-&amp;action=edit&amp;redlink=1" xlink:type="simple">*del-</text:a></text:p>
          </table:table-cell>
          <table:table-cell table:style-name="ce8"/>
          <table:table-cell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to <text:a xlink:href="https://en.wiktionary.org/wiki/say" xlink:type="simple">say</text:a></text:p>
          </table:table-cell>
          <table:table-cell office:value-type="string" calcext:value-type="string">
            <text:p><text:a xlink:href="https://en.wiktionary.org/wiki/Reconstruction:Proto-Indo-European/sekʷ-" xlink:type="simple">*sekʷ-</text:a>, <text:a xlink:href="https://en.wiktionary.org/wiki/Reconstruction:Proto-Indo-European/wéwket" xlink:type="simple">*wéwket</text:a></text:p>
          </table:table-cell>
          <table:table-cell office:value-type="string" calcext:value-type="string">
            <text:p><text:a xlink:href="https://en.wiktionary.org/wiki/Reconstruction:Proto-Indo-Iranian/Háwǰʰati" xlink:type="simple">*Háwǰʰati</text:a>, <text:a xlink:href="https://en.wiktionary.org/w/index.php?title=Reconstruction:Proto-Indo-Iranian/wákti&amp;action=edit&amp;redlink=1" xlink:type="simple">*wákti</text:a>, <text:a xlink:href="https://en.wiktionary.org/wiki/Reconstruction:Proto-Indo-Iranian/mráwHti" xlink:type="simple">*mráwHti</text:a></text:p>
          </table:table-cell>
          <table:table-cell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to <text:a xlink:href="https://en.wiktionary.org/wiki/sing" xlink:type="simple">sing</text:a></text:p>
          </table:table-cell>
          <table:table-cell office:value-type="string" calcext:value-type="string">
            <text:p><text:a xlink:href="https://en.wiktionary.org/wiki/Reconstruction:Proto-Indo-European/kan-" xlink:type="simple">*kan-</text:a></text:p>
          </table:table-cell>
          <table:table-cell office:value-type="string" calcext:value-type="string">
            <text:p><text:a xlink:href="https://en.wiktionary.org/w/index.php?title=Reconstruction:Proto-Indo-Iranian/gáHyati&amp;action=edit&amp;redlink=1" xlink:type="simple">*gáHyati</text:a></text:p>
          </table:table-cell>
          <table:table-cell/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to <text:a xlink:href="https://en.wiktionary.org/wiki/play" xlink:type="simple">play</text:a>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to <text:a xlink:href="https://en.wiktionary.org/wiki/float" xlink:type="simple">float</text:a></text:p>
          </table:table-cell>
          <table:table-cell office:value-type="string" calcext:value-type="string">
            <text:p><text:a xlink:href="https://en.wiktionary.org/wiki/Reconstruction:Proto-Indo-European/plew-" xlink:type="simple">*plew-</text:a></text:p>
          </table:table-cell>
          <table:table-cell table:style-name="ce8"/>
          <table:table-cell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to <text:a xlink:href="https://en.wiktionary.org/wiki/flow" xlink:type="simple">flow</text:a></text:p>
          </table:table-cell>
          <table:table-cell office:value-type="string" calcext:value-type="string">
            <text:p><text:a xlink:href="https://en.wiktionary.org/wiki/Reconstruction:Proto-Indo-European/plew-" xlink:type="simple">*plew-</text:a></text:p>
          </table:table-cell>
          <table:table-cell table:style-name="ce8"/>
          <table:table-cell/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to <text:a xlink:href="https://en.wiktionary.org/wiki/freeze" xlink:type="simple">freeze</text:a></text:p>
          </table:table-cell>
          <table:table-cell office:value-type="string" calcext:value-type="string">
            <text:p><text:a xlink:href="https://en.wiktionary.org/wiki/Reconstruction:Proto-Indo-European/gel-" xlink:type="simple">*gel-</text:a></text:p>
          </table:table-cell>
          <table:table-cell table:style-name="ce8"/>
          <table:table-cell/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string" calcext:value-type="string">
            <text:p>to <text:a xlink:href="https://en.wiktionary.org/wiki/swell" xlink:type="simple">swell</text:a></text:p>
          </table:table-cell>
          <table:table-cell office:value-type="string" calcext:value-type="string">
            <text:p><text:a xlink:href="https://en.wiktionary.org/wiki/Reconstruction:Proto-Indo-European/tewh₂-" xlink:type="simple">*tewh₂-</text:a></text:p>
          </table:table-cell>
          <table:table-cell table:style-name="ce8"/>
          <table:table-cell/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sun" xlink:type="simple">sun</text:a></text:p>
          </table:table-cell>
          <table:table-cell office:value-type="string" calcext:value-type="string">
            <text:p><text:a xlink:href="https://en.wiktionary.org/wiki/Reconstruction:Proto-Indo-European/sóh₂wl̥" xlink:type="simple">*sóh₂wl̥</text:a></text:p>
          </table:table-cell>
          <table:table-cell office:value-type="string" calcext:value-type="string">
            <text:p><text:a xlink:href="https://en.wiktionary.org/wiki/Reconstruction:Proto-Indo-Iranian/súHar" xlink:type="simple">*súHar</text:a></text:p>
          </table:table-cell>
          <table:table-cell/>
        </table:table-row>
        <table:table-row table:style-name="ro5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en.wiktionary.org/wiki/moon" xlink:type="simple">moon</text:a></text:p>
          </table:table-cell>
          <table:table-cell office:value-type="string" calcext:value-type="string">
            <text:p><text:a xlink:href="https://en.wiktionary.org/wiki/Reconstruction:Proto-Indo-European/mḗh₁n̥s" xlink:type="simple">*mḗh₁n̥s</text:a>, <text:a xlink:href="https://en.wiktionary.org/wiki/Reconstruction:Proto-Indo-European/lówksneh₂" xlink:type="simple">*lówksneh₂</text:a></text:p>
          </table:table-cell>
          <table:table-cell office:value-type="string" calcext:value-type="string">
            <text:p><text:a xlink:href="https://en.wiktionary.org/wiki/Reconstruction:Proto-Indo-Iranian/mā́Has" xlink:type="simple">*mā́Has</text:a></text:p>
          </table:table-cell>
          <table:table-cell/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en.wiktionary.org/wiki/star" xlink:type="simple">star</text:a></text:p>
          </table:table-cell>
          <table:table-cell office:value-type="string" calcext:value-type="string">
            <text:p><text:a xlink:href="https://en.wiktionary.org/wiki/Reconstruction:Proto-Indo-European/h₂stḗr" xlink:type="simple">*h₂stḗr</text:a></text:p>
          </table:table-cell>
          <table:table-cell office:value-type="string" calcext:value-type="string">
            <text:p><text:a xlink:href="https://en.wiktionary.org/wiki/Reconstruction:Proto-Indo-Iranian/Hstā́" xlink:type="simple">*Hstā́</text:a></text:p>
          </table:table-cell>
          <table:table-cell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tionary.org/wiki/water" xlink:type="simple">water</text:a></text:p>
          </table:table-cell>
          <table:table-cell office:value-type="string" calcext:value-type="string">
            <text:p><text:a xlink:href="https://en.wiktionary.org/wiki/Reconstruction:Proto-Indo-European/h₂ekʷeh₂" xlink:type="simple">*h₂ekʷeh₂</text:a>, <text:a xlink:href="https://en.wiktionary.org/wiki/Reconstruction:Proto-Indo-European/h₂ep-" xlink:type="simple">*h₂ep-</text:a>, <text:a xlink:href="https://en.wiktionary.org/wiki/Reconstruction:Proto-Indo-European/wódr̥" xlink:type="simple">*wódr̥</text:a></text:p>
          </table:table-cell>
          <table:table-cell office:value-type="string" calcext:value-type="string">
            <text:p><text:a xlink:href="https://en.wiktionary.org/wiki/Reconstruction:Proto-Indo-Iranian/Hā́pš" xlink:type="simple">*Hā́pš</text:a></text:p>
          </table:table-cell>
          <table:table-cell/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en.wiktionary.org/wiki/rain" xlink:type="simple">rain</text:a></text:p>
          </table:table-cell>
          <table:table-cell office:value-type="string" calcext:value-type="string">
            <text:p><text:a xlink:href="https://en.wiktionary.org/w/index.php?title=Reconstruction:Proto-Indo-European/h₂ekmon&amp;action=edit&amp;redlink=1" xlink:type="simple">*h₂ekmon</text:a></text:p>
          </table:table-cell>
          <table:table-cell table:style-name="ce8"/>
          <table:table-cell/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en.wiktionary.org/wiki/river" xlink:type="simple">river</text:a></text:p>
          </table:table-cell>
          <table:table-cell office:value-type="string" calcext:value-type="string">
            <text:p><text:a xlink:href="https://en.wiktionary.org/wiki/Reconstruction:Proto-Indo-European/h₂ékʷeh₂" xlink:type="simple">*h₂ékʷeh₂</text:a></text:p>
          </table:table-cell>
          <table:table-cell table:style-name="ce8"/>
          <table:table-cell/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en.wiktionary.org/wiki/lake" xlink:type="simple">lake</text:a></text:p>
          </table:table-cell>
          <table:table-cell office:value-type="string" calcext:value-type="string">
            <text:p><text:a xlink:href="https://en.wiktionary.org/wiki/Reconstruction:Proto-Indo-European/h₂ep-" xlink:type="simple">*h₂ep-</text:a></text:p>
          </table:table-cell>
          <table:table-cell table:style-name="ce8"/>
          <table:table-cell/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en.wiktionary.org/wiki/sea" xlink:type="simple">sea</text:a></text:p>
          </table:table-cell>
          <table:table-cell office:value-type="string" calcext:value-type="string">
            <text:p><text:a xlink:href="https://en.wiktionary.org/wiki/Reconstruction:Proto-Indo-European/móri" xlink:type="simple">*móri</text:a></text:p>
          </table:table-cell>
          <table:table-cell table:style-name="ce8"/>
          <table:table-cell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en.wiktionary.org/wiki/salt" xlink:type="simple">salt</text:a></text:p>
          </table:table-cell>
          <table:table-cell office:value-type="string" calcext:value-type="string">
            <text:p><text:a xlink:href="https://en.wiktionary.org/wiki/Reconstruction:Proto-Indo-European/séh₂ls" xlink:type="simple">*séh₂ls</text:a></text:p>
          </table:table-cell>
          <table:table-cell table:style-name="ce8"/>
          <table:table-cell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tionary.org/wiki/stone" xlink:type="simple">stone</text:a></text:p>
          </table:table-cell>
          <table:table-cell office:value-type="string" calcext:value-type="string">
            <text:p><text:a xlink:href="https://en.wiktionary.org/wiki/Reconstruction:Proto-Indo-European/h₂éḱmō" xlink:type="simple">*h₂éḱmō</text:a></text:p>
          </table:table-cell>
          <table:table-cell table:style-name="ce8"/>
          <table:table-cell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en.wiktionary.org/wiki/sand" xlink:type="simple">sand</text:a></text:p>
          </table:table-cell>
          <table:table-cell office:value-type="string" calcext:value-type="string">
            <text:p><text:a xlink:href="https://en.wiktionary.org/w/index.php?title=Reconstruction:Proto-Indo-European/sámh₂dʰos&amp;action=edit&amp;redlink=1" xlink:type="simple">*sámh₂dʰos</text:a></text:p>
          </table:table-cell>
          <table:table-cell table:style-name="ce8"/>
          <table:table-cell/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en.wiktionary.org/wiki/dust" xlink:type="simple">dust</text:a></text:p>
          </table:table-cell>
          <table:table-cell office:value-type="string" calcext:value-type="string">
            <text:p><text:a xlink:href="https://en.wiktionary.org/wiki/Reconstruction:Proto-Indo-European/pers-" xlink:type="simple">*pers-</text:a></text:p>
          </table:table-cell>
          <table:table-cell table:style-name="ce8"/>
          <table:table-cell/>
        </table:table-row>
        <table:table-row table:style-name="ro5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tionary.org/wiki/earth" xlink:type="simple">earth</text:a></text:p>
          </table:table-cell>
          <table:table-cell office:value-type="string" calcext:value-type="string">
            <text:p><text:a xlink:href="https://en.wiktionary.org/wiki/Reconstruction:Proto-Indo-European/dʰéǵʰōm" xlink:type="simple">*dʰéǵʰōm</text:a></text:p>
          </table:table-cell>
          <table:table-cell office:value-type="string" calcext:value-type="string">
            <text:p><text:a xlink:href="https://en.wiktionary.org/w/index.php?title=Reconstruction:Proto-Indo-Iranian/ȷ́ʰžʰáHs&amp;action=edit&amp;redlink=1" xlink:type="simple">*ȷ́ʰžʰáHs</text:a>, <text:a xlink:href="https://en.wiktionary.org/wiki/Reconstruction:Proto-Indo-Iranian/bʰúHmiš" xlink:type="simple">*bʰúHmiš</text:a></text:p>
          </table:table-cell>
          <table:table-cell/>
        </table:table-row>
        <table:table-row table:style-name="ro5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cloud" xlink:type="simple">cloud</text:a></text:p>
          </table:table-cell>
          <table:table-cell office:value-type="string" calcext:value-type="string">
            <text:p><text:a xlink:href="https://en.wiktionary.org/wiki/Reconstruction:Proto-Indo-European/nébʰos" xlink:type="simple">*nébʰos</text:a></text:p>
          </table:table-cell>
          <table:table-cell office:value-type="string" calcext:value-type="string">
            <text:p><text:a xlink:href="https://en.wiktionary.org/wiki/Reconstruction:Proto-Indo-Iranian/Hmaygʰás" xlink:type="simple">*Hmaygʰás</text:a>, <text:a xlink:href="https://en.wiktionary.org/wiki/Reconstruction:Proto-Indo-Iranian/abʰrás" xlink:type="simple">*abʰrás</text:a></text:p>
          </table:table-cell>
          <table:table-cell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en.wiktionary.org/wiki/fog" xlink:type="simple">fog</text:a></text:p>
          </table:table-cell>
          <table:table-cell office:value-type="string" calcext:value-type="string">
            <text:p><text:a xlink:href="https://en.wiktionary.org/w/index.php?title=Reconstruction:Proto-Indo-European/snewdʰ-&amp;action=edit&amp;redlink=1" xlink:type="simple">*snewdʰ-</text:a></text:p>
          </table:table-cell>
          <table:table-cell office:value-type="string" calcext:value-type="string">
            <text:p><text:a xlink:href="https://en.wiktionary.org/wiki/Reconstruction:Proto-Indo-Iranian/dʰuHmás" xlink:type="simple">*dʰuHmás</text:a></text:p>
          </table:table-cell>
          <table:table-cell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en.wiktionary.org/wiki/sky" xlink:type="simple">sky</text:a></text:p>
          </table:table-cell>
          <table:table-cell office:value-type="string" calcext:value-type="string">
            <text:p><text:a xlink:href="https://en.wiktionary.org/wiki/Reconstruction:Proto-Indo-European/dyḗws" xlink:type="simple">*dyḗws</text:a></text:p>
          </table:table-cell>
          <table:table-cell office:value-type="string" calcext:value-type="string">
            <text:p><text:a xlink:href="https://en.wiktionary.org/wiki/Reconstruction:Proto-Indo-Iranian/dyā́wš" xlink:type="simple">*dyā́wš</text:a></text:p>
          </table:table-cell>
          <table:table-cell/>
        </table:table-row>
        <table:table-row table:style-name="ro5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en.wiktionary.org/wiki/wind" xlink:type="simple">wind</text:a></text:p>
          </table:table-cell>
          <table:table-cell office:value-type="string" calcext:value-type="string">
            <text:p><text:a xlink:href="https://en.wiktionary.org/w/index.php?title=Reconstruction:Proto-Indo-European/ḱewero-&amp;action=edit&amp;redlink=1" xlink:type="simple">*ḱewero-</text:a>, <text:a xlink:href="https://en.wiktionary.org/wiki/Reconstruction:Proto-Indo-European/h₂wéh₁n̥ts" xlink:type="simple">*h₂wéh₁n̥ts</text:a></text:p>
          </table:table-cell>
          <table:table-cell table:style-name="ce8"/>
          <table:table-cell/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en.wiktionary.org/wiki/snow" xlink:type="simple">snow</text:a></text:p>
          </table:table-cell>
          <table:table-cell office:value-type="string" calcext:value-type="string">
            <text:p><text:a xlink:href="https://en.wiktionary.org/wiki/Reconstruction:Proto-Indo-European/snóygʷʰos" xlink:type="simple">*snóygʷʰos</text:a></text:p>
          </table:table-cell>
          <table:table-cell table:style-name="ce8"/>
          <table:table-cell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en.wiktionary.org/wiki/ice" xlink:type="simple">ice</text:a></text:p>
          </table:table-cell>
          <table:table-cell office:value-type="string" calcext:value-type="string">
            <text:p><text:a xlink:href="https://en.wiktionary.org/w/index.php?title=Reconstruction:Proto-Indo-European/yeǵ-&amp;action=edit&amp;redlink=1" xlink:type="simple">*yeǵ-</text:a></text:p>
          </table:table-cell>
          <table:table-cell table:style-name="ce8"/>
          <table:table-cell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en.wiktionary.org/wiki/smoke" xlink:type="simple">smoke</text:a></text:p>
          </table:table-cell>
          <table:table-cell office:value-type="string" calcext:value-type="string">
            <text:p><text:a xlink:href="https://en.wiktionary.org/wiki/Reconstruction:Proto-Indo-European/dʰuh₂mós" xlink:type="simple">*dʰuh₂mós</text:a></text:p>
          </table:table-cell>
          <table:table-cell office:value-type="string" calcext:value-type="string">
            <text:p><text:a xlink:href="https://en.wiktionary.org/wiki/Reconstruction:Proto-Indo-Iranian/dʰuHmás" xlink:type="simple">*dʰuHmás</text:a></text:p>
          </table:table-cell>
          <table:table-cell/>
        </table:table-row>
        <table:table-row table:style-name="ro6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en.wiktionary.org/wiki/fire" xlink:type="simple">fire</text:a></text:p>
          </table:table-cell>
          <table:table-cell office:value-type="string" calcext:value-type="string">
            <text:p><text:a xlink:href="https://en.wiktionary.org/w/index.php?title=Reconstruction:Proto-Indo-European/h₁eh₂ter-&amp;action=edit&amp;redlink=1" xlink:type="simple">*h₁eh₂ter-</text:a>, <text:a xlink:href="https://en.wiktionary.org/wiki/Reconstruction:Proto-Indo-European/h₁n̥gʷnis" xlink:type="simple">*h₁n̥gʷnis</text:a>, <text:a xlink:href="https://en.wiktionary.org/wiki/Reconstruction:Proto-Indo-European/péh₂wr̥" xlink:type="simple">*péh₂wr̥</text:a></text:p>
          </table:table-cell>
          <table:table-cell office:value-type="string" calcext:value-type="string">
            <text:p><text:a xlink:href="https://en.wiktionary.org/w/index.php?title=Reconstruction:Proto-Indo-Iranian/Hagníš&amp;action=edit&amp;redlink=1" xlink:type="simple">*Hagníš</text:a> (Indo-Aryan), <text:a xlink:href="https://en.wiktionary.org/w/index.php?title=Reconstruction:Proto-Indo-Iranian/HaHtar-&amp;action=edit&amp;redlink=1" xlink:type="simple">*HaHtar-</text:a> (Iranian)</text:p>
          </table:table-cell>
          <table:table-cell/>
        </table:table-row>
        <table:table-row table:style-name="ro5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en.wiktionary.org/wiki/ash" xlink:type="simple">ash</text:a></text:p>
          </table:table-cell>
          <table:table-cell office:value-type="string" calcext:value-type="string">
            <text:p><text:a xlink:href="https://en.wiktionary.org/w/index.php?title=Reconstruction:Proto-Indo-European/h₃és-no-&amp;action=edit&amp;redlink=1" xlink:type="simple">*h₃és-no-</text:a>, <text:a xlink:href="https://en.wiktionary.org/w/index.php?title=Reconstruction:Proto-Indo-European/h₃és-i-&amp;action=edit&amp;redlink=1" xlink:type="simple">*h₃és-i-</text:a></text:p>
          </table:table-cell>
          <table:table-cell table:style-name="ce8"/>
          <table:table-cell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to <text:a xlink:href="https://en.wiktionary.org/wiki/burn" xlink:type="simple">burn</text:a></text:p>
          </table:table-cell>
          <table:table-cell office:value-type="string" calcext:value-type="string">
            <text:p><text:a xlink:href="https://en.wiktionary.org/wiki/Reconstruction:Proto-Indo-European/dʰegʷʰ-" xlink:type="simple">*dʰegʷʰ-</text:a>, <text:a xlink:href="https://en.wiktionary.org/w/index.php?title=Reconstruction:Proto-Indo-European/swel-&amp;action=edit&amp;redlink=1" xlink:type="simple">*swel-</text:a>, <text:a xlink:href="https://en.wiktionary.org/wiki/Reconstruction:Proto-Indo-European/h₁ews-" xlink:type="simple">*h₁ews-</text:a></text:p>
          </table:table-cell>
          <table:table-cell table:style-name="ce8"/>
          <table:table-cell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en.wiktionary.org/wiki/road" xlink:type="simple">road</text:a></text:p>
          </table:table-cell>
          <table:table-cell office:value-type="string" calcext:value-type="string">
            <text:p><text:a xlink:href="https://en.wiktionary.org/wiki/Reconstruction:Proto-Indo-European/pónth₁s" xlink:type="simple">*pónth₁s</text:a></text:p>
          </table:table-cell>
          <table:table-cell table:style-name="ce8"/>
          <table:table-cell/>
        </table:table-row>
        <table:table-row table:style-name="ro5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en.wiktionary.org/wiki/mountain" xlink:type="simple">mountain</text:a></text:p>
          </table:table-cell>
          <table:table-cell office:value-type="string" calcext:value-type="string">
            <text:p><text:a xlink:href="https://en.wiktionary.org/wiki/Reconstruction:Proto-Indo-European/men-" xlink:type="simple">*men-</text:a>, <text:a xlink:href="https://en.wiktionary.org/wiki/Reconstruction:Proto-Indo-European/bʰerǵʰ-" xlink:type="simple">*bʰerǵʰ-</text:a></text:p>
          </table:table-cell>
          <table:table-cell office:value-type="string" calcext:value-type="string">
            <text:p><text:a xlink:href="https://en.wiktionary.org/wiki/Reconstruction:Proto-Indo-Iranian/gr̥Híš" xlink:type="simple">*gr̥Híš</text:a>, <text:a xlink:href="https://en.wiktionary.org/wiki/Reconstruction:Proto-Indo-Iranian/párwatas" xlink:type="simple">*párwatas</text:a></text:p>
          </table:table-cell>
          <table:table-cell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en.wiktionary.org/wiki/red" xlink:type="simple">red</text:a></text:p>
          </table:table-cell>
          <table:table-cell office:value-type="string" calcext:value-type="string">
            <text:p><text:a xlink:href="https://en.wiktionary.org/wiki/Reconstruction:Proto-Indo-European/h₁rewdʰ-" xlink:type="simple">*h₁rewdʰós</text:a></text:p>
          </table:table-cell>
          <table:table-cell office:value-type="string" calcext:value-type="string">
            <text:p><text:a xlink:href="https://en.wiktionary.org/wiki/Reconstruction:Proto-Indo-Iranian/Hráwdʰitas" xlink:type="simple">*Hráwdʰitas</text:a>, <text:a xlink:href="https://en.wiktionary.org/w/index.php?title=Reconstruction:Proto-Indo-Iranian/Hrudʰrás&amp;action=edit&amp;redlink=1" xlink:type="simple">*Hrudʰrás</text:a>, <text:a xlink:href="https://en.wiktionary.org/w/index.php?title=Reconstruction:Proto-Indo-Iranian/ĉáwnas&amp;action=edit&amp;redlink=1" xlink:type="simple">*ĉáwnas</text:a></text:p>
          </table:table-cell>
          <table:table-cell/>
        </table:table-row>
        <table:table-row table:style-name="ro5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en.wiktionary.org/wiki/green" xlink:type="simple">green</text:a></text:p>
          </table:table-cell>
          <table:table-cell office:value-type="string" calcext:value-type="string">
            <text:p><text:a xlink:href="https://en.wiktionary.org/wiki/Reconstruction:Proto-Indo-European/ǵʰelh₃-" xlink:type="simple">*ǵʰelh₃-</text:a>, <text:a xlink:href="https://en.wiktionary.org/wiki/Reconstruction:Proto-Indo-European/gʰreh₁-" xlink:type="simple">*gʰreh₁-</text:a></text:p>
          </table:table-cell>
          <table:table-cell office:value-type="string" calcext:value-type="string">
            <text:p><text:a xlink:href="https://en.wiktionary.org/w/index.php?title=Reconstruction:Proto-Indo-Iranian/j́ʰáriš&amp;action=edit&amp;redlink=1" xlink:type="simple">*j́ʰáriš</text:a></text:p>
          </table:table-cell>
          <table:table-cell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en.wiktionary.org/wiki/yellow" xlink:type="simple">yellow</text:a></text:p>
          </table:table-cell>
          <table:table-cell office:value-type="string" calcext:value-type="string">
            <text:p><text:a xlink:href="https://en.wiktionary.org/wiki/Reconstruction:Proto-Indo-European/ǵʰelh₃-" xlink:type="simple">*ǵʰelh₃-</text:a></text:p>
          </table:table-cell>
          <table:table-cell table:style-name="ce8"/>
          <table:table-cell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en.wiktionary.org/wiki/white" xlink:type="simple">white</text:a></text:p>
          </table:table-cell>
          <table:table-cell office:value-type="string" calcext:value-type="string">
            <text:p><text:a xlink:href="https://en.wiktionary.org/wiki/Reconstruction:Proto-Indo-European/h₂elbʰós" xlink:type="simple">*h₂elbʰós</text:a></text:p>
          </table:table-cell>
          <table:table-cell office:value-type="string" calcext:value-type="string">
            <text:p><text:a xlink:href="https://en.wiktionary.org/wiki/Reconstruction:Proto-Indo-Iranian/ćwaytás" xlink:type="simple">*ćwaytás</text:a></text:p>
          </table:table-cell>
          <table:table-cell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en.wiktionary.org/wiki/black" xlink:type="simple">black</text:a></text:p>
          </table:table-cell>
          <table:table-cell office:value-type="string" calcext:value-type="string">
            <text:p><text:a xlink:href="https://en.wiktionary.org/w/index.php?title=Reconstruction:Proto-Indo-European/swordós&amp;action=edit&amp;redlink=1" xlink:type="simple">*swordós</text:a>, <text:a xlink:href="https://en.wiktionary.org/wiki/Reconstruction:Proto-Indo-European/h₂ems-" xlink:type="simple">*h₂ems-</text:a>, <text:a xlink:href="https://en.wiktionary.org/wiki/Reconstruction:Proto-Indo-European/kr̥snós" xlink:type="simple">*kr̥snós</text:a></text:p>
          </table:table-cell>
          <table:table-cell office:value-type="string" calcext:value-type="string">
            <text:p><text:a xlink:href="https://en.wiktionary.org/wiki/Reconstruction:Proto-Indo-Iranian/kr̥šnás" xlink:type="simple">*kr̥šnás</text:a>, <text:a xlink:href="https://en.wiktionary.org/wiki/Reconstruction:Proto-Indo-Iranian/ćyaHwás" xlink:type="simple">*ćyaHwás</text:a></text:p>
          </table:table-cell>
          <table:table-cell/>
        </table:table-row>
        <table:table-row table:style-name="ro5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tionary.org/wiki/night" xlink:type="simple">night</text:a></text:p>
          </table:table-cell>
          <table:table-cell office:value-type="string" calcext:value-type="string">
            <text:p><text:a xlink:href="https://en.wiktionary.org/wiki/Reconstruction:Proto-Indo-European/nókʷts" xlink:type="simple">*nókʷts</text:a></text:p>
          </table:table-cell>
          <table:table-cell office:value-type="string" calcext:value-type="string">
            <text:p><text:a xlink:href="https://en.wiktionary.org/w/index.php?title=Reconstruction:Proto-Indo-Iranian/kšáp&amp;action=edit&amp;redlink=1" xlink:type="simple">*kšáp</text:a>, <text:a xlink:href="https://en.wiktionary.org/w/index.php?title=Reconstruction:Proto-Indo-Iranian/nákts&amp;action=edit&amp;redlink=1" xlink:type="simple">*nákts</text:a></text:p>
          </table:table-cell>
          <table:table-cell/>
        </table:table-row>
        <table:table-row table:style-name="ro5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day" xlink:type="simple">day</text:a></text:p>
          </table:table-cell>
          <table:table-cell office:value-type="string" calcext:value-type="string">
            <text:p><text:a xlink:href="https://en.wiktionary.org/w/index.php?title=Reconstruction:Proto-Indo-European/h₂eǵh-&amp;action=edit&amp;redlink=1" xlink:type="simple">*h₂eǵh-</text:a>, <text:a xlink:href="https://en.wiktionary.org/w/index.php?title=Reconstruction:Proto-Indo-European/dei-n-&amp;action=edit&amp;redlink=1" xlink:type="simple">*dei-n-</text:a></text:p>
          </table:table-cell>
          <table:table-cell table:style-name="ce8"/>
          <table:table-cell/>
        </table:table-row>
        <table:table-row table:style-name="ro5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en.wiktionary.org/wiki/year" xlink:type="simple">year</text:a></text:p>
          </table:table-cell>
          <table:table-cell office:value-type="string" calcext:value-type="string">
            <text:p><text:a xlink:href="https://en.wiktionary.org/wiki/Reconstruction:Proto-Indo-European/yeh₁-" xlink:type="simple">*yeh₁-</text:a>, <text:a xlink:href="https://en.wiktionary.org/wiki/Reconstruction:Proto-Indo-European/wétos" xlink:type="simple">*wétos</text:a></text:p>
          </table:table-cell>
          <table:table-cell office:value-type="string" calcext:value-type="string">
            <text:p><text:a xlink:href="https://en.wiktionary.org/wiki/Reconstruction:Proto-Indo-Iranian/ćarHáts" xlink:type="simple">*ćarHáts</text:a></text:p>
          </table:table-cell>
          <table:table-cell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en.wiktionary.org/wiki/warm" xlink:type="simple">warm</text:a></text:p>
          </table:table-cell>
          <table:table-cell office:value-type="string" calcext:value-type="string">
            <text:p><text:a xlink:href="https://en.wiktionary.org/wiki/Reconstruction:Proto-Indo-European/tep-" xlink:type="simple">*tep-</text:a>, <text:a xlink:href="https://en.wiktionary.org/wiki/Reconstruction:Proto-Indo-European/gʷʰer-" xlink:type="simple">*gʷʰer-</text:a></text:p>
          </table:table-cell>
          <table:table-cell table:style-name="ce8"/>
          <table:table-cell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en.wiktionary.org/wiki/cold" xlink:type="simple">cold</text:a></text:p>
          </table:table-cell>
          <table:table-cell office:value-type="string" calcext:value-type="string">
            <text:p><text:a xlink:href="https://en.wiktionary.org/wiki/Reconstruction:Proto-Indo-European/gel-" xlink:type="simple">*gel-</text:a></text:p>
          </table:table-cell>
          <table:table-cell office:value-type="string" calcext:value-type="string">
            <text:p><text:a xlink:href="https://en.wiktionary.org/wiki/Reconstruction:Proto-Indo-Iranian/ȷ́ʰimás" xlink:type="simple">*ȷ́ʰimás</text:a></text:p>
          </table:table-cell>
          <table:table-cell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en.wiktionary.org/wiki/full" xlink:type="simple">full</text:a></text:p>
          </table:table-cell>
          <table:table-cell office:value-type="string" calcext:value-type="string">
            <text:p><text:a xlink:href="https://en.wiktionary.org/wiki/Reconstruction:Proto-Indo-European/pl̥h₁nós" xlink:type="simple">*pl̥h₁nós</text:a></text:p>
          </table:table-cell>
          <table:table-cell office:value-type="string" calcext:value-type="string">
            <text:p><text:a xlink:href="https://en.wiktionary.org/wiki/Reconstruction:Proto-Indo-Iranian/pr̥Hnás" xlink:type="simple">*pr̥Hnás</text:a></text:p>
          </table:table-cell>
          <table:table-cell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en.wiktionary.org/wiki/new" xlink:type="simple">new</text:a></text:p>
          </table:table-cell>
          <table:table-cell office:value-type="string" calcext:value-type="string">
            <text:p><text:a xlink:href="https://en.wiktionary.org/wiki/Reconstruction:Proto-Indo-European/néwos" xlink:type="simple">*néwos</text:a></text:p>
          </table:table-cell>
          <table:table-cell office:value-type="string" calcext:value-type="string">
            <text:p><text:a xlink:href="https://en.wiktionary.org/wiki/Reconstruction:Proto-Indo-Iranian/náwas" xlink:type="simple">*náwas</text:a></text:p>
          </table:table-cell>
          <table:table-cell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tionary.org/wiki/old" xlink:type="simple">old</text:a></text:p>
          </table:table-cell>
          <table:table-cell office:value-type="string" calcext:value-type="string">
            <text:p><text:a xlink:href="https://en.wiktionary.org/wiki/Reconstruction:Proto-Indo-European/sénos" xlink:type="simple">*sénos</text:a></text:p>
          </table:table-cell>
          <table:table-cell office:value-type="string" calcext:value-type="string">
            <text:p><text:a xlink:href="https://en.wiktionary.org/w/index.php?title=Reconstruction:Proto-Indo-Iranian/ȷ́r̥Hnás&amp;action=edit&amp;redlink=1" xlink:type="simple">*ȷ́r̥Hnás</text:a></text:p>
          </table:table-cell>
          <table:table-cell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en.wiktionary.org/wiki/good" xlink:type="simple">good</text:a></text:p>
          </table:table-cell>
          <table:table-cell office:value-type="string" calcext:value-type="string">
            <text:p><text:a xlink:href="https://en.wiktionary.org/wiki/Reconstruction:Proto-Indo-European/bʰed-" xlink:type="simple">*bʰed-</text:a>, <text:a xlink:href="https://en.wiktionary.org/wiki/Reconstruction:Proto-Indo-European/h₁su-" xlink:type="simple">*h₁su-</text:a>, <text:a xlink:href="https://en.wiktionary.org/wiki/Reconstruction:Proto-Indo-European/h₁wésus" xlink:type="simple">*h₁wésus</text:a></text:p>
          </table:table-cell>
          <table:table-cell office:value-type="string" calcext:value-type="string">
            <text:p><text:a xlink:href="https://en.wiktionary.org/wiki/Reconstruction:Proto-Indo-Iranian/Hwásuš" xlink:type="simple">*Hwásuš</text:a>, <text:a xlink:href="https://en.wiktionary.org/wiki/Reconstruction:Proto-Indo-Iranian/ćriHrás" xlink:type="simple">*ćriHrás</text:a>, <text:a xlink:href="https://en.wiktionary.org/wiki/Reconstruction:Proto-Indo-Iranian/Hsu-" xlink:type="simple">*Hsu-</text:a></text:p>
          </table:table-cell>
          <table:table-cell/>
        </table:table-row>
        <table:table-row table:style-name="ro7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en.wiktionary.org/wiki/bad" xlink:type="simple">bad</text:a></text:p>
          </table:table-cell>
          <table:table-cell office:value-type="string" calcext:value-type="string">
            <text:p><text:a xlink:href="https://en.wiktionary.org/w/index.php?title=Reconstruction:Proto-Indo-European/h₂wap-&amp;action=edit&amp;redlink=1" xlink:type="simple">*h₂wap-</text:a>, <text:a xlink:href="https://en.wiktionary.org/wiki/Reconstruction:Proto-Indo-European/dus-" xlink:type="simple">*dus-</text:a></text:p>
          </table:table-cell>
          <table:table-cell office:value-type="string" calcext:value-type="string">
            <text:p><text:a xlink:href="https://en.wiktionary.org/wiki/Reconstruction:Proto-Indo-Iranian/ákas" xlink:type="simple">*ákas</text:a>, <text:a xlink:href="https://en.wiktionary.org/wiki/Reconstruction:Proto-Indo-Iranian/pāpás" xlink:type="simple">*pāpás</text:a>, <text:a xlink:href="https://en.wiktionary.org/wiki/Reconstruction:Proto-Indo-Iranian/Hagʰás" xlink:type="simple">*Hagʰás</text:a>, <text:a xlink:href="https://en.wiktionary.org/wiki/Reconstruction:Proto-Indo-Iranian/duš-" xlink:type="simple">*duš-</text:a></text:p>
          </table:table-cell>
          <table:table-cell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tionary.org/wiki/rotten" xlink:type="simple">rotten</text:a></text:p>
          </table:table-cell>
          <table:table-cell office:value-type="string" calcext:value-type="string">
            <text:p><text:a xlink:href="https://en.wiktionary.org/w/index.php?title=Reconstruction:Proto-Indo-European/pu-&amp;action=edit&amp;redlink=1" xlink:type="simple">*pu-</text:a></text:p>
          </table:table-cell>
          <table:table-cell table:style-name="ce8"/>
          <table:table-cell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en.wiktionary.org/wiki/dirty" xlink:type="simple">dirty</text:a></text:p>
          </table:table-cell>
          <table:table-cell office:value-type="string" calcext:value-type="string">
            <text:p><text:a xlink:href="https://en.wiktionary.org/w/index.php?title=Reconstruction:Proto-Indo-European/swerd-&amp;action=edit&amp;redlink=1" xlink:type="simple">*swerd-</text:a></text:p>
          </table:table-cell>
          <table:table-cell table:style-name="ce8"/>
          <table:table-cell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en.wiktionary.org/wiki/straight" xlink:type="simple">straight</text:a></text:p>
          </table:table-cell>
          <table:table-cell office:value-type="string" calcext:value-type="string">
            <text:p><text:a xlink:href="https://en.wiktionary.org/wiki/Reconstruction:Proto-Indo-European/h₃reǵtós" xlink:type="simple">*h₃reǵtós</text:a></text:p>
          </table:table-cell>
          <table:table-cell office:value-type="string" calcext:value-type="string">
            <text:p><text:a xlink:href="https://en.wiktionary.org/wiki/Reconstruction:Proto-Indo-Iranian/Hr̥ȷ́úš" xlink:type="simple">*Hr̥ȷ́úš</text:a></text:p>
          </table:table-cell>
          <table:table-cell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en.wiktionary.org/wiki/round" xlink:type="simple">round</text:a></text:p>
          </table:table-cell>
          <table:table-cell table:style-name="ce8" table:number-columns-repeated="2"/>
          <table:table-cell/>
        </table:table-row>
        <table:table-row table:style-name="ro5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en.wiktionary.org/wiki/sharp" xlink:type="simple">sharp</text:a> (as a knife)</text:p>
          </table:table-cell>
          <table:table-cell office:value-type="string" calcext:value-type="string">
            <text:p><text:a xlink:href="https://en.wiktionary.org/w/index.php?title=Reconstruction:Proto-Indo-European/h₁edʰ-&amp;action=edit&amp;redlink=1" xlink:type="simple">*h₁edʰ-</text:a>, <text:a xlink:href="https://en.wiktionary.org/wiki/Reconstruction:Proto-Indo-European/h₂ḱrós" xlink:type="simple">*h₂ḱrós</text:a></text:p>
          </table:table-cell>
          <table:table-cell office:value-type="string" calcext:value-type="string">
            <text:p><text:a xlink:href="https://en.wiktionary.org/w/index.php?title=Reconstruction:Proto-Indo-Iranian/tigmás&amp;action=edit&amp;redlink=1" xlink:type="simple">*tigmás</text:a></text:p>
          </table:table-cell>
          <table:table-cell/>
        </table:table-row>
        <table:table-row table:style-name="ro5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en.wiktionary.org/wiki/dull" xlink:type="simple">dull</text:a> (as a knife)</text:p>
          </table:table-cell>
          <table:table-cell office:value-type="string" calcext:value-type="string">
            <text:p><text:a xlink:href="https://en.wiktionary.org/w/index.php?title=Reconstruction:Proto-Indo-European/dʰwel-&amp;action=edit&amp;redlink=1" xlink:type="simple">*dʰwel-</text:a></text:p>
          </table:table-cell>
          <table:table-cell table:style-name="ce8"/>
          <table:table-cell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s://en.wiktionary.org/wiki/smooth" xlink:type="simple">smooth</text:a>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en.wiktionary.org/wiki/wet" xlink:type="simple">wet</text:a></text:p>
          </table:table-cell>
          <table:table-cell office:value-type="string" calcext:value-type="string">
            <text:p><text:a xlink:href="https://en.wiktionary.org/wiki/Reconstruction:Proto-Indo-European/wed-" xlink:type="simple">*wed-</text:a></text:p>
          </table:table-cell>
          <table:table-cell table:style-name="ce8"/>
          <table:table-cell/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en.wiktionary.org/wiki/dry" xlink:type="simple">dry</text:a></text:p>
          </table:table-cell>
          <table:table-cell office:value-type="string" calcext:value-type="string">
            <text:p><text:a xlink:href="https://en.wiktionary.org/wiki/Reconstruction:Proto-Indo-European/ters-" xlink:type="simple">*ters-</text:a></text:p>
          </table:table-cell>
          <table:table-cell office:value-type="string" calcext:value-type="string">
            <text:p><text:a xlink:href="https://en.wiktionary.org/wiki/Reconstruction:Proto-Indo-Iranian/Hsúškas" xlink:type="simple">*Hsúškas</text:a></text:p>
          </table:table-cell>
          <table:table-cell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en.wiktionary.org/wiki/correct" xlink:type="simple">correct</text:a></text:p>
          </table:table-cell>
          <table:table-cell office:value-type="string" calcext:value-type="string">
            <text:p><text:a xlink:href="https://en.wiktionary.org/wiki/Reconstruction:Proto-Indo-European/weh₁-" xlink:type="simple">*weh₁-</text:a></text:p>
          </table:table-cell>
          <table:table-cell office:value-type="string" calcext:value-type="string">
            <text:p><text:a xlink:href="https://en.wiktionary.org/wiki/Reconstruction:Proto-Indo-Iranian/Hr̥ȷ́úš" xlink:type="simple">*Hr̥ȷ́úš</text:a></text:p>
          </table:table-cell>
          <table:table-cell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en.wiktionary.org/wiki/near" xlink:type="simple">near</text:a></text:p>
          </table:table-cell>
          <table:table-cell office:value-type="string" calcext:value-type="string">
            <text:p><text:a xlink:href="https://en.wiktionary.org/w/index.php?title=Reconstruction:Proto-Indo-European/h₁opi&amp;action=edit&amp;redlink=1" xlink:type="simple">*h₁opi</text:a>, <text:a xlink:href="https://en.wiktionary.org/wiki/Reconstruction:Proto-Indo-European/h₁epi" xlink:type="simple">*h₁epi</text:a>, <text:a xlink:href="https://en.wiktionary.org/wiki/Reconstruction:Proto-Indo-European/h₂énti" xlink:type="simple">*h₂énti</text:a></text:p>
          </table:table-cell>
          <table:table-cell table:style-name="ce8"/>
          <table:table-cell/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en.wiktionary.org/wiki/far" xlink:type="simple">far</text:a></text:p>
          </table:table-cell>
          <table:table-cell office:value-type="string" calcext:value-type="string">
            <text:p><text:a xlink:href="https://en.wiktionary.org/wiki/Reconstruction:Proto-Indo-European/wi" xlink:type="simple">*wi</text:a></text:p>
          </table:table-cell>
          <table:table-cell table:style-name="ce8"/>
          <table:table-cell/>
        </table:table-row>
        <table:table-row table:style-name="ro4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en.wiktionary.org/wiki/right" xlink:type="simple">right</text:a></text:p>
          </table:table-cell>
          <table:table-cell office:value-type="string" calcext:value-type="string">
            <text:p><text:a xlink:href="https://en.wiktionary.org/wiki/Reconstruction:Proto-Indo-European/deḱs-" xlink:type="simple">*deḱs-</text:a></text:p>
          </table:table-cell>
          <table:table-cell office:value-type="string" calcext:value-type="string">
            <text:p><text:a xlink:href="https://en.wiktionary.org/wiki/Reconstruction:Proto-Indo-Iranian/dáćšinas" xlink:type="simple">*dáćšinas</text:a>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en.wiktionary.org/wiki/left" xlink:type="simple">left</text:a></text:p>
          </table:table-cell>
          <table:table-cell office:value-type="string" calcext:value-type="string">
            <text:p><text:a xlink:href="https://en.wiktionary.org/w/index.php?title=Reconstruction:Proto-Indo-European/leh₂ywós&amp;action=edit&amp;redlink=1" xlink:type="simple">*leh₂ywós</text:a></text:p>
          </table:table-cell>
          <table:table-cell office:value-type="string" calcext:value-type="string">
            <text:p><text:a xlink:href="https://en.wiktionary.org/wiki/Reconstruction:Proto-Indo-Iranian/sawyás" xlink:type="simple">*(H)sawyás</text:a></text:p>
          </table:table-cell>
          <table:table-cell/>
        </table:table-row>
        <table:table-row table:style-name="ro7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en.wiktionary.org/wiki/at" xlink:type="simple">at</text:a></text:p>
          </table:table-cell>
          <table:table-cell office:value-type="string" calcext:value-type="string">
            <text:p><text:a xlink:href="https://en.wiktionary.org/wiki/Reconstruction:Proto-Indo-European/h₁epi" xlink:type="simple">*h₁epi</text:a>, <text:a xlink:href="https://en.wiktionary.org/w/index.php?title=Reconstruction:Proto-Indo-European/opi&amp;action=edit&amp;redlink=1" xlink:type="simple">*opi</text:a>, <text:a xlink:href="https://en.wiktionary.org/wiki/Reconstruction:Proto-Indo-European/h₂éd" xlink:type="simple">*h₂éd</text:a>, <text:a xlink:href="https://en.wiktionary.org/w/index.php?title=Reconstruction:Proto-Indo-European/h₃ebʰi&amp;action=edit&amp;redlink=1" xlink:type="simple">*h₃ebʰi</text:a>, <text:a xlink:href="https://en.wiktionary.org/w/index.php?title=Reconstruction:Proto-Indo-European/h₃bʰi&amp;action=edit&amp;redlink=1" xlink:type="simple">*h₃bʰi</text:a></text:p>
          </table:table-cell>
          <table:table-cell table:style-name="ce8"/>
          <table:table-cell/>
        </table:table-row>
        <table:table-row table:style-name="ro5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en.wiktionary.org/wiki/in" xlink:type="simple">in</text:a></text:p>
          </table:table-cell>
          <table:table-cell office:value-type="string" calcext:value-type="string">
            <text:p><text:a xlink:href="https://en.wiktionary.org/wiki/Reconstruction:Proto-Indo-European/h₁en" xlink:type="simple">*h₁en</text:a>, <text:a xlink:href="https://en.wiktionary.org/wiki/Reconstruction:Proto-Indo-European/h₁en" xlink:type="simple">*h₁(e)ntér</text:a></text:p>
          </table:table-cell>
          <table:table-cell table:style-name="ce8"/>
          <table:table-cell/>
        </table:table-row>
        <table:table-row table:style-name="ro5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en.wiktionary.org/wiki/with" xlink:type="simple">with</text:a></text:p>
          </table:table-cell>
          <table:table-cell office:value-type="string" calcext:value-type="string">
            <text:p><text:a xlink:href="https://en.wiktionary.org/wiki/Reconstruction:Proto-Indo-European/ḱóm" xlink:type="simple">*ḱóm</text:a>, <text:a xlink:href="https://en.wiktionary.org/w/index.php?title=Reconstruction:Proto-Indo-European/pe&amp;action=edit&amp;redlink=1" xlink:type="simple">*pe</text:a>, <text:a xlink:href="https://en.wiktionary.org/wiki/Reconstruction:Proto-Indo-European/me" xlink:type="simple">*me</text:a></text:p>
          </table:table-cell>
          <table:table-cell table:style-name="ce8"/>
          <table:table-cell/>
        </table:table-row>
        <table:table-row table:style-name="ro5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en.wiktionary.org/wiki/and" xlink:type="simple">and</text:a></text:p>
          </table:table-cell>
          <table:table-cell office:value-type="string" calcext:value-type="string">
            <text:p><text:a xlink:href="https://en.wiktionary.org/wiki/Reconstruction:Proto-Indo-European/-kʷe" xlink:type="simple">*-kʷe</text:a>, <text:a xlink:href="https://en.wiktionary.org/wiki/Reconstruction:Proto-Indo-European/de" xlink:type="simple">*de</text:a>, <text:a xlink:href="https://en.wiktionary.org/wiki/Reconstruction:Proto-Indo-European/nu" xlink:type="simple">*nu</text:a>, <text:a xlink:href="https://en.wiktionary.org/wiki/Reconstruction:Proto-Indo-European/h₁é" xlink:type="simple">*h₁é</text:a></text:p>
          </table:table-cell>
          <table:table-cell office:value-type="string" calcext:value-type="string">
            <text:p><text:a xlink:href="https://en.wiktionary.org/wiki/Reconstruction:Proto-Indo-Iranian/-ča" xlink:type="simple">*-ča</text:a></text:p>
          </table:table-cell>
          <table:table-cell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en.wiktionary.org/wiki/if" xlink:type="simple">if</text:a>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en.wiktionary.org/wiki/because" xlink:type="simple">because</text:a>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en.wiktionary.org/wiki/name" xlink:type="simple">name</text:a></text:p>
          </table:table-cell>
          <table:table-cell office:value-type="string" calcext:value-type="string">
            <text:p><text:a xlink:href="https://en.wiktionary.org/wiki/Reconstruction:Proto-Indo-European/h₁nómn̥" xlink:type="simple">*h₁nómn̥</text:a></text:p>
          </table:table-cell>
          <table:table-cell office:value-type="string" calcext:value-type="string">
            <text:p><text:a xlink:href="https://en.wiktionary.org/wiki/Reconstruction:Proto-Indo-Iranian/Hnā́ma" xlink:type="simple">*Hnā́ma</text:a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DejaVu Sans" fo:language="en" fo:country="IN" style:font-name-asian="DejaVu Sans1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0:40:49.299373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6T10:44:36.086093338</meta:creation-date>
    <dc:date>2021-07-25T15:49:06.888152508</dc:date>
    <meta:editing-duration>P1DT12H58S</meta:editing-duration>
    <meta:editing-cycles>46</meta:editing-cycles>
    <meta:generator>LibreOffice/7.0.6.2$Linux_X86_64 LibreOffice_project/00$Build-2</meta:generator>
    <meta:document-statistic meta:table-count="2" meta:cell-count="9637" meta:object-count="0"/>
  </office:meta>
</office:document-meta>
</file>